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face style:name="Helvetica" svg:font-family="Helvetica" style:font-family-generic="swiss"/>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tyle="normal" fo:font-weight="normal" fo:background-color="#ffff00"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fo:background-color="#ffff00"/>
    </style:style>
    <style:style style:name="P7" style:family="paragraph" style:parent-style-name="Heading_20_3" style:list-style-name="List_20_1">
      <style:text-properties fo:background-color="#ffff00"/>
    </style:style>
    <style:style style:name="P8" style:family="paragraph" style:parent-style-name="Text_20_body">
      <style:text-properties fo:background-color="#ffff00"/>
    </style:style>
    <style:style style:name="P9" style:family="paragraph" style:parent-style-name="Standard">
      <style:paragraph-properties fo:margin-left="0in" fo:margin-right="0in" fo:text-indent="0in" style:auto-text-indent="false"/>
      <style:text-properties fo:language="cs" fo:country="CZ"/>
    </style:style>
    <style:style style:name="P10" style:family="paragraph" style:parent-style-name="Standard">
      <style:paragraph-properties fo:margin-left="0in" fo:margin-right="0in" fo:text-indent="0in" style:auto-text-indent="false"/>
      <style:text-properties fo:language="cs" fo:country="CZ" fo:background-color="#ffff00"/>
    </style:style>
    <style:style style:name="P11" style:family="paragraph" style:parent-style-name="Heading_20_2">
      <style:text-properties fo:language="cs" fo:country="CZ"/>
    </style:style>
    <style:style style:name="P12" style:family="paragraph" style:parent-style-name="Heading_20_1">
      <style:text-properties fo:font-style="normal" style:font-style-asian="normal" style:font-style-complex="normal"/>
    </style:style>
    <style:style style:name="P13" style:family="paragraph" style:parent-style-name="Standard">
      <style:text-properties fo:font-style="normal" fo:font-weight="normal" fo:background-color="#ffff00"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justify" style:justify-single-word="false"/>
    </style:style>
    <style:style style:name="P16" style:family="paragraph" style:parent-style-name="Standard">
      <style:text-properties fo:background-color="#ffff00"/>
    </style:style>
    <style:style style:name="P17" style:family="paragraph" style:parent-style-name="Standard">
      <style:text-properties fo:font-weight="normal" fo:background-color="#ffff00" style:font-weight-asian="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text-properties fo:background-color="#ffff00"/>
    </style:style>
    <style:style style:name="P21" style:family="paragraph" style:parent-style-name="Text_20_body">
      <style:text-properties fo:language="cs" fo:country="CZ"/>
    </style:style>
    <style:style style:name="P22" style:family="paragraph" style:parent-style-name="Text_20_body">
      <style:paragraph-properties fo:text-align="justify" style:justify-single-word="false"/>
      <style:text-properties fo:language="cs" fo:country="CZ" fo:font-style="normal" style:font-style-asian="normal" style:font-style-complex="normal"/>
    </style:style>
    <style:style style:name="P23" style:family="paragraph" style:parent-style-name="Standard">
      <style:paragraph-properties fo:margin-left="0in" fo:margin-right="0in" fo:text-indent="0in" style:auto-text-indent="false"/>
      <style:text-properties fo:language="cs" fo:country="CZ"/>
    </style:style>
    <style:style style:name="P24" style:family="paragraph" style:parent-style-name="Standard">
      <style:paragraph-properties fo:margin-left="0in" fo:margin-right="0in" fo:text-indent="0in" style:auto-text-indent="false"/>
      <style:text-properties fo:language="cs" fo:country="CZ" fo:background-color="#ffff00"/>
    </style:style>
    <style:style style:name="P25"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tyle-complex="normal"/>
    </style:style>
    <style:style style:name="P26"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ize-complex="11pt" style:font-style-complex="normal"/>
    </style:style>
    <style:style style:name="P27"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8" style:family="paragraph" style:parent-style-name="Heading_20_3" style:list-style-name="List_20_1"/>
    <style:style style:name="P29" style:family="paragraph" style:parent-style-name="Heading_20_3" style:list-style-name="List_20_1">
      <style:text-properties fo:background-color="#ffff00"/>
    </style:style>
    <style:style style:name="P30" style:family="paragraph" style:parent-style-name="Standard">
      <style:text-properties fo:font-style="normal" fo:font-weight="normal" fo:background-color="#ffff00" style:font-style-asian="normal" style:font-weight-asian="normal" style:font-style-complex="normal" style:font-weight-complex="normal"/>
    </style:style>
    <style:style style:name="P31" style:family="paragraph" style:parent-style-name="Standard">
      <style:text-properties fo:font-style="normal" style:font-style-asian="normal" style:font-style-complex="normal"/>
    </style:style>
    <style:style style:name="P32" style:family="paragraph" style:parent-style-name="Standard">
      <style:paragraph-properties fo:text-align="justify" style:justify-single-word="false"/>
      <style:text-properties fo:font-style="normal" style:font-style-asian="normal" style:font-style-complex="normal"/>
    </style:style>
    <style:style style:name="P33" style:family="paragraph" style:parent-style-name="Standard">
      <style:text-properties fo:background-color="#ffff00"/>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3">
      <style:text-properties fo:font-style="italic" style:font-style-asian="italic" style:font-style-complex="italic"/>
    </style:style>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7"/>
    <style:style style:name="P41" style:family="paragraph" style:parent-style-name="Standard">
      <style:paragraph-properties fo:text-align="start" style:justify-single-word="false"/>
    </style:style>
    <style:style style:name="P42" style:family="paragraph" style:parent-style-name="Standard">
      <style:text-properties fo:language="cs" fo:country="CZ"/>
    </style:style>
    <style:style style:name="P43" style:family="paragraph" style:parent-style-name="Standard" style:list-style-name="L10"/>
    <style:style style:name="P44" style:family="paragraph" style:parent-style-name="Standard">
      <style:paragraph-properties fo:margin-left="0in" fo:margin-right="0in" fo:text-indent="0in" style:auto-text-indent="false"/>
      <style:text-properties fo:language="cs" fo:country="CZ"/>
    </style:style>
    <style:style style:name="P45" style:family="paragraph" style:parent-style-name="Standard">
      <style:paragraph-properties fo:margin-left="0in" fo:margin-right="0in" fo:text-indent="0in" style:auto-text-indent="false"/>
      <style:text-properties fo:language="cs" fo:country="CZ" fo:background-color="#ffff00"/>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Heading_20_1">
      <style:text-properties fo:font-style="normal" style:font-style-asian="normal" style:font-style-complex="normal"/>
    </style:style>
    <style:style style:name="P49" style:family="paragraph" style:parent-style-name="Heading_20_1" style:list-style-name="List_20_1">
      <style:text-properties fo:font-style="normal" style:font-style-asian="normal" style:font-style-complex="normal"/>
    </style:style>
    <style:style style:name="P50" style:family="paragraph" style:parent-style-name="Heading_20_1" style:list-style-name="List_20_1"/>
    <style:style style:name="P51" style:family="paragraph" style:parent-style-name="Heading_20_1" style:list-style-name="List_20_1">
      <style:paragraph-properties fo:break-before="page"/>
    </style:style>
    <style:style style:name="P52" style:family="paragraph" style:parent-style-name="Heading_20_2">
      <style:text-properties fo:language="cs" fo:country="CZ"/>
    </style:style>
    <style:style style:name="P53" style:family="paragraph" style:parent-style-name="Heading_20_2" style:list-style-name="List_20_1">
      <style:text-properties fo:language="cs" fo:country="CZ"/>
    </style:style>
    <style:style style:name="P54" style:family="paragraph" style:parent-style-name="Heading_20_2" style:list-style-name="List_20_1"/>
    <style:style style:name="P55" style:family="paragraph" style:parent-style-name="Code">
      <style:paragraph-properties fo:margin-top="0in" fo:margin-bottom="0.1965in" fo:text-align="start" style:justify-single-word="false"/>
      <style:text-properties fo:font-style="normal" style:font-style-asian="normal" style:font-style-complex="normal"/>
    </style:style>
    <style:style style:name="P56" style:family="paragraph" style:parent-style-name="Heading_20_4" style:list-style-name="List_20_1"/>
    <style:style style:name="P57" style:family="paragraph" style:parent-style-name="Heading_20_4" style:list-style-name="List_20_1">
      <style:text-properties fo:language="cs" fo:country="CZ"/>
    </style:style>
    <style:style style:name="P58" style:family="paragraph" style:parent-style-name="Text_20_body">
      <style:text-properties fo:font-style="normal" style:font-style-asian="normal" style:font-style-complex="normal"/>
    </style:style>
    <style:style style:name="P59" style:family="paragraph" style:parent-style-name="Text_20_body" style:list-style-name="List_20_1"/>
    <style:style style:name="P60" style:family="paragraph" style:parent-style-name="Text_20_body">
      <style:text-properties fo:background-color="#ffff00"/>
    </style:style>
    <style:style style:name="P61" style:family="paragraph" style:parent-style-name="Text_20_body" style:list-style-name="List_20_1">
      <style:paragraph-properties fo:text-align="start" style:justify-single-word="false"/>
      <style:text-properties fo:background-color="#ffff00"/>
    </style:style>
    <style:style style:name="P62" style:family="paragraph" style:parent-style-name="Text_20_body" style:list-style-name="List_20_1">
      <style:paragraph-properties fo:text-align="start" style:justify-single-word="false"/>
    </style:style>
    <style:style style:name="P63" style:family="paragraph" style:parent-style-name="Text_20_body" style:list-style-name="L9"/>
    <style:style style:name="P64" style:family="paragraph" style:parent-style-name="Text_20_body">
      <style:text-properties fo:language="cs" fo:country="CZ"/>
    </style:style>
    <style:style style:name="P65" style:family="paragraph" style:parent-style-name="Text_20_body">
      <style:paragraph-properties fo:text-align="justify" style:justify-single-word="false"/>
      <style:text-properties fo:language="cs" fo:country="CZ" fo:font-style="normal" style:font-style-asian="normal" style:font-style-complex="normal"/>
    </style:style>
    <style:style style:name="P66" style:family="paragraph" style:parent-style-name="Heading_20_5" style:list-style-name="List_20_1"/>
    <style:style style:name="P67"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style style:name="T3" style:family="text">
      <style:text-properties fo:font-style="italic" style:font-style-asian="italic" style:font-style-complex="italic"/>
    </style:style>
    <style:style style:name="T4" style:family="text">
      <style:text-properties fo:font-style="normal" fo:font-weight="normal" fo:background-color="#ffff00"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ffff00"/>
    </style:style>
    <style:style style:name="T8" style:family="text">
      <style:text-properties fo:background-color="#ffff00" style:font-name-complex="Verdana"/>
    </style:style>
    <style:style style:name="T9" style:family="text">
      <style:text-properties fo:language="cs" fo:country="CZ"/>
    </style:style>
    <style:style style:name="T10" style:family="text">
      <style:text-properties fo:font-weight="normal" fo:background-color="#ffff00"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complex="Verdan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348126368">
          <text:format-change>
            <office:change-info>
              <dc:creator>Martin Andersen</dc:creator>
              <dc:date>2009-07-02T11:31:00</dc:date>
            </office:change-info>
          </text:format-change>
        </text:changed-region>
        <text:changed-region text:id="ct1153986976">
          <text:insertion>
            <office:change-info>
              <dc:creator>Martin Andersen</dc:creator>
              <dc:date>2009-07-02T10:40:00</dc:date>
            </office:change-info>
          </text:insertion>
        </text:changed-region>
        <text:changed-region text:id="ct1110645168">
          <text:insertion>
            <office:change-info>
              <dc:creator>Martin Andersen</dc:creator>
              <dc:date>2009-07-02T09:41:00</dc:date>
            </office:change-info>
          </text:insertion>
        </text:changed-region>
        <text:changed-region text:id="ct422047712">
          <text:deletion>
            <office:change-info>
              <dc:creator>Martin Andersen</dc:creator>
              <dc:date>2009-07-02T09:27:00</dc:date>
            </office:change-info>
            <text:p text:style-name="P1"/>
            <text:p text:style-name="P1"/>
          </text:deletion>
        </text:changed-region>
        <text:changed-region text:id="ct307698416">
          <text:deletion>
            <office:change-info>
              <dc:creator>Martin Andersen</dc:creator>
              <dc:date>2009-07-02T09:28:00</dc:date>
            </office:change-info>
            <text:p text:style-name="P1"/>
            <text:p text:style-name="P1"/>
          </text:deletion>
        </text:changed-region>
        <text:changed-region text:id="ct1185527968">
          <text:format-change>
            <office:change-info>
              <dc:creator>Martin Andersen</dc:creator>
              <dc:date>2009-07-02T09:45:00</dc:date>
            </office:change-info>
          </text:format-change>
        </text:changed-region>
        <text:changed-region text:id="ct1185258432">
          <text:deletion>
            <office:change-info>
              <dc:creator>Martin Andersen</dc:creator>
              <dc:date>2009-07-02T09:40:00</dc:date>
            </office:change-info>
            <text:p text:style-name="Text_20_body"><text:span text:style-name="DataType"><text:span text:style-name="T1"><text:s/></text:span></text:span></text:p>
          </text:deletion>
        </text:changed-region>
        <text:changed-region text:id="ct1121327360">
          <text:format-change>
            <office:change-info>
              <dc:creator>Martin Andersen</dc:creator>
              <dc:date>2009-07-02T09:45:00</dc:date>
            </office:change-info>
          </text:format-change>
        </text:changed-region>
        <text:changed-region text:id="ct1185908880">
          <text:insertion>
            <office:change-info>
              <dc:creator>Martin Andersen</dc:creator>
              <dc:date>2009-07-02T11:27:00</dc:date>
            </office:change-info>
          </text:insertion>
        </text:changed-region>
        <text:changed-region text:id="ct1121277712">
          <text:deletion>
            <office:change-info>
              <dc:creator>Martin Andersen</dc:creator>
              <dc:date>2009-07-02T11:27:00</dc:date>
            </office:change-info>
            <text:p text:style-name="P2">s</text:p>
          </text:deletion>
        </text:changed-region>
        <text:changed-region text:id="ct1158145968">
          <text:deletion>
            <office:change-info>
              <dc:creator>Martin Andersen</dc:creator>
              <dc:date>2009-07-02T11:27:00</dc:date>
            </office:change-info>
            <text:p text:style-name="P2">public main sections</text:p>
          </text:deletion>
        </text:changed-region>
        <text:changed-region text:id="ct384650848">
          <text:insertion>
            <office:change-info>
              <dc:creator>Martin Andersen</dc:creator>
              <dc:date>2009-07-02T11:27:00</dc:date>
            </office:change-info>
          </text:insertion>
        </text:changed-region>
        <text:changed-region text:id="ct1185859456">
          <text:deletion>
            <office:change-info>
              <dc:creator>Martin Andersen</dc:creator>
              <dc:date>2009-07-02T11:28:00</dc:date>
            </office:change-info>
            <text:p text:style-name="Text_20_body"><text:span text:style-name="DataType">JobIdentification</text:span></text:p>
          </text:deletion>
        </text:changed-region>
        <text:changed-region text:id="ct438493536">
          <text:insertion>
            <office:change-info>
              <dc:creator>Martin Andersen</dc:creator>
              <dc:date>2009-07-02T22:05:00</dc:date>
            </office:change-info>
          </text:insertion>
        </text:changed-region>
        <text:changed-region text:id="ct1185781904">
          <text:deletion>
            <office:change-info>
              <dc:creator>Martin Andersen</dc:creator>
              <dc:date>2009-07-02T11:29:00</dc:date>
            </office:change-info>
            <text:p text:style-name="Text_20_body"><text:span text:style-name="DataType">Application</text:span></text:p>
          </text:deletion>
        </text:changed-region>
        <text:changed-region text:id="ct1180297728">
          <text:insertion>
            <office:change-info>
              <dc:creator>Martin Andersen</dc:creator>
              <dc:date>2009-07-02T22:05:00</dc:date>
            </office:change-info>
          </text:insertion>
        </text:changed-region>
        <text:changed-region text:id="ct307435152">
          <text:deletion>
            <office:change-info>
              <dc:creator>Martin Andersen</dc:creator>
              <dc:date>2009-07-02T11:30:00</dc:date>
            </office:change-info>
            <text:p text:style-name="Text_20_body"><text:span text:style-name="DataType">Resources</text:span></text:p>
          </text:deletion>
        </text:changed-region>
        <text:changed-region text:id="ct1209752864">
          <text:insertion>
            <office:change-info>
              <dc:creator>Martin Andersen</dc:creator>
              <dc:date>2009-07-02T22:05:00</dc:date>
            </office:change-info>
          </text:insertion>
        </text:changed-region>
        <text:changed-region text:id="ct1218605760">
          <text:deletion>
            <office:change-info>
              <dc:creator>Martin Andersen</dc:creator>
              <dc:date>2009-07-02T22:05:00</dc:date>
            </office:change-info>
            <text:p text:style-name="Text_20_body"><text:span text:style-name="DataType"><text:span text:style-name="T1"><text:s/></text:span></text:span></text:p>
          </text:deletion>
        </text:changed-region>
        <text:changed-region text:id="ct1185142016">
          <text:deletion>
            <office:change-info>
              <dc:creator>Martin Andersen</dc:creator>
              <dc:date>2009-07-02T11:30:00</dc:date>
            </office:change-info>
            <text:p text:style-name="Text_20_body"><text:span text:style-name="DataType">DataStaging</text:span></text:p>
          </text:deletion>
        </text:changed-region>
        <text:changed-region text:id="ct1179708336">
          <text:insertion>
            <office:change-info>
              <dc:creator>Martin Andersen</dc:creator>
              <dc:date>2009-07-02T22:05:00</dc:date>
            </office:change-info>
          </text:insertion>
        </text:changed-region>
        <text:changed-region text:id="ct1178513456">
          <text:deletion>
            <office:change-info>
              <dc:creator>Martin Andersen</dc:creator>
              <dc:date>2009-07-02T11:31:00</dc:date>
            </office:change-info>
            <text:p text:style-name="Text_20_body"><text:span text:style-name="DataType">JobMetaData</text:span></text:p>
          </text:deletion>
        </text:changed-region>
        <text:changed-region text:id="ct1185267824">
          <text:insertion>
            <office:change-info>
              <dc:creator>Martin Andersen</dc:creator>
              <dc:date>2009-07-02T22:05:00</dc:date>
            </office:change-info>
          </text:insertion>
        </text:changed-region>
        <text:changed-region text:id="ct1111145792">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40969312">
          <text:deletion>
            <office:change-info>
              <dc:creator>Martin Andersen</dc:creator>
              <dc:date>2009-07-02T11:28:00</dc:date>
            </office:change-info>
            <text:p text:style-name="Text_20_body"><text:span text:style-name="DataType">JobIdentification</text:span></text:p>
          </text:deletion>
        </text:changed-region>
        <text:changed-region text:id="ct1185372736">
          <text:insertion>
            <office:change-info>
              <dc:creator>Martin Andersen</dc:creator>
              <dc:date>2009-07-02T22:06:00</dc:date>
            </office:change-info>
          </text:insertion>
        </text:changed-region>
        <text:changed-region text:id="ct422546768">
          <text:insertion>
            <office:change-info>
              <dc:creator>Martin Andersen</dc:creator>
              <dc:date>2009-07-02T09:46:00</dc:date>
            </office:change-info>
          </text:insertion>
        </text:changed-region>
        <text:changed-region text:id="ct1185374256">
          <text:deletion>
            <office:change-info>
              <dc:creator>Martin Andersen</dc:creator>
              <dc:date>2009-07-02T09:46:00</dc:date>
            </office:change-info>
            <text:p text:style-name="P2">used </text:p>
          </text:deletion>
        </text:changed-region>
        <text:changed-region text:id="ct1187939616">
          <text:insertion>
            <office:change-info>
              <dc:creator>Martin Andersen</dc:creator>
              <dc:date>2009-07-02T09:46:00</dc:date>
            </office:change-info>
          </text:insertion>
        </text:changed-region>
        <text:changed-region text:id="ct1247355600">
          <text:deletion>
            <office:change-info>
              <dc:creator>Martin Andersen</dc:creator>
              <dc:date>2009-07-02T09:46:00</dc:date>
            </office:change-info>
            <text:p text:style-name="P2">for</text:p>
          </text:deletion>
        </text:changed-region>
        <text:changed-region text:id="ct1250562128">
          <text:insertion>
            <office:change-info>
              <dc:creator>Martin Andersen</dc:creator>
              <dc:date>2009-07-02T09:47:00</dc:date>
            </office:change-info>
          </text:insertion>
        </text:changed-region>
        <text:changed-region text:id="ct44078601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421846576">
          <text:deletion>
            <office:change-info>
              <dc:creator>Martin Andersen</dc:creator>
              <dc:date>2009-07-02T11:30:00</dc:date>
            </office:change-info>
            <text:p text:style-name="Text_20_body"><text:span text:style-name="DataType">Application</text:span></text:p>
          </text:deletion>
        </text:changed-region>
        <text:changed-region text:id="ct1219158272">
          <text:insertion>
            <office:change-info>
              <dc:creator>Martin Andersen</dc:creator>
              <dc:date>2009-07-02T22:06:00</dc:date>
            </office:change-info>
          </text:insertion>
        </text:changed-region>
        <text:changed-region text:id="ct1216933872">
          <text:deletion>
            <office:change-info>
              <dc:creator>Martin Andersen</dc:creator>
              <dc:date>2009-07-02T09:52:00</dc:date>
            </office:change-info>
            <text:p text:style-name="P2">section</text:p>
          </text:deletion>
        </text:changed-region>
        <text:changed-region text:id="ct441313424">
          <text:insertion>
            <office:change-info>
              <dc:creator>Martin Andersen</dc:creator>
              <dc:date>2009-07-02T09:52:00</dc:date>
            </office:change-info>
          </text:insertion>
        </text:changed-region>
        <text:changed-region text:id="ct321028416">
          <text:insertion>
            <office:change-info>
              <dc:creator>Martin Andersen</dc:creator>
              <dc:date>2009-07-02T09:47:00</dc:date>
            </office:change-info>
          </text:insertion>
        </text:changed-region>
        <text:changed-region text:id="ct411683344">
          <text:deletion>
            <office:change-info>
              <dc:creator>Martin Andersen</dc:creator>
              <dc:date>2009-07-02T09:47:00</dc:date>
            </office:change-info>
            <text:p text:style-name="P2">y</text:p>
          </text:deletion>
        </text:changed-region>
        <text:changed-region text:id="ct224101520">
          <text:insertion>
            <office:change-info>
              <dc:creator>Martin Andersen</dc:creator>
              <dc:date>2009-07-02T09:47:00</dc:date>
            </office:change-info>
          </text:insertion>
        </text:changed-region>
        <text:changed-region text:id="ct349384880">
          <text:deletion>
            <office:change-info>
              <dc:creator>Martin Andersen</dc:creator>
              <dc:date>2009-07-02T09:48:00</dc:date>
            </office:change-info>
            <text:p text:style-name="P2">what kind </text:p>
          </text:deletion>
        </text:changed-region>
        <text:changed-region text:id="ct325082848">
          <text:insertion>
            <office:change-info>
              <dc:creator>Martin Andersen</dc:creator>
              <dc:date>2009-07-02T09:48:00</dc:date>
            </office:change-info>
          </text:insertion>
        </text:changed-region>
        <text:changed-region text:id="ct223468080">
          <text:deletion>
            <office:change-info>
              <dc:creator>Martin Andersen</dc:creator>
              <dc:date>2009-07-02T09:48:00</dc:date>
            </office:change-info>
            <text:p text:style-name="P2">of e</text:p>
          </text:deletion>
        </text:changed-region>
        <text:changed-region text:id="ct422294976">
          <text:insertion>
            <office:change-info>
              <dc:creator>Martin Andersen</dc:creator>
              <dc:date>2009-07-02T09:48:00</dc:date>
            </office:change-info>
          </text:insertion>
        </text:changed-region>
        <text:changed-region text:id="ct349346832">
          <text:deletion>
            <office:change-info>
              <dc:creator>Martin Andersen</dc:creator>
              <dc:date>2009-07-02T09:48:00</dc:date>
            </office:change-info>
            <text:p text:style-name="P2">in </text:p>
          </text:deletion>
        </text:changed-region>
        <text:changed-region text:id="ct1151668256">
          <text:deletion>
            <office:change-info>
              <dc:creator>Martin Andersen</dc:creator>
              <dc:date>2009-07-02T09:47:00</dc:date>
            </office:change-info>
            <text:p text:style-name="P2">need to be run </text:p>
          </text:deletion>
        </text:changed-region>
        <text:changed-region text:id="ct406066960">
          <text:insertion>
            <office:change-info>
              <dc:creator>Martin Andersen</dc:creator>
              <dc:date>2009-07-02T09:48:00</dc:date>
            </office:change-info>
          </text:insertion>
        </text:changed-region>
        <text:changed-region text:id="ct362883520">
          <text:deletion>
            <office:change-info>
              <dc:creator>Martin Andersen</dc:creator>
              <dc:date>2009-07-02T09:50:00</dc:date>
            </office:change-info>
            <text:p text:style-name="P2">in terms of runtime enviroment</text:p>
          </text:deletion>
        </text:changed-region>
        <text:changed-region text:id="ct349216192">
          <text:deletion>
            <office:change-info>
              <dc:creator>Martin Andersen</dc:creator>
              <dc:date>2009-07-02T09:49:00</dc:date>
            </office:change-info>
            <text:p text:style-name="P2">conditions </text:p>
          </text:deletion>
        </text:changed-region>
        <text:changed-region text:id="ct337056272">
          <text:insertion>
            <office:change-info>
              <dc:creator>Martin Andersen</dc:creator>
              <dc:date>2009-07-02T09:53:00</dc:date>
            </office:change-info>
          </text:insertion>
        </text:changed-region>
        <text:changed-region text:id="ct362830624">
          <text:insertion>
            <office:change-info>
              <dc:creator>Martin Andersen</dc:creator>
              <dc:date>2009-07-02T09:54:00</dc:date>
            </office:change-info>
          </text:insertion>
        </text:changed-region>
        <text:changed-region text:id="ct1245197664">
          <text:insertion>
            <office:change-info>
              <dc:creator>Martin Andersen</dc:creator>
              <dc:date>2009-07-02T09:55:00</dc:date>
            </office:change-info>
          </text:insertion>
        </text:changed-region>
        <text:changed-region text:id="ct1110568272">
          <text:insertion>
            <office:change-info>
              <dc:creator>Martin Andersen</dc:creator>
              <dc:date>2009-07-02T09:56:00</dc:date>
            </office:change-info>
          </text:insertion>
        </text:changed-region>
        <text:changed-region text:id="ct1121654752">
          <text:deletion>
            <office:change-info>
              <dc:creator>Martin Andersen</dc:creator>
              <dc:date>2009-07-02T09:56:00</dc:date>
            </office:change-info>
            <text:p text:style-name="P2"><text:s/></text:p>
          </text:deletion>
        </text:changed-region>
        <text:changed-region text:id="ct399886176">
          <text:insertion>
            <office:change-info>
              <dc:creator>Martin Andersen</dc:creator>
              <dc:date>2009-07-02T09:56:00</dc:date>
            </office:change-info>
          </text:insertion>
        </text:changed-region>
        <text:changed-region text:id="ct1083382752">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173684864">
          <text:deletion>
            <office:change-info>
              <dc:creator>Martin Andersen</dc:creator>
              <dc:date>2009-07-02T11:30:00</dc:date>
            </office:change-info>
            <text:p text:style-name="Text_20_body"><text:span text:style-name="DataType">Resource</text:span></text:p>
          </text:deletion>
        </text:changed-region>
        <text:changed-region text:id="ct419076688">
          <text:insertion>
            <office:change-info>
              <dc:creator>Martin Andersen</dc:creator>
              <dc:date>2009-07-02T22:06:00</dc:date>
            </office:change-info>
          </text:insertion>
        </text:changed-region>
        <text:changed-region text:id="ct321043040">
          <text:deletion>
            <office:change-info>
              <dc:creator>Martin Andersen</dc:creator>
              <dc:date>2009-07-02T09:50:00</dc:date>
            </office:change-info>
            <text:p text:style-name="Text_20_body"><text:span text:style-name="T3">section</text:span><text:span text:style-name="T1"> </text:span></text:p>
          </text:deletion>
        </text:changed-region>
        <text:changed-region text:id="ct367381184">
          <text:insertion>
            <office:change-info>
              <dc:creator>Martin Andersen</dc:creator>
              <dc:date>2009-07-02T09:52:00</dc:date>
            </office:change-info>
          </text:insertion>
        </text:changed-region>
        <text:changed-region text:id="ct1088281504">
          <text:deletion>
            <office:change-info>
              <dc:creator>Martin Andersen</dc:creator>
              <dc:date>2009-07-02T09:56:00</dc:date>
            </office:change-info>
            <text:p text:style-name="P2">inculdes</text:p>
          </text:deletion>
        </text:changed-region>
        <text:changed-region text:id="ct1089718592">
          <text:insertion>
            <office:change-info>
              <dc:creator>Martin Andersen</dc:creator>
              <dc:date>2009-07-02T09:56:00</dc:date>
            </office:change-info>
          </text:insertion>
        </text:changed-region>
        <text:changed-region text:id="ct1172101024">
          <text:deletion>
            <office:change-info>
              <dc:creator>Martin Andersen</dc:creator>
              <dc:date>2009-07-02T09:56:00</dc:date>
            </office:change-info>
            <text:p text:style-name="P2">tion </text:p>
          </text:deletion>
        </text:changed-region>
        <text:changed-region text:id="ct418615552">
          <text:deletion>
            <office:change-info>
              <dc:creator>Martin Andersen</dc:creator>
              <dc:date>2009-07-02T09:57:00</dc:date>
            </office:change-info>
            <text:p text:style-name="P2">descrip</text:p>
          </text:deletion>
        </text:changed-region>
        <text:changed-region text:id="ct1176477680">
          <text:deletion>
            <office:change-info>
              <dc:creator>Martin Andersen</dc:creator>
              <dc:date>2009-07-02T09:56:00</dc:date>
            </office:change-info>
            <text:p text:style-name="P2"><text:s/>the </text:p>
          </text:deletion>
        </text:changed-region>
        <text:changed-region text:id="ct296759120">
          <text:insertion>
            <office:change-info>
              <dc:creator>Martin Andersen</dc:creator>
              <dc:date>2009-07-02T09:57:00</dc:date>
            </office:change-info>
          </text:insertion>
        </text:changed-region>
        <text:changed-region text:id="ct318355872">
          <text:deletion>
            <office:change-info>
              <dc:creator>Martin Andersen</dc:creator>
              <dc:date>2009-07-02T09:57:00</dc:date>
            </office:change-info>
            <text:p text:style-name="P2">of the </text:p>
          </text:deletion>
        </text:changed-region>
        <text:changed-region text:id="ct341060624">
          <text:insertion>
            <office:change-info>
              <dc:creator>Martin Andersen</dc:creator>
              <dc:date>2009-07-02T09:57:00</dc:date>
            </office:change-info>
          </text:insertion>
        </text:changed-region>
        <text:changed-region text:id="ct349574208">
          <text:deletion>
            <office:change-info>
              <dc:creator>Martin Andersen</dc:creator>
              <dc:date>2009-07-02T10:55:00</dc:date>
            </office:change-info>
            <text:p text:style-name="P2">in the </text:p>
          </text:deletion>
        </text:changed-region>
        <text:changed-region text:id="ct379706016">
          <text:deletion>
            <office:change-info>
              <dc:creator>Martin Andersen</dc:creator>
              <dc:date>2009-07-02T10:54:00</dc:date>
            </office:change-info>
            <text:p text:style-name="P2">includes at least one input file and some output file specification of the data transfer of files and directories can be definied </text:p>
          </text:deletion>
        </text:changed-region>
        <text:changed-region text:id="ct297418256">
          <text:deletion>
            <office:change-info>
              <dc:creator>Martin Andersen</dc:creator>
              <dc:date>2009-07-02T10:56:00</dc:date>
            </office:change-info>
            <text:p text:style-name="P2">job most cases </text:p>
          </text:deletion>
        </text:changed-region>
        <text:changed-region text:id="ct1180008000">
          <text:deletion>
            <office:change-info>
              <dc:creator>Martin Andersen</dc:creator>
              <dc:date>2009-07-02T10:55:00</dc:date>
            </office:change-info>
            <text:p text:style-name="P2">the </text:p>
          </text:deletion>
        </text:changed-region>
        <text:changed-region text:id="ct440514352">
          <text:deletion>
            <office:change-info>
              <dc:creator>Martin Andersen</dc:creator>
              <dc:date>2009-07-02T10:56:00</dc:date>
            </office:change-info>
            <text:p text:style-name="P2">Since </text:p>
          </text:deletion>
        </text:changed-region>
        <text:changed-region text:id="ct438563136">
          <text:insertion>
            <office:change-info>
              <dc:creator>Martin Andersen</dc:creator>
              <dc:date>2009-07-02T10:56:00</dc:date>
            </office:change-info>
          </text:insertion>
        </text:changed-region>
        <text:changed-region text:id="ct352194096">
          <text:deletion>
            <office:change-info>
              <dc:creator>Martin Andersen</dc:creator>
              <dc:date>2009-07-02T11:30:00</dc:date>
            </office:change-info>
            <text:p text:style-name="Text_20_body"><text:span text:style-name="DataType">DataStaging</text:span></text:p>
          </text:deletion>
        </text:changed-region>
        <text:changed-region text:id="ct1119519504">
          <text:insertion>
            <office:change-info>
              <dc:creator>Martin Andersen</dc:creator>
              <dc:date>2009-07-02T22:06:00</dc:date>
            </office:change-info>
          </text:insertion>
        </text:changed-region>
        <text:changed-region text:id="ct325744576">
          <text:deletion>
            <office:change-info>
              <dc:creator>Martin Andersen</dc:creator>
              <dc:date>2009-07-02T10:57:00</dc:date>
            </office:change-info>
            <text:p text:style-name="P2">section</text:p>
          </text:deletion>
        </text:changed-region>
        <text:changed-region text:id="ct1121614496">
          <text:insertion>
            <office:change-info>
              <dc:creator>Martin Andersen</dc:creator>
              <dc:date>2009-07-02T10:57:00</dc:date>
            </office:change-info>
          </text:insertion>
        </text:changed-region>
        <text:changed-region text:id="ct368025136">
          <text:insertion>
            <office:change-info>
              <dc:creator>Martin Andersen</dc:creator>
              <dc:date>2009-07-02T10:56:00</dc:date>
            </office:change-info>
          </text:insertion>
        </text:changed-region>
        <text:changed-region text:id="ct1185801072">
          <text:deletion>
            <office:change-info>
              <dc:creator>Martin Andersen</dc:creator>
              <dc:date>2009-07-02T10:58:00</dc:date>
            </office:change-info>
            <text:p text:style-name="P2">have some</text:p>
          </text:deletion>
        </text:changed-region>
        <text:changed-region text:id="ct1218972240">
          <text:insertion>
            <office:change-info>
              <dc:creator>Martin Andersen</dc:creator>
              <dc:date>2009-07-02T10:58:00</dc:date>
            </office:change-info>
          </text:insertion>
        </text:changed-region>
        <text:changed-region text:id="ct384416752">
          <text:insertion>
            <office:change-info>
              <dc:creator>Martin Andersen</dc:creator>
              <dc:date>2009-07-02T10:59:00</dc:date>
            </office:change-info>
          </text:insertion>
        </text:changed-region>
        <text:changed-region text:id="ct299670304">
          <text:deletion>
            <office:change-info>
              <dc:creator>Martin Andersen</dc:creator>
              <dc:date>2009-07-02T22:06:00</dc:date>
            </office:change-info>
            <text:p text:style-name="Text_20_body"><text:span text:style-name="DataType"><text:span text:style-name="T1"><text:s/></text:span></text:span></text:p>
          </text:deletion>
        </text:changed-region>
        <text:changed-region text:id="ct438527216">
          <text:deletion>
            <office:change-info>
              <dc:creator>Martin Andersen</dc:creator>
              <dc:date>2009-07-02T11:31:00</dc:date>
            </office:change-info>
            <text:p text:style-name="Text_20_body"><text:span text:style-name="DataType">JobMetaData</text:span></text:p>
          </text:deletion>
        </text:changed-region>
        <text:changed-region text:id="ct438432544">
          <text:insertion>
            <office:change-info>
              <dc:creator>Martin Andersen</dc:creator>
              <dc:date>2009-07-02T22:06:00</dc:date>
            </office:change-info>
          </text:insertion>
        </text:changed-region>
        <text:changed-region text:id="ct368001248">
          <text:insertion>
            <office:change-info>
              <dc:creator>Martin Andersen</dc:creator>
              <dc:date>2009-07-02T10:59:00</dc:date>
            </office:change-info>
          </text:insertion>
        </text:changed-region>
        <text:changed-region text:id="ct1185152320">
          <text:deletion>
            <office:change-info>
              <dc:creator>Martin Andersen</dc:creator>
              <dc:date>2009-07-02T10:59:00</dc:date>
            </office:change-info>
            <text:p text:style-name="P2">which describe the context which the description was generated</text:p>
          </text:deletion>
        </text:changed-region>
        <text:changed-region text:id="ct440475024">
          <text:deletion>
            <office:change-info>
              <dc:creator>Martin Andersen</dc:creator>
              <dc:date>2009-07-02T11:00:00</dc:date>
            </office:change-info>
            <text:p text:style-name="P2"><text:s/>the</text:p>
          </text:deletion>
        </text:changed-region>
        <text:changed-region text:id="ct347812928">
          <text:insertion>
            <office:change-info>
              <dc:creator>Martin Andersen</dc:creator>
              <dc:date>2009-07-02T11:00:00</dc:date>
            </office:change-info>
          </text:insertion>
        </text:changed-region>
        <text:changed-region text:id="ct421629760">
          <text:deletion>
            <office:change-info>
              <dc:creator>Martin Andersen</dc:creator>
              <dc:date>2009-07-02T11:00:00</dc:date>
            </office:change-info>
            <text:p text:style-name="P2"><text:s/></text:p>
          </text:deletion>
        </text:changed-region>
        <text:changed-region text:id="ct348079760">
          <text:insertion>
            <office:change-info>
              <dc:creator>Martin Andersen</dc:creator>
              <dc:date>2009-07-02T11:00:00</dc:date>
            </office:change-info>
          </text:insertion>
        </text:changed-region>
        <text:changed-region text:id="ct396107248">
          <text:insertion>
            <office:change-info>
              <dc:creator>Martin Andersen</dc:creator>
              <dc:date>2009-07-02T11:00:00</dc:date>
            </office:change-info>
          </text:insertion>
        </text:changed-region>
        <text:changed-region text:id="ct440493648">
          <text:deletion>
            <office:change-info>
              <dc:creator>Martin Andersen</dc:creator>
              <dc:date>2009-07-02T11:00:00</dc:date>
            </office:change-info>
            <text:p text:style-name="P2">sections</text:p>
          </text:deletion>
        </text:changed-region>
        <text:changed-region text:id="ct1211807936">
          <text:deletion>
            <office:change-info>
              <dc:creator>Martin Andersen</dc:creator>
              <dc:date>2009-07-02T11:00:00</dc:date>
            </office:change-info>
            <text:p text:style-name="P2">will be found</text:p>
          </text:deletion>
        </text:changed-region>
        <text:changed-region text:id="ct1121418368">
          <text:insertion>
            <office:change-info>
              <dc:creator>Martin Andersen</dc:creator>
              <dc:date>2009-07-02T11:00:00</dc:date>
            </office:change-info>
          </text:insertion>
        </text:changed-region>
        <text:changed-region text:id="ct411928576">
          <text:insertion>
            <office:change-info>
              <dc:creator>Martin Andersen</dc:creator>
              <dc:date>2009-07-02T22:08:00</dc:date>
            </office:change-info>
          </text:insertion>
        </text:changed-region>
        <text:changed-region text:id="ct1240614432">
          <text:insertion>
            <office:change-info>
              <dc:creator>Martin Andersen</dc:creator>
              <dc:date>2009-07-02T22:08:00</dc:date>
            </office:change-info>
          </text:insertion>
        </text:changed-region>
        <text:changed-region text:id="ct438464480">
          <text:insertion>
            <office:change-info>
              <dc:creator>Martin Andersen</dc:creator>
              <dc:date>2009-07-02T22:10:00</dc:date>
            </office:change-info>
          </text:insertion>
        </text:changed-region>
        <text:changed-region text:id="ct325481024">
          <text:insertion>
            <office:change-info>
              <dc:creator>Martin Andersen</dc:creator>
              <dc:date>2009-07-02T22:11:00</dc:date>
            </office:change-info>
          </text:insertion>
        </text:changed-region>
        <text:changed-region text:id="ct440976288">
          <text:insertion>
            <office:change-info>
              <dc:creator>Martin Andersen</dc:creator>
              <dc:date>2009-07-02T22:31:00</dc:date>
            </office:change-info>
          </text:insertion>
        </text:changed-region>
        <text:changed-region text:id="ct349625072">
          <text:insertion>
            <office:change-info>
              <dc:creator>Martin Andersen</dc:creator>
              <dc:date>2009-07-02T22:39:00</dc:date>
            </office:change-info>
          </text:insertion>
        </text:changed-region>
        <text:changed-region text:id="ct1176471328">
          <text:insertion>
            <office:change-info>
              <dc:creator>Martin Andersen</dc:creator>
              <dc:date>2009-07-02T22:40:00</dc:date>
            </office:change-info>
          </text:insertion>
        </text:changed-region>
        <text:changed-region text:id="ct359086752">
          <text:deletion>
            <office:change-info>
              <dc:creator>Martin Andersen</dc:creator>
              <dc:date>2009-07-02T22:06:00</dc:date>
            </office:change-info>
            <text:list xml:id="list1662111508" text:style-name="Outline">
              <text:list-item>
                <text:list>
                  <text:list-item>
                    <text:h text:style-name="Heading_20_2" text:outline-level="2"><text:reference-mark text:name="JodIdentification"/><text:reference-mark-start text:name="JodIdentification"/>JobIdentification<text:reference-mark-end text:name="JodIdentification"/></text:h>
                  </text:list-item>
                </text:list>
              </text:list-item>
            </text:list>
          </text:deletion>
        </text:changed-region>
        <text:changed-region text:id="ct1185252080">
          <text:insertion>
            <office:change-info>
              <dc:creator>Martin Andersen</dc:creator>
              <dc:date>2009-07-02T22:06:00</dc:date>
            </office:change-info>
          </text:insertion>
        </text:changed-region>
        <text:changed-region text:id="ct1185299664">
          <text:deletion>
            <office:change-info>
              <dc:creator>Martin Andersen</dc:creator>
              <dc:date>2009-07-02T11:00:00</dc:date>
            </office:change-info>
            <text:p text:style-name="P3">section</text:p>
          </text:deletion>
        </text:changed-region>
        <text:changed-region text:id="ct1218795600">
          <text:insertion>
            <office:change-info>
              <dc:creator>Martin Andersen</dc:creator>
              <dc:date>2009-07-02T11:00:00</dc:date>
            </office:change-info>
          </text:insertion>
        </text:changed-region>
        <text:changed-region text:id="ct1217068944">
          <text:insertion>
            <office:change-info>
              <dc:creator>Unknown Author</dc:creator>
              <dc:date>2009-07-06T14:55:00</dc:date>
            </office:change-info>
          </text:insertion>
        </text:changed-region>
        <text:changed-region text:id="ct359312192">
          <text:insertion>
            <office:change-info>
              <dc:creator>Unknown Author</dc:creator>
              <dc:date>2009-07-06T15:00:00</dc:date>
            </office:change-info>
          </text:insertion>
        </text:changed-region>
        <text:changed-region text:id="ct287659072">
          <text:insertion>
            <office:change-info>
              <dc:creator>Unknown Author</dc:creator>
              <dc:date>2009-07-06T15:02:00</dc:date>
            </office:change-info>
          </text:insertion>
        </text:changed-region>
        <text:changed-region text:id="ct1189681344">
          <text:deletion>
            <office:change-info>
              <dc:creator>Unknown Author</dc:creator>
              <dc:date>2009-07-06T15:02:00</dc:date>
            </office:change-info>
            <text:p text:style-name="P4">is a string that </text:p>
          </text:deletion>
        </text:changed-region>
        <text:changed-region text:id="ct1185859648">
          <text:deletion>
            <office:change-info>
              <dc:creator>Martin Andersen</dc:creator>
              <dc:date>2009-07-02T11:01:00</dc:date>
            </office:change-info>
            <text:p text:style-name="P5">s</text:p>
          </text:deletion>
        </text:changed-region>
        <text:changed-region text:id="ct411866560">
          <text:format-change>
            <office:change-info>
              <dc:creator>Martin Andersen</dc:creator>
              <dc:date>2009-07-02T11:01:00</dc:date>
            </office:change-info>
          </text:format-change>
        </text:changed-region>
        <text:changed-region text:id="ct359445504">
          <text:format-change>
            <office:change-info>
              <dc:creator>Martin Andersen</dc:creator>
              <dc:date>2009-07-02T11:01:00</dc:date>
            </office:change-info>
          </text:format-change>
        </text:changed-region>
        <text:changed-region text:id="ct339185536">
          <text:format-change>
            <office:change-info>
              <dc:creator>Martin Andersen</dc:creator>
              <dc:date>2009-07-02T11:02:00</dc:date>
            </office:change-info>
          </text:format-change>
        </text:changed-region>
        <text:changed-region text:id="ct314091552">
          <text:deletion>
            <office:change-info>
              <dc:creator>Unknown Author</dc:creator>
              <dc:date>2009-07-06T14:59:00</dc:date>
            </office:change-info>
            <text:p text:style-name="P5"><text:s/>instead of stricly formated <text:span text:style-name="DataType">JobName</text:span>.</text:p>
          </text:deletion>
        </text:changed-region>
        <text:changed-region text:id="ct359026064">
          <text:insertion>
            <office:change-info>
              <dc:creator>Unknown Author</dc:creator>
              <dc:date>2009-07-06T14:59:00</dc:date>
            </office:change-info>
          </text:insertion>
        </text:changed-region>
        <text:changed-region text:id="ct1151836480">
          <text:deletion>
            <office:change-info>
              <dc:creator>Unknown Author</dc:creator>
              <dc:date>2009-07-06T15:01:00</dc:date>
            </office:change-info>
            <text:p text:style-name="Standard">If this optional element is not present then it is not defined</text:p>
          </text:deletion>
        </text:changed-region>
        <text:changed-region text:id="ct1121556208">
          <text:insertion>
            <office:change-info>
              <dc:creator>Unknown Author</dc:creator>
              <dc:date>2009-07-06T15:01:00</dc:date>
            </office:change-info>
          </text:insertion>
        </text:changed-region>
        <text:changed-region text:id="ct425843104">
          <text:deletion>
            <office:change-info>
              <dc:creator>Unknown Author</dc:creator>
              <dc:date>2009-07-06T15:02:00</dc:date>
            </office:change-info>
            <text:p text:style-name="Standard"><text:s/>The type of this element is <text:span text:style-name="DataType">string</text:span>.</text:p>
          </text:deletion>
        </text:changed-region>
        <text:changed-region text:id="ct1252239488">
          <text:insertion>
            <office:change-info>
              <dc:creator>Unknown Author</dc:creator>
              <dc:date>2009-07-06T14:55:00</dc:date>
            </office:change-info>
          </text:insertion>
        </text:changed-region>
        <text:changed-region text:id="ct318176704">
          <text:insertion>
            <office:change-info>
              <dc:creator>Unknown Author</dc:creator>
              <dc:date>2009-07-06T14:56:00</dc:date>
            </office:change-info>
          </text:insertion>
        </text:changed-region>
        <text:changed-region text:id="ct1244969920">
          <text:deletion>
            <office:change-info>
              <dc:creator>Martin Andersen</dc:creator>
              <dc:date>2009-07-02T09:59:00</dc:date>
            </office:change-info>
            <text:list xml:id="list1567751882" text:continue-numbering="true" text:style-name="Outline">
              <text:list-item>
                <text:list>
                  <text:list-item>
                    <text:list>
                      <text:list-item>
                        <text:h text:style-name="Heading_20_3" text:outline-level="3">Job</text:h>
                      </text:list-item>
                    </text:list>
                  </text:list-item>
                </text:list>
              </text:list-item>
            </text:list>
          </text:deletion>
        </text:changed-region>
        <text:changed-region text:id="ct440800672">
          <text:deletion>
            <office:change-info>
              <dc:creator>Unknown Author</dc:creator>
              <dc:date>2009-07-06T14:59:00</dc:date>
            </office:change-info>
            <text:p text:style-name="Text_20_body"><text:s/></text:p>
          </text:deletion>
        </text:changed-region>
        <text:changed-region text:id="ct440748592">
          <text:insertion>
            <office:change-info>
              <dc:creator>Unknown Author</dc:creator>
              <dc:date>2009-07-06T14:59:00</dc:date>
            </office:change-info>
          </text:insertion>
        </text:changed-region>
        <text:changed-region text:id="ct1187019808">
          <text:insertion>
            <office:change-info>
              <dc:creator>Unknown Author</dc:creator>
              <dc:date>2009-07-06T15:00:00</dc:date>
            </office:change-info>
          </text:insertion>
        </text:changed-region>
        <text:changed-region text:id="ct422451872">
          <text:insertion>
            <office:change-info>
              <dc:creator>Unknown Author</dc:creator>
              <dc:date>2009-07-06T15:02:00</dc:date>
            </office:change-info>
          </text:insertion>
        </text:changed-region>
        <text:changed-region text:id="ct438820592">
          <text:deletion>
            <office:change-info>
              <dc:creator>Unknown Author</dc:creator>
              <dc:date>2009-07-06T15:01:00</dc:date>
            </office:change-info>
            <text:p text:style-name="Text_20_body">element is not present then it is not defined</text:p>
          </text:deletion>
        </text:changed-region>
        <text:changed-region text:id="ct349192288">
          <text:deletion>
            <office:change-info>
              <dc:creator>Unknown Author</dc:creator>
              <dc:date>2009-07-06T15:00:00</dc:date>
            </office:change-info>
            <text:p text:style-name="Text_20_body">optinal </text:p>
          </text:deletion>
        </text:changed-region>
        <text:changed-region text:id="ct348006672">
          <text:deletion>
            <office:change-info>
              <dc:creator>Unknown Author</dc:creator>
              <dc:date>2009-07-06T15:01:00</dc:date>
            </office:change-info>
            <text:p text:style-name="Text_20_body">If this </text:p>
          </text:deletion>
        </text:changed-region>
        <text:changed-region text:id="ct440681728">
          <text:insertion>
            <office:change-info>
              <dc:creator>Unknown Author</dc:creator>
              <dc:date>2009-07-06T15:01:00</dc:date>
            </office:change-info>
          </text:insertion>
        </text:changed-region>
        <text:changed-region text:id="ct321351408">
          <text:insertion>
            <office:change-info>
              <dc:creator>Unknown Author</dc:creator>
              <dc:date>2009-07-06T15:03:00</dc:date>
            </office:change-info>
          </text:insertion>
        </text:changed-region>
        <text:changed-region text:id="ct326012416">
          <text:deletion>
            <office:change-info>
              <dc:creator>Unknown Author</dc:creator>
              <dc:date>2009-07-06T15:02:00</dc:date>
            </office:change-info>
            <text:p text:style-name="Text_20_body"><text:span text:style-name="DataType">string</text:span>.</text:p>
          </text:deletion>
        </text:changed-region>
        <text:changed-region text:id="ct397469216">
          <text:deletion>
            <office:change-info>
              <dc:creator>Unknown Author</dc:creator>
              <dc:date>2009-07-06T15:02:00</dc:date>
            </office:change-info>
            <text:p text:style-name="Text_20_body">a </text:p>
          </text:deletion>
        </text:changed-region>
        <text:changed-region text:id="ct418891184">
          <text:deletion>
            <office:change-info>
              <dc:creator>Unknown Author</dc:creator>
              <dc:date>2009-07-06T15:02:00</dc:date>
            </office:change-info>
            <text:p text:style-name="Text_20_body">The type of this element is </text:p>
          </text:deletion>
        </text:changed-region>
        <text:changed-region text:id="ct307870448">
          <text:insertion>
            <office:change-info>
              <dc:creator>Unknown Author</dc:creator>
              <dc:date>2009-07-06T15:03:00</dc:date>
            </office:change-info>
          </text:insertion>
        </text:changed-region>
        <text:changed-region text:id="ct1178413776">
          <text:format-change>
            <office:change-info>
              <dc:creator>Martin Andersen</dc:creator>
              <dc:date>2009-07-02T11:03:00</dc:date>
            </office:change-info>
          </text:format-change>
        </text:changed-region>
        <text:changed-region text:id="ct1209251392">
          <text:deletion>
            <office:change-info>
              <dc:creator>Martin Andersen</dc:creator>
              <dc:date>2009-07-02T11:03:00</dc:date>
            </office:change-info>
            <text:p text:style-name="Text_20_body">s</text:p>
          </text:deletion>
        </text:changed-region>
        <text:changed-region text:id="ct1187866928">
          <text:insertion>
            <office:change-info>
              <dc:creator>Martin Andersen</dc:creator>
              <dc:date>2009-07-02T11:03:00</dc:date>
            </office:change-info>
          </text:insertion>
        </text:changed-region>
        <text:changed-region text:id="ct1234441440">
          <text:deletion>
            <office:change-info>
              <dc:creator>Martin Andersen</dc:creator>
              <dc:date>2009-07-02T11:04:00</dc:date>
            </office:change-info>
            <text:p text:style-name="Text_20_body">the </text:p>
          </text:deletion>
        </text:changed-region>
        <text:changed-region text:id="ct367980480">
          <text:format-change>
            <office:change-info>
              <dc:creator>Martin Andersen</dc:creator>
              <dc:date>2009-07-02T11:04:00</dc:date>
            </office:change-info>
          </text:format-change>
        </text:changed-region>
        <text:changed-region text:id="ct299853824">
          <text:deletion>
            <office:change-info>
              <dc:creator>Martin Andersen</dc:creator>
              <dc:date>2009-07-02T11:04:00</dc:date>
            </office:change-info>
            <text:p text:style-name="Standard">job's </text:p>
          </text:deletion>
        </text:changed-region>
        <text:changed-region text:id="ct325437296">
          <text:insertion>
            <office:change-info>
              <dc:creator>Martin Andersen</dc:creator>
              <dc:date>2009-07-02T11:04:00</dc:date>
            </office:change-info>
          </text:insertion>
        </text:changed-region>
        <text:changed-region text:id="ct1146097664">
          <text:deletion>
            <office:change-info>
              <dc:creator>Martin Andersen</dc:creator>
              <dc:date>2009-07-02T11:04:00</dc:date>
            </office:change-info>
            <text:p text:style-name="Standard">a</text:p>
          </text:deletion>
        </text:changed-region>
        <text:changed-region text:id="ct318347104">
          <text:insertion>
            <office:change-info>
              <dc:creator>Martin Andersen</dc:creator>
              <dc:date>2009-07-02T11:04:00</dc:date>
            </office:change-info>
          </text:insertion>
        </text:changed-region>
        <text:changed-region text:id="ct349580192">
          <text:format-change>
            <office:change-info>
              <dc:creator>Martin Andersen</dc:creator>
              <dc:date>2009-07-02T11:04:00</dc:date>
            </office:change-info>
          </text:format-change>
        </text:changed-region>
        <text:changed-region text:id="ct1238472272">
          <text:deletion>
            <office:change-info>
              <dc:creator>Martin Andersen</dc:creator>
              <dc:date>2009-07-02T22:04:00</dc:date>
            </office:change-info>
            <text:list xml:id="list964624319" text:continue-numbering="true" text:style-name="Outline">
              <text:list-item>
                <text:list>
                  <text:list-item>
                    <text:h text:style-name="Heading_20_2" text:outline-level="2"><text:reference-mark-start text:name="Application"/>Application<text:reference-mark-end text:name="Application"/></text:h>
                  </text:list-item>
                </text:list>
              </text:list-item>
            </text:list>
          </text:deletion>
        </text:changed-region>
        <text:changed-region text:id="ct308230208">
          <text:insertion>
            <office:change-info>
              <dc:creator>Martin Andersen</dc:creator>
              <dc:date>2009-07-02T22:04:00</dc:date>
            </office:change-info>
          </text:insertion>
        </text:changed-region>
        <text:changed-region text:id="ct403665280">
          <text:format-change>
            <office:change-info>
              <dc:creator>Martin Andersen</dc:creator>
              <dc:date>2009-07-02T11:05:00</dc:date>
            </office:change-info>
          </text:format-change>
        </text:changed-region>
        <text:changed-region text:id="ct1219034432">
          <text:deletion>
            <office:change-info>
              <dc:creator>Martin Andersen</dc:creator>
              <dc:date>2009-07-02T22:04:00</dc:date>
            </office:change-info>
            <text:list xml:id="list322486818" text:continue-numbering="true" text:style-name="Outline">
              <text:list-item>
                <text:list>
                  <text:list-item>
                    <text:list>
                      <text:list-item>
                        <text:h text:style-name="Heading_20_3" text:outline-level="3"><text:reference-mark-start text:name="Executable"/>Executable<text:reference-mark-end text:name="Executable"/></text:h>
                      </text:list-item>
                    </text:list>
                  </text:list-item>
                </text:list>
              </text:list-item>
            </text:list>
          </text:deletion>
        </text:changed-region>
        <text:changed-region text:id="ct1091960512">
          <text:insertion>
            <office:change-info>
              <dc:creator>Martin Andersen</dc:creator>
              <dc:date>2009-07-02T22:04:00</dc:date>
            </office:change-info>
          </text:insertion>
        </text:changed-region>
        <text:changed-region text:id="ct313959568">
          <text:format-change>
            <office:change-info>
              <dc:creator>Martin Andersen</dc:creator>
              <dc:date>2009-07-02T11:05:00</dc:date>
            </office:change-info>
          </text:format-change>
        </text:changed-region>
        <text:changed-region text:id="ct395423952">
          <text:format-change>
            <office:change-info>
              <dc:creator>Martin Andersen</dc:creator>
              <dc:date>2009-07-02T11:05:00</dc:date>
            </office:change-info>
          </text:format-change>
        </text:changed-region>
        <text:changed-region text:id="ct339087328">
          <text:deletion>
            <office:change-info>
              <dc:creator>Martin Andersen</dc:creator>
              <dc:date>2009-07-02T11:07:00</dc:date>
            </office:change-info>
            <text:p text:style-name="Standard">e</text:p>
          </text:deletion>
        </text:changed-region>
        <text:changed-region text:id="ct349305216">
          <text:insertion>
            <office:change-info>
              <dc:creator>Martin Andersen</dc:creator>
              <dc:date>2009-07-02T11:07:00</dc:date>
            </office:change-info>
          </text:insertion>
        </text:changed-region>
        <text:changed-region text:id="ct326026608">
          <text:format-change>
            <office:change-info>
              <dc:creator>Martin Andersen</dc:creator>
              <dc:date>2009-07-02T11:07:00</dc:date>
            </office:change-info>
          </text:format-change>
        </text:changed-region>
        <text:changed-region text:id="ct418702672">
          <text:deletion>
            <office:change-info>
              <dc:creator>Martin Andersen</dc:creator>
              <dc:date>2009-07-02T11:07:00</dc:date>
            </office:change-info>
            <text:p text:style-name="P5">command</text:p>
          </text:deletion>
        </text:changed-region>
        <text:changed-region text:id="ct418385680">
          <text:insertion>
            <office:change-info>
              <dc:creator>Martin Andersen</dc:creator>
              <dc:date>2009-07-02T22:04:00</dc:date>
            </office:change-info>
          </text:insertion>
        </text:changed-region>
        <text:changed-region text:id="ct1185405504">
          <text:format-change>
            <office:change-info>
              <dc:creator>Martin Andersen</dc:creator>
              <dc:date>2009-07-02T11:15:00</dc:date>
            </office:change-info>
          </text:format-change>
        </text:changed-region>
        <text:changed-region text:id="ct359394368">
          <text:deletion>
            <office:change-info>
              <dc:creator>Martin Andersen</dc:creator>
              <dc:date>2009-07-02T11:15:00</dc:date>
            </office:change-info>
            <text:p text:style-name="P5"><text:span text:style-name="DataType"><text:s/>eleme</text:span></text:p>
          </text:deletion>
        </text:changed-region>
        <text:changed-region text:id="ct440809136">
          <text:insertion>
            <office:change-info>
              <dc:creator>Martin Andersen</dc:creator>
              <dc:date>2009-07-02T11:15:00</dc:date>
            </office:change-info>
          </text:insertion>
        </text:changed-region>
        <text:changed-region text:id="ct325580608">
          <text:insertion>
            <office:change-info>
              <dc:creator>Martin Andersen</dc:creator>
              <dc:date>2009-07-02T11:15:00</dc:date>
            </office:change-info>
          </text:insertion>
        </text:changed-region>
        <text:changed-region text:id="ct1089861440">
          <text:deletion>
            <office:change-info>
              <dc:creator>Martin Andersen</dc:creator>
              <dc:date>2009-07-02T22:04:00</dc:date>
            </office:change-info>
            <text:list xml:id="list1170317333" text:continue-numbering="true" text:style-name="Outline">
              <text:list-item>
                <text:list>
                  <text:list-item>
                    <text:list>
                      <text:list-item>
                        <text:h text:style-name="Heading_20_3" text:outline-level="3"><text:reference-mark-start text:name="Output"/>Output<text:reference-mark-end text:name="Output"/></text:h>
                      </text:list-item>
                    </text:list>
                  </text:list-item>
                </text:list>
              </text:list-item>
            </text:list>
          </text:deletion>
        </text:changed-region>
        <text:changed-region text:id="ct1230114816">
          <text:insertion>
            <office:change-info>
              <dc:creator>Martin Andersen</dc:creator>
              <dc:date>2009-07-02T22:04:00</dc:date>
            </office:change-info>
          </text:insertion>
        </text:changed-region>
        <text:changed-region text:id="ct418628240">
          <text:format-change>
            <office:change-info>
              <dc:creator>Martin Andersen</dc:creator>
              <dc:date>2009-07-02T11:15:00</dc:date>
            </office:change-info>
          </text:format-change>
        </text:changed-region>
        <text:changed-region text:id="ct406798432">
          <text:deletion>
            <office:change-info>
              <dc:creator>Martin Andersen</dc:creator>
              <dc:date>2009-07-02T11:16:00</dc:date>
            </office:change-info>
            <text:p text:style-name="P5"><text:s/>command</text:p>
          </text:deletion>
        </text:changed-region>
        <text:changed-region text:id="ct422522736">
          <text:insertion>
            <office:change-info>
              <dc:creator>Martin Andersen</dc:creator>
              <dc:date>2009-07-02T11:16:00</dc:date>
            </office:change-info>
          </text:insertion>
        </text:changed-region>
        <text:changed-region text:id="ct411413200">
          <text:insertion>
            <office:change-info>
              <dc:creator>Martin Andersen</dc:creator>
              <dc:date>2009-07-02T22:04:00</dc:date>
            </office:change-info>
          </text:insertion>
        </text:changed-region>
        <text:changed-region text:id="ct348064736">
          <text:format-change>
            <office:change-info>
              <dc:creator>Martin Andersen</dc:creator>
              <dc:date>2009-07-02T11:15:00</dc:date>
            </office:change-info>
          </text:format-change>
        </text:changed-region>
        <text:changed-region text:id="ct348003056">
          <text:insertion>
            <office:change-info>
              <dc:creator>Martin Andersen</dc:creator>
              <dc:date>2009-07-02T11:15:00</dc:date>
            </office:change-info>
          </text:insertion>
        </text:changed-region>
        <text:changed-region text:id="ct402799536">
          <text:deletion>
            <office:change-info>
              <dc:creator>Martin Andersen</dc:creator>
              <dc:date>2009-07-02T22:04:00</dc:date>
            </office:change-info>
            <text:list xml:id="list2103785093" text:continue-numbering="true" text:style-name="Outline">
              <text:list-item>
                <text:list>
                  <text:list-item>
                    <text:list>
                      <text:list-item>
                        <text:h text:style-name="Heading_20_3" text:outline-level="3"><text:reference-mark-start text:name="Error"/>Error<text:reference-mark-end text:name="Error"/></text:h>
                      </text:list-item>
                    </text:list>
                  </text:list-item>
                </text:list>
              </text:list-item>
            </text:list>
          </text:deletion>
        </text:changed-region>
        <text:changed-region text:id="ct1178130528">
          <text:insertion>
            <office:change-info>
              <dc:creator>Martin Andersen</dc:creator>
              <dc:date>2009-07-02T22:04:00</dc:date>
            </office:change-info>
          </text:insertion>
        </text:changed-region>
        <text:changed-region text:id="ct339091392">
          <text:format-change>
            <office:change-info>
              <dc:creator>Martin Andersen</dc:creator>
              <dc:date>2009-07-02T11:16:00</dc:date>
            </office:change-info>
          </text:format-change>
        </text:changed-region>
        <text:changed-region text:id="ct1117044832">
          <text:deletion>
            <office:change-info>
              <dc:creator>Martin Andersen</dc:creator>
              <dc:date>2009-07-02T11:17:00</dc:date>
            </office:change-info>
            <text:p text:style-name="Standard"><text:span text:style-name="DataType">command</text:span></text:p>
          </text:deletion>
        </text:changed-region>
        <text:changed-region text:id="ct402786240">
          <text:insertion>
            <office:change-info>
              <dc:creator>Martin Andersen</dc:creator>
              <dc:date>2009-07-02T22:03:00</dc:date>
            </office:change-info>
          </text:insertion>
        </text:changed-region>
        <text:changed-region text:id="ct1153546176">
          <text:format-change>
            <office:change-info>
              <dc:creator>Martin Andersen</dc:creator>
              <dc:date>2009-07-02T11:17:00</dc:date>
            </office:change-info>
          </text:format-change>
        </text:changed-region>
        <text:changed-region text:id="ct359049248">
          <text:insertion>
            <office:change-info>
              <dc:creator>Martin Andersen</dc:creator>
              <dc:date>2009-07-02T11:17:00</dc:date>
            </office:change-info>
          </text:insertion>
        </text:changed-region>
        <text:changed-region text:id="ct422216448">
          <text:insertion>
            <office:change-info>
              <dc:creator>Martin Andersen</dc:creator>
              <dc:date>2009-07-02T11:18:00</dc:date>
            </office:change-info>
          </text:insertion>
        </text:changed-region>
        <text:changed-region text:id="ct349389392">
          <text:format-change>
            <office:change-info>
              <dc:creator>Martin Andersen</dc:creator>
              <dc:date>2009-07-02T11:18:00</dc:date>
            </office:change-info>
          </text:format-change>
        </text:changed-region>
        <text:changed-region text:id="ct1218709552">
          <text:deletion>
            <office:change-info>
              <dc:creator>Martin Andersen</dc:creator>
              <dc:date>2009-07-02T11:18:00</dc:date>
            </office:change-info>
            <text:p text:style-name="Text_20_body"><text:s/></text:p>
          </text:deletion>
        </text:changed-region>
        <text:changed-region text:id="ct314404080">
          <text:insertion>
            <office:change-info>
              <dc:creator>Martin Andersen</dc:creator>
              <dc:date>2009-07-02T11:18:00</dc:date>
            </office:change-info>
          </text:insertion>
        </text:changed-region>
        <text:changed-region text:id="ct1185717232">
          <text:deletion>
            <office:change-info>
              <dc:creator>Martin Andersen</dc:creator>
              <dc:date>2009-07-02T11:18:00</dc:date>
            </office:change-info>
            <text:p text:style-name="Text_20_body">i</text:p>
          </text:deletion>
        </text:changed-region>
        <text:changed-region text:id="ct405799536">
          <text:insertion>
            <office:change-info>
              <dc:creator>Martin Andersen</dc:creator>
              <dc:date>2009-07-02T11:18:00</dc:date>
            </office:change-info>
          </text:insertion>
        </text:changed-region>
        <text:changed-region text:id="ct1079004672">
          <text:deletion>
            <office:change-info>
              <dc:creator>Martin Andersen</dc:creator>
              <dc:date>2009-07-02T11:18:00</dc:date>
            </office:change-info>
            <text:p text:style-name="Text_20_body">yes</text:p>
          </text:deletion>
        </text:changed-region>
        <text:changed-region text:id="ct422062336">
          <text:insertion>
            <office:change-info>
              <dc:creator>Martin Andersen</dc:creator>
              <dc:date>2009-07-02T11:18:00</dc:date>
            </office:change-info>
          </text:insertion>
        </text:changed-region>
        <text:changed-region text:id="ct1094320128">
          <text:deletion>
            <office:change-info>
              <dc:creator>Martin Andersen</dc:creator>
              <dc:date>2009-07-02T11:18:00</dc:date>
            </office:change-info>
            <text:p text:style-name="Text_20_body">,</text:p>
          </text:deletion>
        </text:changed-region>
        <text:changed-region text:id="ct411657680">
          <text:insertion>
            <office:change-info>
              <dc:creator>Martin Andersen</dc:creator>
              <dc:date>2009-07-02T11:18:00</dc:date>
            </office:change-info>
          </text:insertion>
        </text:changed-region>
        <text:changed-region text:id="ct1185561616">
          <text:deletion>
            <office:change-info>
              <dc:creator>Martin Andersen</dc:creator>
              <dc:date>2009-07-02T11:18:00</dc:date>
            </office:change-info>
            <text:p text:style-name="Text_20_body"><text:s/>joins stderr</text:p>
          </text:deletion>
        </text:changed-region>
        <text:changed-region text:id="ct1171667232">
          <text:insertion>
            <office:change-info>
              <dc:creator>Martin Andersen</dc:creator>
              <dc:date>2009-07-02T11:20:00</dc:date>
            </office:change-info>
          </text:insertion>
        </text:changed-region>
        <text:changed-region text:id="ct1094301136">
          <text:deletion>
            <office:change-info>
              <dc:creator>Martin Andersen</dc:creator>
              <dc:date>2009-07-02T11:20:00</dc:date>
            </office:change-info>
            <text:p text:style-name="Text_20_body">stdout </text:p>
          </text:deletion>
        </text:changed-region>
        <text:changed-region text:id="ct381829648">
          <text:deletion>
            <office:change-info>
              <dc:creator>Martin Andersen</dc:creator>
              <dc:date>2009-07-02T11:21:00</dc:date>
            </office:change-info>
            <text:p text:style-name="Text_20_body"><text:s/>and </text:p>
          </text:deletion>
        </text:changed-region>
        <text:changed-region text:id="ct1089837424">
          <text:insertion>
            <office:change-info>
              <dc:creator>Martin Andersen</dc:creator>
              <dc:date>2009-07-02T11:21:00</dc:date>
            </office:change-info>
          </text:insertion>
        </text:changed-region>
        <text:changed-region text:id="ct347242640">
          <text:insertion>
            <office:change-info>
              <dc:creator>Martin Andersen</dc:creator>
              <dc:date>2009-07-02T11:20:00</dc:date>
            </office:change-info>
          </text:insertion>
        </text:changed-region>
        <text:changed-region text:id="ct1154042736">
          <text:deletion>
            <office:change-info>
              <dc:creator>Martin Andersen</dc:creator>
              <dc:date>2009-07-02T11:20:00</dc:date>
            </office:change-info>
            <text:p text:style-name="Text_20_body">files </text:p>
          </text:deletion>
        </text:changed-region>
        <text:changed-region text:id="ct403299088">
          <text:deletion>
            <office:change-info>
              <dc:creator>Martin Andersen</dc:creator>
              <dc:date>2009-07-02T11:21:00</dc:date>
            </office:change-info>
            <text:p text:style-name="Text_20_body">one</text:p>
          </text:deletion>
        </text:changed-region>
        <text:changed-region text:id="ct359636480">
          <text:deletion>
            <office:change-info>
              <dc:creator>Martin Andersen</dc:creator>
              <dc:date>2009-07-02T11:20:00</dc:date>
            </office:change-info>
            <text:p text:style-name="Text_20_body">the stdout </text:p>
          </text:deletion>
        </text:changed-region>
        <text:changed-region text:id="ct348004192">
          <text:insertion>
            <office:change-info>
              <dc:creator>Martin Andersen</dc:creator>
              <dc:date>2009-07-02T11:21:00</dc:date>
            </office:change-info>
          </text:insertion>
        </text:changed-region>
        <text:changed-region text:id="ct1185225696">
          <text:insertion>
            <office:change-info>
              <dc:creator>Martin Andersen</dc:creator>
              <dc:date>2009-07-02T22:03:00</dc:date>
            </office:change-info>
          </text:insertion>
        </text:changed-region>
        <text:changed-region text:id="ct1083754976">
          <text:insertion>
            <office:change-info>
              <dc:creator>Martin Andersen</dc:creator>
              <dc:date>2009-07-02T11:23:00</dc:date>
            </office:change-info>
          </text:insertion>
        </text:changed-region>
        <text:changed-region text:id="ct392846704">
          <text:deletion>
            <office:change-info>
              <dc:creator>Martin Andersen</dc:creator>
              <dc:date>2009-07-02T11:22:00</dc:date>
            </office:change-info>
            <text:p text:style-name="Text_20_body">t</text:p>
          </text:deletion>
        </text:changed-region>
        <text:changed-region text:id="ct347125632">
          <text:insertion>
            <office:change-info>
              <dc:creator>Martin Andersen</dc:creator>
              <dc:date>2009-07-02T11:22:00</dc:date>
            </office:change-info>
          </text:insertion>
        </text:changed-region>
        <text:changed-region text:id="ct325861840">
          <text:insertion>
            <office:change-info>
              <dc:creator>Martin Andersen</dc:creator>
              <dc:date>2009-07-02T11:22:00</dc:date>
            </office:change-info>
          </text:insertion>
        </text:changed-region>
        <text:changed-region text:id="ct363548464">
          <text:deletion>
            <office:change-info>
              <dc:creator>Martin Andersen</dc:creator>
              <dc:date>2009-07-02T11:23:00</dc:date>
            </office:change-info>
            <text:p text:style-name="Text_20_body">is </text:p>
          </text:deletion>
        </text:changed-region>
        <text:changed-region text:id="ct1108988112">
          <text:deletion>
            <office:change-info>
              <dc:creator>Martin Andersen</dc:creator>
              <dc:date>2009-07-02T11:23:00</dc:date>
            </office:change-info>
            <text:p text:style-name="Text_20_body">a</text:p>
          </text:deletion>
        </text:changed-region>
        <text:changed-region text:id="ct358796096">
          <text:insertion>
            <office:change-info>
              <dc:creator>Martin Andersen</dc:creator>
              <dc:date>2009-07-02T11:23:00</dc:date>
            </office:change-info>
          </text:insertion>
        </text:changed-region>
        <text:changed-region text:id="ct1239266848">
          <text:insertion>
            <office:change-info>
              <dc:creator>Martin Andersen</dc:creator>
              <dc:date>2009-07-02T11:23:00</dc:date>
            </office:change-info>
          </text:insertion>
        </text:changed-region>
        <text:changed-region text:id="ct1137210944">
          <text:insertion>
            <office:change-info>
              <dc:creator>Martin Andersen</dc:creator>
              <dc:date>2009-07-02T11:24:00</dc:date>
            </office:change-info>
          </text:insertion>
        </text:changed-region>
        <text:changed-region text:id="ct1185150640">
          <text:insertion>
            <office:change-info>
              <dc:creator>Martin Andersen</dc:creator>
              <dc:date>2009-07-02T11:24:00</dc:date>
            </office:change-info>
          </text:insertion>
        </text:changed-region>
        <text:changed-region text:id="ct1238465712">
          <text:deletion>
            <office:change-info>
              <dc:creator>Martin Andersen</dc:creator>
              <dc:date>2009-07-02T11:24:00</dc:date>
            </office:change-info>
            <text:p text:style-name="Standard">the </text:p>
          </text:deletion>
        </text:changed-region>
        <text:changed-region text:id="ct1180425968">
          <text:deletion>
            <office:change-info>
              <dc:creator>Martin Andersen</dc:creator>
              <dc:date>2009-07-02T11:24:00</dc:date>
            </office:change-info>
            <text:p text:style-name="Standard"><text:s/>and </text:p>
          </text:deletion>
        </text:changed-region>
        <text:changed-region text:id="ct402707040">
          <text:insertion>
            <office:change-info>
              <dc:creator>Martin Andersen</dc:creator>
              <dc:date>2009-07-02T11:24:00</dc:date>
            </office:change-info>
          </text:insertion>
        </text:changed-region>
        <text:changed-region text:id="ct1244674992">
          <text:deletion>
            <office:change-info>
              <dc:creator>Martin Andersen</dc:creator>
              <dc:date>2009-07-02T11:25:00</dc:date>
            </office:change-info>
            <text:p text:style-name="Standard">(both are </text:p>
          </text:deletion>
        </text:changed-region>
        <text:changed-region text:id="ct1113071296">
          <text:insertion>
            <office:change-info>
              <dc:creator>Martin Andersen</dc:creator>
              <dc:date>2009-07-02T11:25:00</dc:date>
            </office:change-info>
          </text:insertion>
        </text:changed-region>
        <text:changed-region text:id="ct314134800">
          <text:format-change>
            <office:change-info>
              <dc:creator>Martin Andersen</dc:creator>
              <dc:date>2009-07-02T11:25:00</dc:date>
            </office:change-info>
          </text:format-change>
        </text:changed-region>
        <text:changed-region text:id="ct1165707776">
          <text:deletion>
            <office:change-info>
              <dc:creator>Martin Andersen</dc:creator>
              <dc:date>2009-07-02T11:25:00</dc:date>
            </office:change-info>
            <text:p text:style-name="Standard"><text:span text:style-name="DataType">)</text:span></text:p>
          </text:deletion>
        </text:changed-region>
        <text:changed-region text:id="ct347956672">
          <text:insertion>
            <office:change-info>
              <dc:creator>Martin Andersen</dc:creator>
              <dc:date>2009-07-02T11:25:00</dc:date>
            </office:change-info>
          </text:insertion>
        </text:changed-region>
        <text:changed-region text:id="ct1187134640">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337452496">
          <text:insertion>
            <office:change-info>
              <dc:creator>Martin Andersen</dc:creator>
              <dc:date>2009-07-02T11:26:00</dc:date>
            </office:change-info>
          </text:insertion>
        </text:changed-region>
        <text:changed-region text:id="ct1115161824">
          <text:insertion>
            <office:change-info>
              <dc:creator>Martin Andersen</dc:creator>
              <dc:date>2009-07-02T11:26:00</dc:date>
            </office:change-info>
          </text:insertion>
        </text:changed-region>
        <text:changed-region text:id="ct438418640">
          <text:deletion>
            <office:change-info>
              <dc:creator>Martin Andersen</dc:creator>
              <dc:date>2009-07-02T10:01:00</dc:date>
            </office:change-info>
            <text:list xml:id="list1380902431" text:continue-numbering="true" text:style-name="Outline">
              <text:list-item>
                <text:list>
                  <text:list-item>
                    <text:list>
                      <text:list-item>
                        <text:h text:style-name="Heading_20_3" text:outline-level="3">Ru</text:h>
                      </text:list-item>
                    </text:list>
                  </text:list-item>
                </text:list>
              </text:list-item>
            </text:list>
          </text:deletion>
        </text:changed-region>
        <text:changed-region text:id="ct411719424">
          <text:insertion>
            <office:change-info>
              <dc:creator>Martin Andersen</dc:creator>
              <dc:date>2009-07-02T10:01:00</dc:date>
            </office:change-info>
          </text:insertion>
        </text:changed-region>
        <text:changed-region text:id="ct440765344">
          <text:insertion>
            <office:change-info>
              <dc:creator>Martin Andersen</dc:creator>
              <dc:date>2009-07-02T15:45:00</dc:date>
            </office:change-info>
          </text:insertion>
        </text:changed-region>
        <text:changed-region text:id="ct411821408">
          <text:insertion>
            <office:change-info>
              <dc:creator>Martin Andersen</dc:creator>
              <dc:date>2009-07-02T15:47:00</dc:date>
            </office:change-info>
          </text:insertion>
        </text:changed-region>
        <text:changed-region text:id="ct1142458704">
          <text:insertion>
            <office:change-info>
              <dc:creator>Martin Andersen</dc:creator>
              <dc:date>2009-07-02T15:48:00</dc:date>
            </office:change-info>
          </text:insertion>
        </text:changed-region>
        <text:changed-region text:id="ct349207920">
          <text:insertion>
            <office:change-info>
              <dc:creator>Martin Andersen</dc:creator>
              <dc:date>2009-07-02T15:49:00</dc:date>
            </office:change-info>
          </text:insertion>
        </text:changed-region>
        <text:changed-region text:id="ct377874752">
          <text:insertion>
            <office:change-info>
              <dc:creator>Martin Andersen</dc:creator>
              <dc:date>2009-07-02T15:51:00</dc:date>
            </office:change-info>
          </text:insertion>
        </text:changed-region>
        <text:changed-region text:id="ct418900064">
          <text:insertion>
            <office:change-info>
              <dc:creator>Martin Andersen</dc:creator>
              <dc:date>2009-07-02T15:51:00</dc:date>
            </office:change-info>
          </text:insertion>
        </text:changed-region>
        <text:changed-region text:id="ct341447200">
          <text:deletion>
            <office:change-info>
              <dc:creator>Martin Andersen</dc:creator>
              <dc:date>2009-07-02T22:03:00</dc:date>
            </office:change-info>
            <text:list xml:id="list206993276" text:continue-numbering="true" text:style-name="Outline">
              <text:list-item>
                <text:list>
                  <text:list-item>
                    <text:h text:style-name="Heading_20_2" text:outline-level="2"><text:reference-mark-start text:name="Resources"/>Resources<text:reference-mark-end text:name="Resources"/></text:h>
                  </text:list-item>
                </text:list>
              </text:list-item>
            </text:list>
          </text:deletion>
        </text:changed-region>
        <text:changed-region text:id="ct1115178368">
          <text:insertion>
            <office:change-info>
              <dc:creator>Martin Andersen</dc:creator>
              <dc:date>2009-07-02T22:03:00</dc:date>
            </office:change-info>
          </text:insertion>
        </text:changed-region>
        <text:changed-region text:id="ct1185383040">
          <text:deletion>
            <office:change-info>
              <dc:creator>Martin Andersen</dc:creator>
              <dc:date>2009-07-02T22:40:00</dc:date>
            </office:change-info>
            <text:p text:style-name="P6"/>
            <text:list xml:id="list1395573827" text:continue-list="list206993276" text:style-name="List_20_1">
              <text:list-item>
                <text:list>
                  <text:list-item>
                    <text:list>
                      <text:list-item>
                        <text:h text:style-name="P7" text:outline-level="3">Ranges</text:h>
                      </text:list-item>
                    </text:list>
                  </text:list-item>
                </text:list>
              </text:list-item>
            </text:list>
            <text:p text:style-name="P8">TBD</text:p>
          </text:deletion>
        </text:changed-region>
        <text:changed-region text:id="ct395977584">
          <text:insertion>
            <office:change-info>
              <dc:creator>Martin Andersen</dc:creator>
              <dc:date>2009-07-02T22:45:00</dc:date>
            </office:change-info>
          </text:insertion>
        </text:changed-region>
        <text:changed-region text:id="ct363576864">
          <text:deletion>
            <office:change-info>
              <dc:creator>Martin Andersen</dc:creator>
              <dc:date>2009-07-02T22:45:00</dc:date>
            </office:change-info>
            <text:p text:style-name="Standard">complex </text:p>
          </text:deletion>
        </text:changed-region>
        <text:changed-region text:id="ct438687744">
          <text:deletion>
            <office:change-info>
              <dc:creator>Martin Andersen</dc:creator>
              <dc:date>2009-07-02T22:46:00</dc:date>
            </office:change-info>
            <text:p text:style-name="Standard"><text:s/>Type is the same as RuntimeEnvironment element.</text:p>
          </text:deletion>
        </text:changed-region>
        <text:changed-region text:id="ct1250738608">
          <text:deletion>
            <office:change-info>
              <dc:creator>Martin Andersen</dc:creator>
              <dc:date>2009-07-02T22:46:00</dc:date>
            </office:change-info>
            <text:p text:style-name="P9">complex </text:p>
          </text:deletion>
        </text:changed-region>
        <text:changed-region text:id="ct1083667968">
          <text:insertion>
            <office:change-info>
              <dc:creator>Martin Andersen</dc:creator>
              <dc:date>2009-07-02T22:46:00</dc:date>
            </office:change-info>
          </text:insertion>
        </text:changed-region>
        <text:changed-region text:id="ct418425104">
          <text:deletion>
            <office:change-info>
              <dc:creator>Martin Andersen</dc:creator>
              <dc:date>2009-07-02T22:46:00</dc:date>
            </office:change-info>
            <text:p text:style-name="P9">is to </text:p>
          </text:deletion>
        </text:changed-region>
        <text:changed-region text:id="ct440647920">
          <text:insertion>
            <office:change-info>
              <dc:creator>Martin Andersen</dc:creator>
              <dc:date>2009-07-02T22:46:00</dc:date>
            </office:change-info>
          </text:insertion>
        </text:changed-region>
        <text:changed-region text:id="ct1186992288">
          <text:deletion>
            <office:change-info>
              <dc:creator>Martin Andersen</dc:creator>
              <dc:date>2009-07-02T22:47:00</dc:date>
            </office:change-info>
            <text:p text:style-name="P9"><text:s/>necessary</text:p>
          </text:deletion>
        </text:changed-region>
        <text:changed-region text:id="ct1146191072">
          <text:deletion>
            <office:change-info>
              <dc:creator>Martin Andersen</dc:creator>
              <dc:date>2009-07-02T22:46:00</dc:date>
            </office:change-info>
            <text:p text:style-name="P9"><text:s/>software</text:p>
          </text:deletion>
        </text:changed-region>
        <text:changed-region text:id="ct1258360304">
          <text:insertion>
            <office:change-info>
              <dc:creator>Martin Andersen</dc:creator>
              <dc:date>2009-07-02T22:47:00</dc:date>
            </office:change-info>
          </text:insertion>
        </text:changed-region>
        <text:changed-region text:id="ct422324016">
          <text:insertion>
            <office:change-info>
              <dc:creator>Martin Andersen</dc:creator>
              <dc:date>2009-07-02T22:46:00</dc:date>
            </office:change-info>
          </text:insertion>
        </text:changed-region>
        <text:changed-region text:id="ct325596864">
          <text:deletion>
            <office:change-info>
              <dc:creator>Martin Andersen</dc:creator>
              <dc:date>2009-07-02T22:46:00</dc:date>
            </office:change-info>
            <text:p text:style-name="P9"><text:s/></text:p>
          </text:deletion>
        </text:changed-region>
        <text:changed-region text:id="ct1153703408">
          <text:deletion>
            <office:change-info>
              <dc:creator>Martin Andersen</dc:creator>
              <dc:date>2009-07-02T22:47:00</dc:date>
            </office:change-info>
            <text:p text:style-name="P9"><text:s/>for the job</text:p>
          </text:deletion>
        </text:changed-region>
        <text:changed-region text:id="ct1154087168">
          <text:deletion>
            <office:change-info>
              <dc:creator>Martin Andersen</dc:creator>
              <dc:date>2009-07-02T22:46:00</dc:date>
            </office:change-info>
            <text:p text:style-name="P9"><text:s/>execution</text:p>
          </text:deletion>
        </text:changed-region>
        <text:changed-region text:id="ct1189142608">
          <text:insertion>
            <office:change-info>
              <dc:creator>Martin Andersen</dc:creator>
              <dc:date>2009-07-02T22:47:00</dc:date>
            </office:change-info>
          </text:insertion>
        </text:changed-region>
        <text:changed-region text:id="ct418731152">
          <text:deletion>
            <office:change-info>
              <dc:creator>Martin Andersen</dc:creator>
              <dc:date>2009-07-02T22:48:00</dc:date>
            </office:change-info>
            <text:p text:style-name="P9">more</text:p>
          </text:deletion>
        </text:changed-region>
        <text:changed-region text:id="ct1219120240">
          <text:insertion>
            <office:change-info>
              <dc:creator>Martin Andersen</dc:creator>
              <dc:date>2009-07-02T22:48:00</dc:date>
            </office:change-info>
          </text:insertion>
        </text:changed-region>
        <text:changed-region text:id="ct1244797056">
          <text:deletion>
            <office:change-info>
              <dc:creator>Martin Andersen</dc:creator>
              <dc:date>2009-07-02T22:47:00</dc:date>
            </office:change-info>
            <text:p text:style-name="P10"><text:s/>If multiple element defined than all is required for job execution.</text:p>
          </text:deletion>
        </text:changed-region>
        <text:changed-region text:id="ct1154072288">
          <text:deletion>
            <office:change-info>
              <dc:creator>Martin Andersen</dc:creator>
              <dc:date>2009-07-02T22:46:00</dc:date>
            </office:change-info>
            <text:p text:style-name="P10"/>
            <text:p text:style-name="P10">Feri: detailed structure comes from the Martin's Software Version class</text:p>
          </text:deletion>
        </text:changed-region>
        <text:changed-region text:id="ct358675968">
          <text:deletion>
            <office:change-info>
              <dc:creator>Martin Andersen</dc:creator>
              <dc:date>2009-07-02T22:05:00</dc:date>
            </office:change-info>
            <text:list xml:id="list1976010090" text:continue-list="list1395573827" text:style-name="Outline">
              <text:list-item>
                <text:list>
                  <text:list-item>
                    <text:h text:style-name="Heading_20_2" text:outline-level="2"><text:reference-mark-start text:name="DataStaging"/>DataStaging<text:reference-mark-end text:name="DataStaging"/></text:h>
                  </text:list-item>
                </text:list>
              </text:list-item>
            </text:list>
          </text:deletion>
        </text:changed-region>
        <text:changed-region text:id="ct1230064448">
          <text:insertion>
            <office:change-info>
              <dc:creator>Martin Andersen</dc:creator>
              <dc:date>2009-07-02T22:05:00</dc:date>
            </office:change-info>
          </text:insertion>
        </text:changed-region>
        <text:changed-region text:id="ct1440384224">
          <text:insertion>
            <office:change-info>
              <dc:creator>Martin Andersen</dc:creator>
              <dc:date>2009-07-02T22:05:00</dc:date>
            </office:change-info>
          </text:insertion>
        </text:changed-region>
        <text:changed-region text:id="ct438319744">
          <text:deletion>
            <office:change-info>
              <dc:creator>Martin Andersen</dc:creator>
              <dc:date>2009-07-02T22:05:00</dc:date>
            </office:change-info>
            <text:list xml:id="list1350074010" text:continue-numbering="true" text:style-name="Outline">
              <text:list-item>
                <text:list>
                  <text:list-item>
                    <text:h text:style-name="P11" text:outline-level="2"><text:reference-mark-start text:name="JobMetaData"/>JobMetaData<text:reference-mark-end text:name="JobMetaData"/></text:h>
                  </text:list-item>
                </text:list>
              </text:list-item>
            </text:list>
          </text:deletion>
        </text:changed-region>
        <text:changed-region text:id="ct308064064">
          <text:insertion>
            <office:change-info>
              <dc:creator>Martin Andersen</dc:creator>
              <dc:date>2009-07-02T22:05:00</dc:date>
            </office:change-info>
          </text:insertion>
        </text:changed-region>
        <text:changed-region text:id="ct1121628192">
          <text:deletion>
            <office:change-info>
              <dc:creator>Unknown Author</dc:creator>
              <dc:date>2009-07-06T14:50:00</dc:date>
            </office:change-info>
            <text:list xml:id="list1764764103" text:continue-numbering="true" text:style-name="Outline">
              <text:list-item>
                <text:h text:style-name="P12" text:outline-level="1">dering</text:h>
              </text:list-item>
            </text:list>
          </text:deletion>
        </text:changed-region>
        <text:changed-region text:id="ct422201904">
          <text:insertion>
            <office:change-info>
              <dc:creator>Unknown Author</dc:creator>
              <dc:date>2009-07-06T14:50:00</dc:date>
            </office:change-info>
          </text:insertion>
        </text:changed-region>
        <text:changed-region text:id="ct411135200">
          <text:insertion>
            <office:change-info>
              <dc:creator>Unknown Author</dc:creator>
              <dc:date>2009-07-06T14:44:00</dc:date>
            </office:change-info>
          </text:insertion>
        </text:changed-region>
        <text:changed-region text:id="ct1404388864">
          <text:insertion>
            <office:change-info>
              <dc:creator>Unknown Author</dc:creator>
              <dc:date>2009-07-06T14: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change-start text:change-id="ct348126368"/>The ARC Job Description Internal Representation<text:change-end text:change-id="ct348126368"/></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in"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in"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in"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in"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67"><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67"><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46"><text:a xlink:type="simple" xlink:href="#2.1.2.1 Types|outline" text:style-name="Internet_20_link" text:visited-style-name="Internet_20_link"><text:span text:style-name="Internet_20_link">2.1 Types</text:span></text:a><text:tab/><text:a xlink:type="simple" xlink:href="#2.1.2.1 Types|outline" text:style-name="Internet_20_link" text:visited-style-name="Internet_20_link">3</text:a></text:p>
          <text:p text:style-name="P47"><text:s/>2.1.1 <text:a xlink:type="simple" xlink:href="#2.1.1.SoftwareRequirement|outline" text:style-name="Internet_20_link" text:visited-style-name="Internet_20_link"><text:span text:style-name="Internet_20_link">SoftwareRequirement</text:span></text:a><text:tab/><text:a xlink:type="simple" xlink:href="#2.1.1.SoftwareRequirement|outline" text:style-name="Internet_20_link" text:visited-style-name="Internet_20_link">3</text:a></text:p>
          <text:p text:style-name="P47"><text:s/>2.1.1.1 <text:a xlink:type="simple" xlink:href="#2.1.1.1.Software|outline" text:style-name="Internet_20_link" text:visited-style-name="Internet_20_link"><text:span text:style-name="Internet_20_link">Software</text:span></text:a><text:tab/><text:a xlink:type="simple" xlink:href="#2.1.1.1.Software|outline" text:style-name="Internet_20_link" text:visited-style-name="Internet_20_link">3</text:a></text:p>
          <text:p text:style-name="P47"><text:s/>2.1.2 <text:a xlink:type="simple" xlink:href="#2.1.2.ScalableTime|outline" text:style-name="Internet_20_link" text:visited-style-name="Internet_20_link"><text:span text:style-name="Internet_20_link">ScalableTime</text:span></text:a><text:tab/><text:a xlink:type="simple" xlink:href="#2.1.2.ScalableTime|outline" text:style-name="Internet_20_link" text:visited-style-name="Internet_20_link">4</text:a></text:p>
          <text:p text:style-name="P47"><text:s/>2.1.2.1 <text:a xlink:type="simple" xlink:href="#2.1.2.1.Value|outline" text:style-name="Internet_20_link" text:visited-style-name="Internet_20_link"><text:span text:style-name="Internet_20_link">Value</text:span></text:a><text:tab/><text:a xlink:type="simple" xlink:href="#2.1.2.1.Value|outline" text:style-name="Internet_20_link" text:visited-style-name="Internet_20_link">4</text:a></text:p>
          <text:p text:style-name="P47"><text:s/>2.1.2.2 <text:a xlink:type="simple" xlink:href="#2.1.2.2.BenchmarkType|outline" text:style-name="Internet_20_link" text:visited-style-name="Internet_20_link"><text:span text:style-name="Internet_20_link">BenchmarkType</text:span></text:a><text:tab/><text:a xlink:type="simple" xlink:href="#2.1.2.2.BenchmarkType|outline" text:style-name="Internet_20_link" text:visited-style-name="Internet_20_link">4</text:a></text:p>
          <text:p text:style-name="P47"><text:s/>2.1.2.3 <text:a xlink:type="simple" xlink:href="#2.1.2.3.BenchmarkValue|outline" text:style-name="Internet_20_link" text:visited-style-name="Internet_20_link"><text:span text:style-name="Internet_20_link">BenchmarkValue</text:span></text:a><text:tab/><text:a xlink:type="simple" xlink:href="#2.1.2.3.BenchmarkValue|outline" text:style-name="Internet_20_link" text:visited-style-name="Internet_20_link">4</text:a></text:p>
          <text:p text:style-name="P47"><text:s/>2.1.3 <text:a xlink:type="simple" xlink:href="#2.1.3.Range|outline" text:style-name="Internet_20_link" text:visited-style-name="Internet_20_link"><text:span text:style-name="Internet_20_link">Range</text:span></text:a><text:tab/><text:a xlink:type="simple" xlink:href="#2.1.3.Range|outline" text:style-name="Internet_20_link" text:visited-style-name="Internet_20_link">4</text:a></text:p>
          <text:p text:style-name="P46"><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4</text:a></text:p>
          <text:p text:style-name="P47"><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47"><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5</text:a></text:p>
          <text:p text:style-name="P47"><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5</text:a></text:p>
          <text:p text:style-name="P47"><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5</text:a></text:p>
          <text:p text:style-name="P47"><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5</text:a></text:p>
          <text:p text:style-name="P46"><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5</text:a></text:p>
          <text:p text:style-name="P47"><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5</text:a></text:p>
          <text:p text:style-name="P47"><text:s/>2.3.2 <text:a xlink:type="simple" xlink:href="#2.3.2.Argument|outline" text:style-name="Internet_20_link" text:visited-style-name="Internet_20_link"><text:span text:style-name="Internet_20_link">Argument</text:span></text:a><text:tab/><text:a xlink:type="simple" xlink:href="#2.3.2.Argument|outline" text:style-name="Internet_20_link" text:visited-style-name="Internet_20_link">5</text:a></text:p>
          <text:p text:style-name="P47"><text:s/>2.3.3 <text:a xlink:type="simple" xlink:href="#2.3.3.Input|outline" text:style-name="Internet_20_link" text:visited-style-name="Internet_20_link"><text:span text:style-name="Internet_20_link">Input</text:span></text:a><text:tab/><text:a xlink:type="simple" xlink:href="#2.3.3.Input|outline" text:style-name="Internet_20_link" text:visited-style-name="Internet_20_link">6</text:a></text:p>
          <text:p text:style-name="P47"><text:s/>2.3.4 <text:a xlink:type="simple" xlink:href="#2.3.4.Output|outline" text:style-name="Internet_20_link" text:visited-style-name="Internet_20_link"><text:span text:style-name="Internet_20_link">Output</text:span></text:a><text:tab/><text:a xlink:type="simple" xlink:href="#2.3.4.Output|outline" text:style-name="Internet_20_link" text:visited-style-name="Internet_20_link">6</text:a></text:p>
          <text:p text:style-name="P47"><text:s/>2.3.5 <text:a xlink:type="simple" xlink:href="#2.3.5.Error|outline" text:style-name="Internet_20_link" text:visited-style-name="Internet_20_link"><text:span text:style-name="Internet_20_link">Error</text:span></text:a><text:tab/><text:a xlink:type="simple" xlink:href="#2.3.5.Error|outline" text:style-name="Internet_20_link" text:visited-style-name="Internet_20_link">6</text:a></text:p>
          <text:p text:style-name="P47"><text:s/>2.3.6 <text:a xlink:type="simple" xlink:href="#2.3.6.Join|outline" text:style-name="Internet_20_link" text:visited-style-name="Internet_20_link"><text:span text:style-name="Internet_20_link">Join</text:span></text:a><text:tab/><text:a xlink:type="simple" xlink:href="#2.3.6.Join|outline" text:style-name="Internet_20_link" text:visited-style-name="Internet_20_link">6</text:a></text:p>
          <text:p text:style-name="P47"><text:s/>2.3.7 <text:a xlink:type="simple" xlink:href="#2.3.7.Environment|outline" text:style-name="Internet_20_link" text:visited-style-name="Internet_20_link"><text:span text:style-name="Internet_20_link">Environment</text:span></text:a><text:tab/><text:a xlink:type="simple" xlink:href="#2.3.7.Environment|outline" text:style-name="Internet_20_link" text:visited-style-name="Internet_20_link">6</text:a></text:p>
          <text:p text:style-name="P47"><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6</text:a></text:p>
          <text:p text:style-name="P47"><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6</text:a></text:p>
          <text:p text:style-name="P47"><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7</text:a></text:p>
          <text:p text:style-name="P47"><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7</text:a></text:p>
          <text:p text:style-name="P47"><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7</text:a></text:p>
          <text:p text:style-name="P47"><text:s/>2.3.13 <text:a xlink:type="simple" xlink:href="#2.3.13.ExpiryTime|outline" text:style-name="Internet_20_link" text:visited-style-name="Internet_20_link"><text:span text:style-name="Internet_20_link">ExpiryTime</text:span></text:a><text:tab/><text:a xlink:type="simple" xlink:href="#2.3.13.ExpiryTime|outline" text:style-name="Internet_20_link" text:visited-style-name="Internet_20_link">7</text:a></text:p>
          <text:p text:style-name="P47"><text:s/>2.3.14 <text:a xlink:type="simple" xlink:href="#2.3.14.StartOnHold|outline" text:style-name="Internet_20_link" text:visited-style-name="Internet_20_link"><text:span text:style-name="Internet_20_link">StartOnHold</text:span></text:a><text:tab/><text:a xlink:type="simple" xlink:href="#2.3.14.StartOnHold|outline" text:style-name="Internet_20_link" text:visited-style-name="Internet_20_link">7</text:a></text:p>
          <text:p text:style-name="P47"><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7</text:a></text:p>
          <text:p text:style-name="P47"><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7</text:a></text:p>
          <text:p text:style-name="P47"><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7</text:a></text:p>
          <text:p text:style-name="P47"><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8</text:a></text:p>
          <text:p text:style-name="P46"><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8</text:a></text:p>
          <text:p text:style-name="P47"><text:s/>2.4.1 <text:a xlink:type="simple" xlink:href="#2.4.1.OperatingSystem|outline" text:style-name="Internet_20_link" text:visited-style-name="Internet_20_link"><text:span text:style-name="Internet_20_link">OperatingSystem</text:span></text:a><text:tab/><text:a xlink:type="simple" xlink:href="#2.4.1.OperatingSystem|outline" text:style-name="Internet_20_link" text:visited-style-name="Internet_20_link">8</text:a></text:p>
          <text:p text:style-name="P47"><text:s/>2.4.2 <text:a xlink:type="simple" xlink:href="#2.4.2.Platform|outline" text:style-name="Internet_20_link" text:visited-style-name="Internet_20_link"><text:span text:style-name="Internet_20_link">Platform</text:span></text:a><text:tab/><text:a xlink:type="simple" xlink:href="#2.4.2.Platform|outline" text:style-name="Internet_20_link" text:visited-style-name="Internet_20_link">9</text:a></text:p>
          <text:p text:style-name="P47"><text:s/>2.4.3 <text:a xlink:type="simple" xlink:href="#2.4.3.NetworkInfo|outline" text:style-name="Internet_20_link" text:visited-style-name="Internet_20_link"><text:span text:style-name="Internet_20_link">NetworkInfo</text:span></text:a><text:tab/><text:a xlink:type="simple" xlink:href="#2.4.3.NetworkInfo|outline" text:style-name="Internet_20_link" text:visited-style-name="Internet_20_link">9</text:a></text:p>
          <text:p text:style-name="P47"><text:s/>2.4.4 <text:a xlink:type="simple" xlink:href="#2.4.4.NodeAccess|outline" text:style-name="Internet_20_link" text:visited-style-name="Internet_20_link"><text:span text:style-name="Internet_20_link">NodeAccess</text:span></text:a><text:tab/><text:a xlink:type="simple" xlink:href="#2.4.4.NodeAccess|outline" text:style-name="Internet_20_link" text:visited-style-name="Internet_20_link">9</text:a></text:p>
          <text:p text:style-name="P47"><text:s/>2.4.5 <text:a xlink:type="simple" xlink:href="#2.4.5.IndividualPhysicalMemory|outline" text:style-name="Internet_20_link" text:visited-style-name="Internet_20_link"><text:span text:style-name="Internet_20_link">IndividualPhysicalMemory</text:span></text:a><text:tab/><text:a xlink:type="simple" xlink:href="#2.4.5.IndividualPhysicalMemory|outline" text:style-name="Internet_20_link" text:visited-style-name="Internet_20_link">9</text:a></text:p>
          <text:p text:style-name="P47"><text:s/>2.4.6 <text:a xlink:type="simple" xlink:href="#2.4.6.IndividualVirtualMemory|outline" text:style-name="Internet_20_link" text:visited-style-name="Internet_20_link"><text:span text:style-name="Internet_20_link">IndividualVirtualMemory</text:span></text:a><text:tab/><text:a xlink:type="simple" xlink:href="#2.4.6.IndividualVirtualMemory|outline" text:style-name="Internet_20_link" text:visited-style-name="Internet_20_link">9</text:a></text:p>
          <text:p text:style-name="P47"><text:s/>2.4.7 <text:a xlink:type="simple" xlink:href="#2.4.7.DiskSpaceRequirement|outline" text:style-name="Internet_20_link" text:visited-style-name="Internet_20_link"><text:span text:style-name="Internet_20_link">DiskSpaceRequirement</text:span></text:a><text:tab/><text:a xlink:type="simple" xlink:href="#2.4.7.DiskSpaceRequirement|outline" text:style-name="Internet_20_link" text:visited-style-name="Internet_20_link">10</text:a></text:p>
          <text:p text:style-name="P47"><text:s/>2.4.7.1 <text:a xlink:type="simple" xlink:href="#2.4.7.1.DiskSpace|outline" text:style-name="Internet_20_link" text:visited-style-name="Internet_20_link"><text:span text:style-name="Internet_20_link">DiskSpace</text:span></text:a><text:tab/><text:a xlink:type="simple" xlink:href="#2.4.7.1.DiskSpace|outline" text:style-name="Internet_20_link" text:visited-style-name="Internet_20_link">10</text:a></text:p>
          <text:p text:style-name="P47"><text:s/>2.4.7.2 <text:a xlink:type="simple" xlink:href="#2.4.7.2.CacheDiskSpace|outline" text:style-name="Internet_20_link" text:visited-style-name="Internet_20_link"><text:span text:style-name="Internet_20_link">CacheDiskSpace</text:span></text:a><text:tab/><text:a xlink:type="simple" xlink:href="#2.4.7.2.CacheDiskSpace|outline" text:style-name="Internet_20_link" text:visited-style-name="Internet_20_link">10</text:a></text:p>
          <text:p text:style-name="P47"><text:s/>2.4.7.3 <text:a xlink:type="simple" xlink:href="#2.4.7.3.SessionDiskSpace|outline" text:style-name="Internet_20_link" text:visited-style-name="Internet_20_link"><text:span text:style-name="Internet_20_link">SessionDiskSpace</text:span></text:a><text:tab/><text:a xlink:type="simple" xlink:href="#2.4.7.3.SessionDiskSpace|outline" text:style-name="Internet_20_link" text:visited-style-name="Internet_20_link">10</text:a></text:p>
          <text:p text:style-name="P47"><text:s/>2.4.8 <text:a xlink:type="simple" xlink:href="#2.4.8.SessionLifetime|outline" text:style-name="Internet_20_link" text:visited-style-name="Internet_20_link"><text:span text:style-name="Internet_20_link">SessionLifetime</text:span></text:a><text:tab/><text:a xlink:type="simple" xlink:href="#2.4.8.SessionLifetime|outline" text:style-name="Internet_20_link" text:visited-style-name="Internet_20_link">10</text:a></text:p>
          <text:p text:style-name="P47"><text:soft-page-break/><text:s/>2.4.9 <text:a xlink:type="simple" xlink:href="#2.4.9.IndividualCPUTime|outline" text:style-name="Internet_20_link" text:visited-style-name="Internet_20_link"><text:span text:style-name="Internet_20_link">IndividualCPUTime</text:span></text:a><text:tab/><text:a xlink:type="simple" xlink:href="#2.4.9.IndividualCPUTime|outline" text:style-name="Internet_20_link" text:visited-style-name="Internet_20_link">10</text:a></text:p>
          <text:p text:style-name="P47"><text:s/>2.4.10 <text:a xlink:type="simple" xlink:href="#2.4.10.TotalCPUTime|outline" text:style-name="Internet_20_link" text:visited-style-name="Internet_20_link"><text:span text:style-name="Internet_20_link">TotalCPUTime</text:span></text:a><text:tab/><text:a xlink:type="simple" xlink:href="#2.4.10.TotalCPUTime|outline" text:style-name="Internet_20_link" text:visited-style-name="Internet_20_link">10</text:a></text:p>
          <text:p text:style-name="P47"><text:s/>2.4.11 <text:a xlink:type="simple" xlink:href="#2.4.11.IndividualWallTime|outline" text:style-name="Internet_20_link" text:visited-style-name="Internet_20_link"><text:span text:style-name="Internet_20_link">IndividualWallTime</text:span></text:a><text:tab/><text:a xlink:type="simple" xlink:href="#2.4.11.IndividualWallTime|outline" text:style-name="Internet_20_link" text:visited-style-name="Internet_20_link">10</text:a></text:p>
          <text:p text:style-name="P47"><text:s/>2.4.12 <text:a xlink:type="simple" xlink:href="#2.4.12.TotalWallTime|outline" text:style-name="Internet_20_link" text:visited-style-name="Internet_20_link"><text:span text:style-name="Internet_20_link">TotalWallTime</text:span></text:a><text:tab/><text:a xlink:type="simple" xlink:href="#2.4.12.TotalWallTime|outline" text:style-name="Internet_20_link" text:visited-style-name="Internet_20_link">11</text:a></text:p>
          <text:p text:style-name="P47"><text:s/>2.4.13 <text:a xlink:type="simple" xlink:href="#2.4.13.Homogeneous|outline" text:style-name="Internet_20_link" text:visited-style-name="Internet_20_link"><text:span text:style-name="Internet_20_link">Homogeneous</text:span></text:a><text:tab/><text:a xlink:type="simple" xlink:href="#2.4.13.Homogeneous|outline" text:style-name="Internet_20_link" text:visited-style-name="Internet_20_link">11</text:a></text:p>
          <text:p text:style-name="P47"><text:s/>2.4.14 <text:a xlink:type="simple" xlink:href="#2.4.14.Benchmark|outline" text:style-name="Internet_20_link" text:visited-style-name="Internet_20_link"><text:span text:style-name="Internet_20_link">Benchmark</text:span></text:a><text:tab/><text:a xlink:type="simple" xlink:href="#2.4.14.Benchmark|outline" text:style-name="Internet_20_link" text:visited-style-name="Internet_20_link">11</text:a></text:p>
          <text:p text:style-name="P47"><text:s/>2.4.14.1 <text:a xlink:type="simple" xlink:href="#2.4.14.1.Type|outline" text:style-name="Internet_20_link" text:visited-style-name="Internet_20_link"><text:span text:style-name="Internet_20_link">Type</text:span></text:a><text:tab/><text:a xlink:type="simple" xlink:href="#2.4.14.1.Type|outline" text:style-name="Internet_20_link" text:visited-style-name="Internet_20_link">11</text:a></text:p>
          <text:p text:style-name="P47"><text:s/>2.4.14.2 <text:a xlink:type="simple" xlink:href="#2.4.14.2.Value|outline" text:style-name="Internet_20_link" text:visited-style-name="Internet_20_link"><text:span text:style-name="Internet_20_link">Value</text:span></text:a><text:tab/><text:a xlink:type="simple" xlink:href="#2.4.14.2.Value|outline" text:style-name="Internet_20_link" text:visited-style-name="Internet_20_link">11</text:a></text:p>
          <text:p text:style-name="P47"><text:s/>2.4.15 <text:a xlink:type="simple" xlink:href="#2.4.15.CEType|outline" text:style-name="Internet_20_link" text:visited-style-name="Internet_20_link"><text:span text:style-name="Internet_20_link">CEType</text:span></text:a><text:tab/><text:a xlink:type="simple" xlink:href="#2.4.15.CEType|outline" text:style-name="Internet_20_link" text:visited-style-name="Internet_20_link">11</text:a></text:p>
          <text:p text:style-name="P47"><text:s/>2.4.16 <text:a xlink:type="simple" xlink:href="#2.4.16.SlotRequirement|outline" text:style-name="Internet_20_link" text:visited-style-name="Internet_20_link"><text:span text:style-name="Internet_20_link">SlotRequirement</text:span></text:a><text:tab/><text:a xlink:type="simple" xlink:href="#2.4.16.SlotRequirement|outline" text:style-name="Internet_20_link" text:visited-style-name="Internet_20_link">12</text:a></text:p>
          <text:p text:style-name="P47"><text:s/>2.4.17 <text:a xlink:type="simple" xlink:href="#2.4.17.CandidateTarget|outline" text:style-name="Internet_20_link" text:visited-style-name="Internet_20_link"><text:span text:style-name="Internet_20_link">CandidateTarget</text:span></text:a><text:tab/><text:a xlink:type="simple" xlink:href="#2.4.17.CandidateTarget|outline" text:style-name="Internet_20_link" text:visited-style-name="Internet_20_link">12</text:a></text:p>
          <text:p text:style-name="P47"><text:s/>2.4.18 <text:a xlink:type="simple" xlink:href="#2.4.18.RunTimeEnvironment|outline" text:style-name="Internet_20_link" text:visited-style-name="Internet_20_link"><text:span text:style-name="Internet_20_link">RunTimeEnvironment</text:span></text:a><text:tab/><text:a xlink:type="simple" xlink:href="#2.4.18.RunTimeEnvironment|outline" text:style-name="Internet_20_link" text:visited-style-name="Internet_20_link">13</text:a></text:p>
          <text:p text:style-name="P46"><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3</text:a></text:p>
          <text:p text:style-name="P47"><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3</text:a></text:p>
          <text:p text:style-name="P47"><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4</text:a></text:p>
          <text:p text:style-name="P46"><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5</text:a></text:p>
          <text:p text:style-name="P47"><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5</text:a></text:p>
          <text:p text:style-name="P47"><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5</text:a></text:p>
          <text:p text:style-name="P47"><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5</text:a></text:p>
          <text:p text:style-name="P47"><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5</text:a></text:p>
          <text:p text:style-name="P67"><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5</text:a></text:p>
        </text:index-body>
      </text:table-of-content>
      <text:p text:style-name="Standard"><text:change-start text:change-id="ct1153986976"/></text:p>
      <text:list xml:id="list729239092" text:continue-list="list1764764103" text:style-name="List_20_1">
        <text:list-item>
          <text:h text:style-name="P51" text:outline-level="1"><text:change-end text:change-id="ct1153986976"/>Introduction<text:change-start text:change-id="ct1110645168"/></text:h>
        </text:list-item>
      </text:list>
      <text:p text:style-name="Standard"><text:change-end text:change-id="ct1110645168"/><text:change text:change-id="ct422047712"/><text:span text:style-name="T4">match with GLUE2, description of request, common parts of currently used job description languages, information loss during the transformation take into account.</text:span><text:change text:change-id="ct307698416"/><text:span text:style-name="T10">The JobDescription class should be used by all job description handling services in ARC. It should be a common source of job description parsing</text:span></text:p>
      <text:p text:style-name="P17"/>
      <text:p text:style-name="P17">CONSISTENT NAMING of Comuting Service is required</text:p>
      <text:list xml:id="list2013657450" text:continue-numbering="true" text:style-name="List_20_1">
        <text:list-item>
          <text:h text:style-name="P49" text:outline-level="1">Data Structure</text:h>
        </text:list-item>
      </text:list>
      <text:p text:style-name="Text_20_body"><text:span text:style-name="T1">The </text:span><text:change-start text:change-id="ct1185527968"/><text:span text:style-name="DataType">Job</text:span><text:change-end text:change-id="ct1185527968"/><text:change text:change-id="ct1185258432"/><text:change-start text:change-id="ct1121327360"/><text:span text:style-name="DataType">Description</text:span><text:change-end text:change-id="ct1121327360"/><text:span text:style-name="T1"> class consi</text:span><text:change-start text:change-id="ct1185908880"/><text:span text:style-name="T1">s</text:span><text:change-end text:change-id="ct1185908880"/><text:span text:style-name="T1">t</text:span><text:change text:change-id="ct1121277712"/><text:span text:style-name="T1"> of the following </text:span><text:change text:change-id="ct1158145968"/><text:change-start text:change-id="ct384650848"/><text:span text:style-name="T1">sections</text:span><text:change-end text:change-id="ct384650848"/><text:span text:style-name="T1">: </text:span><text:change text:change-id="ct1185859456"/><text:change-start text:change-id="ct438493536"/><text:span text:style-name="DataType">JobIdentification</text:span><text:change-end text:change-id="ct438493536"/><text:span text:style-name="T1">, </text:span><text:change text:change-id="ct1185781904"/><text:change-start text:change-id="ct1180297728"/><text:span text:style-name="DataType">Application</text:span><text:change-end text:change-id="ct1180297728"/><text:span text:style-name="T1">, </text:span><text:change text:change-id="ct307435152"/><text:change-start text:change-id="ct1209752864"/><text:span text:style-name="DataType">Resources</text:span><text:change-end text:change-id="ct1209752864"/><text:span text:style-name="T1">,</text:span><text:change text:change-id="ct1218605760"/><text:change text:change-id="ct1185142016"/><text:change-start text:change-id="ct1179708336"/><text:span text:style-name="DataType"> DataStaging</text:span><text:change-end text:change-id="ct1179708336"/><text:span text:style-name="DataType"><text:span text:style-name="T1"> </text:span></text:span><text:span text:style-name="T1">and </text:span><text:change text:change-id="ct1178513456"/><text:change-start text:change-id="ct1185267824"/><text:span text:style-name="DataType">JobMetaData</text:span><text:change-end text:change-id="ct1185267824"/><text:span text:style-name="T1">. The</text:span><text:change text:change-id="ct1111145792"/><text:change text:change-id="ct340969312"/><text:change-start text:change-id="ct1185372736"/><text:span text:style-name="T1"> </text:span><text:span text:style-name="DataType">JobIdentification</text:span><text:change-end text:change-id="ct1185372736"/><text:span text:style-name="T1"> </text:span><text:change-start text:change-id="ct422546768"/><text:span text:style-name="T1">is </text:span><text:change-end text:change-id="ct422546768"/><text:change text:change-id="ct1185374256"/><text:change-start text:change-id="ct1187939616"/><text:span text:style-name="T1">used to</text:span><text:change-end text:change-id="ct1187939616"/><text:change text:change-id="ct1247355600"/><text:span text:style-name="T1"> identify the job using various type</text:span><text:change-start text:change-id="ct1250562128"/><text:span text:style-name="T1">s</text:span><text:change-end text:change-id="ct1250562128"/><text:span text:style-name="T1">, tags and names. The</text:span><text:change text:change-id="ct440786016"/><text:change text:change-id="ct421846576"/><text:change-start text:change-id="ct1219158272"/><text:span text:style-name="T1"> </text:span><text:span text:style-name="DataType">Application</text:span><text:change-end text:change-id="ct1219158272"/><text:span text:style-name="T1"> </text:span><text:change text:change-id="ct1216933872"/><text:change-start text:change-id="ct441313424"/><text:span text:style-name="T1">class</text:span><text:change-end text:change-id="ct441313424"/><text:span text:style-name="T1"> </text:span><text:change-start text:change-id="ct321028416"/><text:span text:style-name="T1">is </text:span><text:change-end text:change-id="ct321028416"/><text:span text:style-name="T1">used to describe explicit</text:span><text:change text:change-id="ct411683344"/><text:change-start text:change-id="ct224101520"/><text:span text:style-name="T1">ly</text:span><text:change-end text:change-id="ct224101520"/><text:span text:style-name="T1"> </text:span><text:change text:change-id="ct349384880"/><text:change-start text:change-id="ct325082848"/><text:span text:style-name="T1">the </text:span><text:change-end text:change-id="ct325082848"/><text:change text:change-id="ct223468080"/><text:change-start text:change-id="ct422294976"/><text:span text:style-name="T1">e</text:span><text:change-end text:change-id="ct422294976"/><text:span text:style-name="T1">xecutable </text:span><text:change text:change-id="ct349346832"/><text:change text:change-id="ct1151668256"/><text:span text:style-name="T1">which </text:span><text:change-start text:change-id="ct406066960"/><text:span text:style-name="T1">should be executed at the CE</text:span><text:change-end text:change-id="ct406066960"/><text:change text:change-id="ct362883520"/><text:change text:change-id="ct349216192"/><text:change-start text:change-id="ct337056272"/><text:span text:style-name="T1">, environment variables, logging, </text:span><text:change-end text:change-id="ct337056272"/><text:change-start text:change-id="ct362830624"/><text:span text:style-name="T1">standard in and out, credent</text:span><text:change-end text:change-id="ct362830624"/><text:change-start text:change-id="ct1245197664"/><text:span text:style-name="T1">ial service</text:span><text:change-end text:change-id="ct1245197664"/><text:change-start text:change-id="ct1110568272"/><text:span text:style-name="T1">, etc</text:span><text:change-end text:change-id="ct1110568272"/><text:span text:style-name="T1">.</text:span><text:change text:change-id="ct1121654752"/><text:change-start text:change-id="ct399886176"/><text:span text:style-name="T1"> </text:span><text:change-end text:change-id="ct399886176"/><text:span text:style-name="T1">The</text:span><text:change text:change-id="ct1083382752"/><text:change text:change-id="ct1173684864"/><text:change-start text:change-id="ct419076688"/><text:span text:style-name="DataType"> Resources</text:span><text:change-end text:change-id="ct419076688"/><text:span text:style-name="T3"> </text:span><text:change text:change-id="ct321043040"/><text:change-start text:change-id="ct367381184"/><text:span text:style-name="T1">class</text:span><text:change-end text:change-id="ct367381184"/><text:change text:change-id="ct1088281504"/><text:change-start text:change-id="ct1089718592"/><text:span text:style-name="T1"> </text:span><text:change-end text:change-id="ct1089718592"/><text:change text:change-id="ct1172101024"/><text:change text:change-id="ct418615552"/><text:change text:change-id="ct1176477680"/><text:change-start text:change-id="ct296759120"/><text:span text:style-name="T1">contains information about the </text:span><text:change-end text:change-id="ct296759120"/><text:change text:change-id="ct318355872"/><text:change-start text:change-id="ct341060624"/><text:span text:style-name="T1">type of </text:span><text:change-end text:change-id="ct341060624"/><text:span text:style-name="T1">execution node prefered by the user. </text:span><text:change text:change-id="ct349574208"/><text:change text:change-id="ct379706016"/><text:change text:change-id="ct297418256"/><text:change text:change-id="ct1180008000"/><text:change text:change-id="ct440514352"/><text:change-start text:change-id="ct438563136"/><text:span text:style-name="T1">The</text:span><text:change-end text:change-id="ct438563136"/><text:change text:change-id="ct352194096"/><text:change-start text:change-id="ct1119519504"/><text:span text:style-name="DataType"> DataStaging</text:span><text:change-end text:change-id="ct1119519504"/><text:span text:style-name="T1"> </text:span><text:change text:change-id="ct325744576"/><text:change-start text:change-id="ct1121614496"/><text:span text:style-name="T1">class contains information about </text:span><text:change-end text:change-id="ct1121614496"/><text:change-start text:change-id="ct368025136"/><text:span text:style-name="T1">input file and output files/directories created by the job</text:span><text:change-end text:change-id="ct368025136"/><text:span text:style-name="T1">. Finally the job description may </text:span><text:change text:change-id="ct1185801072"/><text:change-start text:change-id="ct1218972240"/><text:span text:style-name="T1">contain meta data, describing the context in which the description was generated, and it is </text:span><text:change-end text:change-id="ct1218972240"/><text:change-start text:change-id="ct384416752"/><text:span text:style-name="T1">stored in the</text:span><text:change-end text:change-id="ct384416752"/><text:change text:change-id="ct299670304"/><text:change text:change-id="ct438527216"/><text:change-start text:change-id="ct438432544"/><text:span text:style-name="DataType"> JobMetaData</text:span><text:change-end text:change-id="ct438432544"/><text:span text:style-name="T1"> </text:span><text:change-start text:change-id="ct368001248"/><text:span text:style-name="T1">class</text:span><text:change-end text:change-id="ct368001248"/><text:change text:change-id="ct1185152320"/><text:span text:style-name="T1">. </text:span></text:p>
      <text:p text:style-name="P2">In the following sections<text:change text:change-id="ct440475024"/><text:change-start text:change-id="ct347812928"/> <text:change-end text:change-id="ct347812928"/><text:change text:change-id="ct421629760"/>detailed definition<text:change-start text:change-id="ct348079760"/>s<text:change-end text:change-id="ct348079760"/> of <text:change-start text:change-id="ct396107248"/>the classes<text:change-end text:change-id="ct396107248"/><text:change text:change-id="ct440493648"/> <text:change text:change-id="ct1211807936"/><text:change-start text:change-id="ct1121418368"/>are given<text:change-end text:change-id="ct1121418368"/>.<text:change-start text:change-id="ct411928576"/></text:p>
      <text:list xml:id="list579897065" text:continue-numbering="true" text:style-name="List_20_1">
        <text:list-item>
          <text:list>
            <text:list-header>
              <text:h text:style-name="P54" text:outline-level="2" text:is-list-header="true"><text:change-end text:change-id="ct411928576"/>2.1<text:change-start text:change-id="ct1240614432"/> Types</text:h>
            </text:list-header>
          </text:list>
        </text:list-item>
      </text:list>
      <text:p text:style-name="Text_20_body"><text:change-end text:change-id="ct1240614432"/>In addition to the atomic types like string, integer, datetime and URL we introduce the following resuable complex types.<text:change-start text:change-id="ct438464480"/></text:p>
      <text:list xml:id="list283109357" text:continue-numbering="true" text:style-name="List_20_1">
        <text:list-item>
          <text:list>
            <text:list-item>
              <text:list>
                <text:list-item>
                  <text:h text:style-name="P28" text:outline-level="3"><text:change-end text:change-id="ct438464480"/>SoftwareRequirement</text:h>
                  <text:p text:style-name="P59">The SoftwareRequirment element provides the general envelope to experess logical relation of Software requests.</text:p>
                  <text:p text:style-name="P59">The <text:span text:style-name="DataType">SoftwareRequirement</text:span> element specifies the software requirements of a job. It MAY contain multiple other <text:span text:style-name="DataType">Software </text:span>elements. This element MAY contain a boolean that specifies that all OR one of its child elements has to be satisfied. The multiplicity of this element is zero or more. There is no default value of this element.</text:p>
                  <text:p text:style-name="P62">Comment: new. The proposed new structure replaces ApplicationName, ApplicationVersion, OperatingSystem, OperatingSystemType, OperatingSystemVersion, OperatingSystemName of GFD136. </text:p>
                  <text:p text:style-name="P61">(formating)</text:p>
                  <text:list>
                    <text:list-item>
                      <text:h text:style-name="P28" text:outline-level="3"><text:change-start text:change-id="ct325481024"/>Software</text:h>
                    </text:list-item>
                  </text:list>
                </text:list-item>
              </text:list>
            </text:list-item>
          </text:list>
        </text:list-item>
      </text:list>
      <text:p text:style-name="Text_20_body">The <text:span text:style-name="DataType">Software</text:span> <text:change-end text:change-id="ct325481024"/>is a triplet of strings. <text:change-start text:change-id="ct440976288"/>The multiplicity is zero or more<text:change-end text:change-id="ct440976288"/>. There is no default value of this element. The structure is composed of Family, Name and Version string elements.</text:p>
      <text:p text:style-name="Text_20_body">Comment: new. The proposed new structure replaces ApplicationName, ApplicationVersion, OperatingSystem, OperatingSystemType, OperatingSystemVersion, OperatingSystemName of GFD136. <text:change-start text:change-id="ct349625072"/></text:p>
      <text:list xml:id="list776612982" text:continue-numbering="true" text:style-name="List_20_1">
        <text:list-item>
          <text:list>
            <text:list-item>
              <text:list>
                <text:list-item>
                  <text:h text:style-name="P28" text:outline-level="3"><text:change-end text:change-id="ct349625072"/><text:soft-page-break/>ScalableTime</text:h>
                </text:list-item>
              </text:list>
            </text:list-item>
          </text:list>
        </text:list-item>
      </text:list>
      <text:p text:style-name="Text_20_body">This optional complex structure is used to define scalable time request optionally depending on benchmark results. Multiplicity zero or one. There is no default value of this element.</text:p>
      <text:p text:style-name="Text_20_body">Commnet: new.</text:p>
      <text:list xml:id="list1510193643" text:continue-numbering="true" text:style-name="List_20_1">
        <text:list-item>
          <text:list>
            <text:list-item>
              <text:list>
                <text:list-item>
                  <text:list>
                    <text:list-item>
                      <text:h text:style-name="P28" text:outline-level="3">Value</text:h>
                    </text:list-item>
                  </text:list>
                </text:list-item>
              </text:list>
            </text:list-item>
          </text:list>
        </text:list-item>
      </text:list>
      <text:p text:style-name="Text_20_body">Mandatory integer range. Multiplicity is one. There is no default value of this element.</text:p>
      <text:list xml:id="list2096745643" text:continue-numbering="true" text:style-name="List_20_1">
        <text:list-item>
          <text:list>
            <text:list-item>
              <text:list>
                <text:list-item>
                  <text:list>
                    <text:list-item>
                      <text:h text:style-name="P28" text:outline-level="3">BenchmarkType</text:h>
                    </text:list-item>
                  </text:list>
                </text:list-item>
              </text:list>
            </text:list-item>
          </text:list>
        </text:list-item>
      </text:list>
      <text:p text:style-name="Text_20_body">Optional string element specify the type of the benchmark used to obtain the BenchmarkValue. Multiplicity is zero or one. There is no default value of this element. <text:s/>It is an open enumeration with values of the GLUE2 Benchmark_t type:</text:p>
      <text:list xml:id="list487583378" text:style-name="L9">
        <text:list-item>
          <text:p text:style-name="P63">bogomips</text:p>
        </text:list-item>
        <text:list-item>
          <text:p text:style-name="P63">cfp2006</text:p>
        </text:list-item>
        <text:list-item>
          <text:p text:style-name="P63">cint2006</text:p>
        </text:list-item>
        <text:list-item>
          <text:p text:style-name="P63">linpack</text:p>
        </text:list-item>
        <text:list-item>
          <text:p text:style-name="P63">specfp2000</text:p>
        </text:list-item>
        <text:list-item>
          <text:p text:style-name="P63">specint2000</text:p>
        </text:list-item>
      </text:list>
      <text:list xml:id="list1178786266" text:continue-list="list2096745643" text:style-name="List_20_1">
        <text:list-item>
          <text:list>
            <text:list-item>
              <text:list>
                <text:list-item>
                  <text:list>
                    <text:list-item>
                      <text:h text:style-name="P28" text:outline-level="3">BenchmarkValue</text:h>
                    </text:list-item>
                  </text:list>
                </text:list-item>
              </text:list>
            </text:list-item>
          </text:list>
        </text:list-item>
      </text:list>
      <text:p text:style-name="Text_20_body">Optional integer element specify the result of the benchmark defined by BenchmarkType. Multiplicity zero or one. There is no default value of this element.</text:p>
      <text:list xml:id="list558057075" text:continue-numbering="true" text:style-name="List_20_1">
        <text:list-item>
          <text:list>
            <text:list-item>
              <text:list>
                <text:list-item>
                  <text:h text:style-name="P28" text:outline-level="3"><text:change-start text:change-id="ct1176471328"/>Range</text:h>
                </text:list-item>
              </text:list>
            </text:list-item>
          </text:list>
        </text:list-item>
      </text:list>
      <text:p text:style-name="Standard"><text:change-end text:change-id="ct1176471328"/>Simplified structure to express required minimum and maximum values.</text:p>
      <text:p text:style-name="P8"/>
      <text:p text:style-name="P8">TBD</text:p>
      <text:list xml:id="list438101064" text:continue-numbering="true" text:style-name="List_20_1">
        <text:list-item>
          <text:list>
            <text:list-item>
              <text:h text:style-name="P54" text:outline-level="2"><text:change text:change-id="ct359086752"/><text:change-start text:change-id="ct1185252080"/>JobIdentification<text:change-end text:change-id="ct1185252080"/></text:h>
            </text:list-item>
          </text:list>
        </text:list-item>
      </text:list>
      <text:p text:style-name="P3">The main goal of this <text:change text:change-id="ct1185299664"/><text:change-start text:change-id="ct1218795600"/>class<text:change-end text:change-id="ct1218795600"/> is to name the job and define its type and identify the job in general. The multiplicity of this element is zero or one.</text:p>
      <text:list xml:id="list824568720" text:continue-numbering="true" text:style-name="List_20_1">
        <text:list-item>
          <text:list>
            <text:list-item>
              <text:list>
                <text:list-item>
                  <text:h text:style-name="P28" text:outline-level="3">JobName</text:h>
                </text:list-item>
              </text:list>
            </text:list-item>
          </text:list>
        </text:list-item>
      </text:list>
      <text:p text:style-name="P5"><text:span text:style-name="T1">This </text:span><text:change-start text:change-id="ct1217068944"/><text:span text:style-name="T1">optional</text:span><text:change-end text:change-id="ct1217068944"/><text:change-start text:change-id="ct359312192"/><text:span text:style-name="T1"> </text:span><text:change-end text:change-id="ct359312192"/><text:change-start text:change-id="ct287659072"/><text:span text:style-name="T1">string </text:span><text:change-end text:change-id="ct287659072"/><text:span text:style-name="T1">element </text:span><text:change text:change-id="ct1189681344"/><text:span text:style-name="T1">MAY be specified by a user to name the job.</text:span> It may not be unique to a particular job description<text:change text:change-id="ct1185859648"/>, which means that a user MAY specify the same <text:change-start text:change-id="ct411866560"/><text:span text:style-name="DataType">JobName</text:span><text:change-end text:change-id="ct411866560"/> for multiple job descriptions. Some project defines their own format for the <text:change-start text:change-id="ct359445504"/><text:span text:style-name="DataType">JobName</text:span><text:change-end text:change-id="ct359445504"/> in order to categorize and explicitly define the particular version of job they run. However the recommended way to attach user specified categories to the job is to use <text:change-start text:change-id="ct339185536"/><text:span text:style-name="DataType">UserTag</text:span><text:change-end text:change-id="ct339185536"/> element<text:change text:change-id="ct314091552"/><text:change-start text:change-id="ct359026064"/>.<text:change-end text:change-id="ct359026064"/></text:p>
      <text:p text:style-name="Standard"><text:change text:change-id="ct1151836480"/><text:change-start text:change-id="ct1121556208"/>This element has no default value<text:change-end text:change-id="ct1121556208"/>. The multiplicity of this element is zero or one.<text:change text:change-id="ct425843104"/><text:change-start text:change-id="ct1252239488"/></text:p>
      <text:p text:style-name="Standard">Comment: <text:change-end text:change-id="ct1252239488"/><text:change-start text:change-id="ct318176704"/>same as JobName of the GFD 136.<text:change-end text:change-id="ct318176704"/></text:p>
      <text:list xml:id="list48430937" text:continue-numbering="true" text:style-name="List_20_1">
        <text:list-item>
          <text:list>
            <text:list-item>
              <text:list>
                <text:list-item>
                  <text:h text:style-name="P28" text:outline-level="3"><text:change text:change-id="ct1244969920"/><text:soft-page-break/>Description</text:h>
                </text:list-item>
              </text:list>
            </text:list-item>
          </text:list>
        </text:list-item>
      </text:list>
      <text:p text:style-name="Text_20_body">This<text:change text:change-id="ct440800672"/><text:change-start text:change-id="ct440748592"/> <text:change-end text:change-id="ct440748592"/><text:change-start text:change-id="ct1187019808"/>optional <text:change-end text:change-id="ct1187019808"/><text:change-start text:change-id="ct422451872"/>string <text:change-end text:change-id="ct422451872"/>element may contain a longer textual description of job. <text:change text:change-id="ct438820592"/><text:change text:change-id="ct349192288"/><text:change text:change-id="ct348006672"/><text:change-start text:change-id="ct440681728"/>This element has no default value<text:change-end text:change-id="ct440681728"/>. The multiplicity of this element is zero or one. <text:change-start text:change-id="ct321351408"/></text:p>
      <text:p text:style-name="Text_20_body"><text:change-end text:change-id="ct321351408"/><text:change text:change-id="ct326012416"/><text:change text:change-id="ct397469216"/><text:change text:change-id="ct418891184"/><text:change-start text:change-id="ct307870448"/>Comment: <text:change-end text:change-id="ct307870448"/>new.</text:p>
      <text:list xml:id="list1463867581" text:continue-numbering="true" text:style-name="List_20_1">
        <text:list-item>
          <text:list>
            <text:list-item>
              <text:list>
                <text:list-item>
                  <text:h text:style-name="P28" text:outline-level="3">JobType</text:h>
                </text:list-item>
              </text:list>
            </text:list-item>
          </text:list>
        </text:list-item>
      </text:list>
      <text:p text:style-name="Text_20_body">This optional element provides a classification of the job. The default value of this element is <text:span text:style-name="T3">single</text:span>. The multiplicity of this element is zero or one. The type of this element is an <text:change-start text:change-id="ct1178413776"/><text:span text:style-name="DataType">enumeration</text:span><text:change-end text:change-id="ct1178413776"/> with the following elements:</text:p>
      <text:list xml:id="list711700401" text:style-name="L1">
        <text:list-item>
          <text:p text:style-name="P34"><text:span text:style-name="T3">collectionelement</text:span>: a job submitted as part of a collection of individual jobs which do not </text:p>
        </text:list-item>
        <text:list-item>
          <text:p text:style-name="P34">communicate among them, </text:p>
        </text:list-item>
        <text:list-item>
          <text:p text:style-name="P34"><text:span text:style-name="T3">parallelelement</text:span>: a job submitted as part of a collection of individual jobs which communicate among them, </text:p>
        </text:list-item>
        <text:list-item>
          <text:p text:style-name="P34"><text:span text:style-name="T3">single</text:span>: an individual stand-alone job, </text:p>
        </text:list-item>
        <text:list-item>
          <text:p text:style-name="P34"><text:span text:style-name="T3">workflownode</text:span>: a job submitted as part of a workflow.</text:p>
          <text:p text:style-name="P34"/>
          <text:p text:style-name="P34">Comment: new. </text:p>
        </text:list-item>
      </text:list>
      <text:list xml:id="list883701823" text:continue-list="list1463867581" text:style-name="List_20_1">
        <text:list-item>
          <text:list>
            <text:list-item>
              <text:list>
                <text:list-item>
                  <text:h text:style-name="P28" text:outline-level="3">UserTag</text:h>
                </text:list-item>
              </text:list>
            </text:list-item>
          </text:list>
        </text:list-item>
      </text:list>
      <text:p text:style-name="Text_20_body">This optional element is for human readable comment<text:change text:change-id="ct1209251392"/><text:change-start text:change-id="ct1187866928"/>s<text:change-end text:change-id="ct1187866928"/>, tags for free grouping or identifying <text:change text:change-id="ct1234441440"/>different jobs. This element has no default value. The multiplicity of this element is zero or more. The type of this element is <text:change-start text:change-id="ct367980480"/><text:span text:style-name="DataType">string</text:span><text:change-end text:change-id="ct367980480"/>.</text:p>
      <text:p text:style-name="Text_20_body">Comment: new.</text:p>
      <text:list xml:id="list1761048144" text:continue-numbering="true" text:style-name="List_20_1">
        <text:list-item>
          <text:list>
            <text:list-item>
              <text:list>
                <text:list-item>
                  <text:h text:style-name="P28" text:outline-level="3">JobVOName</text:h>
                </text:list-item>
              </text:list>
            </text:list-item>
          </text:list>
        </text:list-item>
      </text:list>
      <text:p text:style-name="Standard">This element should be used to indicate the <text:change text:change-id="ct299853824"/>Virtual Organisation<text:change-start text:change-id="ct325437296"/> of the job<text:change-end text:change-id="ct325437296"/>. If this optional element is not present th<text:change text:change-id="ct1146097664"/><text:change-start text:change-id="ct318347104"/>e<text:change-end text:change-id="ct318347104"/>n it is not defined. The multiplicty of this element is zero or one. The type of this element is <text:change-start text:change-id="ct349580192"/><text:span text:style-name="DataType">string</text:span><text:change-end text:change-id="ct349580192"/>. It is recommended not to use this information to access contriol because authenticity is not gratanteed.</text:p>
      <text:p text:style-name="Standard">Comment: new similar information was incorrectly force into the JobProject of GFD 136.</text:p>
      <text:list xml:id="list550461242" text:continue-numbering="true" text:style-name="List_20_1">
        <text:list-item>
          <text:list>
            <text:list-item>
              <text:h text:style-name="P54" text:outline-level="2"><text:change text:change-id="ct1238472272"/><text:change-start text:change-id="ct308230208"/>Application<text:change-end text:change-id="ct308230208"/></text:h>
            </text:list-item>
          </text:list>
        </text:list-item>
      </text:list>
      <text:p text:style-name="Standard">The main goal of this section is to explicitly describe the executed application and its sofware environment. The section is <text:change-start text:change-id="ct403665280"/><text:span text:style-name="T11">mandatory</text:span><text:change-end text:change-id="ct403665280"/> and its multiplicity is one.</text:p>
      <text:list xml:id="list1623954653" text:continue-numbering="true" text:style-name="List_20_1">
        <text:list-item>
          <text:list>
            <text:list-item>
              <text:list>
                <text:list-item>
                  <text:h text:style-name="P28" text:outline-level="3"><text:change text:change-id="ct1219034432"/><text:change-start text:change-id="ct1091960512"/>Executable<text:change-end text:change-id="ct1091960512"/></text:h>
                </text:list-item>
              </text:list>
            </text:list-item>
          </text:list>
        </text:list-item>
      </text:list>
      <text:p text:style-name="Standard">This <text:change-start text:change-id="ct313959568"/><text:span text:style-name="T11">mandatory</text:span><text:change-end text:change-id="ct313959568"/> complex element is specifying the executable. </text:p>
      <text:p text:style-name="P6">Path: mandatory path of the command relative to the session directory. The multiplicity is one.</text:p>
      <text:p text:style-name="P6">Args</text:p>
      <text:p text:style-name="Standard">Comment: introduced complex structure and semantic changes in compare to the Executable element of the GFD 136. </text:p>
      <text:list xml:id="list670111236" text:continue-numbering="true" text:style-name="List_20_1">
        <text:list-item>
          <text:list>
            <text:list-item>
              <text:list>
                <text:list-item>
                  <text:h text:style-name="P28" text:outline-level="3">Argument</text:h>
                </text:list-item>
              </text:list>
            </text:list-item>
          </text:list>
        </text:list-item>
      </text:list>
      <text:p text:style-name="Standard">This optinal element is a <text:change-start text:change-id="ct395423952"/><text:span text:style-name="DataType">string</text:span><text:change-end text:change-id="ct395423952"/> specifying an argument for the executable. The multiplicity is zero or mor<text:change text:change-id="ct339087328"/><text:change-start text:change-id="ct349305216"/>e<text:change-end text:change-id="ct349305216"/> with strict ordering. </text:p>
      <text:p text:style-name="Standard">Comment: introduced complex structure and semantic changes in compare to the Argument element of the GFD 136<text:span text:style-name="T7">.</text:span></text:p>
      <text:p text:style-name="Standard"><text:soft-page-break/>There is no default value of this element</text:p>
      <text:list xml:id="list389226572" text:continue-numbering="true" text:style-name="List_20_1">
        <text:list-item>
          <text:list>
            <text:list-item>
              <text:list>
                <text:list-item>
                  <text:h text:style-name="P28" text:outline-level="3">Input</text:h>
                </text:list-item>
              </text:list>
            </text:list-item>
          </text:list>
        </text:list-item>
      </text:list>
      <text:p text:style-name="P5">This optional element is a <text:change-start text:change-id="ct326026608"/><text:span text:style-name="DataType">string</text:span><text:change-end text:change-id="ct326026608"/> specifying the input (Standard Input) for the <text:change text:change-id="ct418702672"/><text:change-start text:change-id="ct418385680"/><text:span text:style-name="DataType">Executable</text:span><text:change-end text:change-id="ct418385680"/>. The <text:change-start text:change-id="ct1185405504"/><text:span text:style-name="DataType">Input</text:span><text:change-end text:change-id="ct1185405504"/><text:change text:change-id="ct359394368"/> <text:change-start text:change-id="ct440809136"/>element is a <text:change-end text:change-id="ct440809136"/>filename <text:change-start text:change-id="ct325580608"/>which should be <text:change-end text:change-id="ct325580608"/>relative to the session directory of the job. There is no default value of this element. The multiplicity is zero or one.</text:p>
      <text:p text:style-name="P5">Comment: same as Input in the GFD 136.</text:p>
      <text:list xml:id="list1877218477" text:continue-numbering="true" text:style-name="List_20_1">
        <text:list-item>
          <text:list>
            <text:list-item>
              <text:list>
                <text:list-item>
                  <text:h text:style-name="P28" text:outline-level="3"><text:change text:change-id="ct1089861440"/><text:change-start text:change-id="ct1230114816"/>Output<text:change-end text:change-id="ct1230114816"/></text:h>
                </text:list-item>
              </text:list>
            </text:list-item>
          </text:list>
        </text:list-item>
      </text:list>
      <text:p text:style-name="P5">This optional element is a <text:change-start text:change-id="ct418628240"/><text:span text:style-name="DataType">string</text:span><text:change-end text:change-id="ct418628240"/> specifying the output (Standard Output) for the<text:change text:change-id="ct406798432"/><text:change-start text:change-id="ct422522736"/> <text:change-end text:change-id="ct422522736"/><text:change-start text:change-id="ct411413200"/><text:span text:style-name="DataType">Executable</text:span><text:change-end text:change-id="ct411413200"/>. The <text:change-start text:change-id="ct348064736"/><text:span text:style-name="DataType">Output</text:span><text:change-end text:change-id="ct348064736"/> element is a filename <text:change-start text:change-id="ct348003056"/>which should be <text:change-end text:change-id="ct348003056"/>relative to the session directory of the job. There is no default value of this element.. The multiplicity is zero or one.</text:p>
      <text:p text:style-name="P5">Comment: same as Output in the GFD 136.</text:p>
      <text:list xml:id="list962612850" text:continue-numbering="true" text:style-name="List_20_1">
        <text:list-item>
          <text:list>
            <text:list-item>
              <text:list>
                <text:list-item>
                  <text:h text:style-name="P28" text:outline-level="3"><text:change text:change-id="ct402799536"/><text:change-start text:change-id="ct1178130528"/>Error<text:change-end text:change-id="ct1178130528"/></text:h>
                </text:list-item>
              </text:list>
            </text:list-item>
          </text:list>
        </text:list-item>
      </text:list>
      <text:p text:style-name="Standard">This optional element is a <text:change-start text:change-id="ct339091392"/><text:span text:style-name="DataType">string</text:span><text:change-end text:change-id="ct339091392"/> specifying the error output (Standard Error) for the <text:change text:change-id="ct1117044832"/><text:change-start text:change-id="ct402786240"/><text:span text:style-name="DataType">Excutable</text:span><text:change-end text:change-id="ct402786240"/>. The <text:change-start text:change-id="ct1153546176"/><text:span text:style-name="DataType">Error</text:span><text:change-end text:change-id="ct1153546176"/> element is a filename <text:change-start text:change-id="ct359049248"/>which should be <text:change-end text:change-id="ct359049248"/>relative to the session directory of the job. There is no default value of this element. The multiplicity is zero or one.</text:p>
      <text:p text:style-name="P5">Comment: same as Error in the GFD 136.</text:p>
      <text:list xml:id="list873785087" text:continue-numbering="true" text:style-name="List_20_1">
        <text:list-item>
          <text:list>
            <text:list-item>
              <text:list>
                <text:list-item>
                  <text:h text:style-name="P28" text:outline-level="3">Join</text:h>
                </text:list-item>
              </text:list>
            </text:list-item>
          </text:list>
        </text:list-item>
      </text:list>
      <text:p text:style-name="Text_20_body">This <text:change-start text:change-id="ct422216448"/>is an <text:change-end text:change-id="ct422216448"/>optional <text:change-start text:change-id="ct349389392"/><text:span text:style-name="DataType">boolean</text:span><text:change-end text:change-id="ct349389392"/> element<text:change text:change-id="ct1218709552"/><text:change-start text:change-id="ct314404080"/>. <text:change-end text:change-id="ct314404080"/><text:change text:change-id="ct1185717232"/><text:change-start text:change-id="ct405799536"/>I<text:change-end text:change-id="ct405799536"/>f <text:change text:change-id="ct1079004672"/><text:change-start text:change-id="ct422062336"/>it is true<text:change-end text:change-id="ct422062336"/><text:change text:change-id="ct1094320128"/><text:change-start text:change-id="ct411657680"/> it specifies that<text:change-end text:change-id="ct411657680"/><text:change text:change-id="ct1185561616"/><text:change-start text:change-id="ct1171667232"/> <text:change-end text:change-id="ct1171667232"/><text:change text:change-id="ct1094301136"/><text:change text:change-id="ct381829648"/><text:change-start text:change-id="ct1089837424"/>standard output and error <text:change-end text:change-id="ct1089837424"/><text:change-start text:change-id="ct347242640"/>should be joined <text:change-end text:change-id="ct347242640"/><text:change text:change-id="ct1154042736"/>into <text:change text:change-id="ct403299088"/><text:change text:change-id="ct359636480"/><text:change-start text:change-id="ct348004192"/>the file specified by<text:change-end text:change-id="ct348004192"/><text:change-start text:change-id="ct1185225696"/> <text:span text:style-name="DataType">Output</text:span><text:change-end text:change-id="ct1185225696"/><text:change-start text:change-id="ct1083754976"/> element<text:change-end text:change-id="ct1083754976"/>. I<text:change text:change-id="ct392846704"/><text:change-start text:change-id="ct347125632"/>f<text:change-end text:change-id="ct347125632"/> <text:change-start text:change-id="ct325861840"/>it <text:change-end text:change-id="ct325861840"/>is <text:change text:change-id="ct363548464"/>not defined th<text:change text:change-id="ct1108988112"/><text:change-start text:change-id="ct358796096"/>e<text:change-end text:change-id="ct358796096"/>n the default vaule is false<text:change-start text:change-id="ct1239266848"/>, and joining is not done<text:change-end text:change-id="ct1239266848"/>. Multiplicity is zero or one.</text:p>
      <text:p text:style-name="Text_20_body">Comment: new.</text:p>
      <text:list xml:id="list446707011" text:continue-numbering="true" text:style-name="List_20_1">
        <text:list-item>
          <text:list>
            <text:list-item>
              <text:list>
                <text:list-item>
                  <text:h text:style-name="P28" text:outline-level="3">Environment</text:h>
                </text:list-item>
              </text:list>
            </text:list-item>
          </text:list>
        </text:list-item>
      </text:list>
      <text:p text:style-name="Standard">This optional element specifies <text:change-start text:change-id="ct1137210944"/>environment variables which should be defined at the<text:change-end text:change-id="ct1137210944"/> execution service <text:change-start text:change-id="ct1185150640"/>in the execution environment of the job. It consists of a <text:change-end text:change-id="ct1185150640"/><text:change text:change-id="ct1238465712"/>name<text:change text:change-id="ct1180425968"/><text:change-start text:change-id="ct402707040"/>/<text:change-end text:change-id="ct402707040"/>value pair <text:change text:change-id="ct1244674992"/><text:change-start text:change-id="ct1113071296"/>of <text:change-end text:change-id="ct1113071296"/><text:change-start text:change-id="ct314134800"/><text:span text:style-name="DataType">string</text:span><text:change-end text:change-id="ct314134800"/><text:change text:change-id="ct1165707776"/><text:change-start text:change-id="ct347956672"/>s<text:change-end text:change-id="ct347956672"/><text:change text:change-id="ct1187134640"/>.<text:change-start text:change-id="ct337452496"/> The multiplicity of this elemenet is zero or more<text:change-end text:change-id="ct337452496"/> with strict ordering<text:change-start text:change-id="ct1115161824"/>.<text:change-end text:change-id="ct1115161824"/></text:p>
      <text:p text:style-name="Standard">There is no default value of this element.</text:p>
      <text:p text:style-name="P6">Add Name and value element structured.</text:p>
      <text:p text:style-name="P6">Value: not recommended to use any system specific notion, macro etc.</text:p>
      <text:p text:style-name="Standard">Comment: introduced complex structure in compare to the Environment element of the GFD 136. </text:p>
      <text:list xml:id="list1583315600" text:continue-numbering="true" text:style-name="List_20_1">
        <text:list-item>
          <text:list>
            <text:list-item>
              <text:list>
                <text:list-item>
                  <text:h text:style-name="P28" text:outline-level="3">Prologue</text:h>
                </text:list-item>
              </text:list>
            </text:list-item>
          </text:list>
        </text:list-item>
      </text:list>
      <text:p text:style-name="Standard">This optional element specifies the path of the executable which will be run before the actual executable is run. If the prologue fails the job execution terminates. There is no default value of this element.</text:p>
      <text:p text:style-name="P6">Same as ExecutableType:</text:p>
      <text:p text:style-name="Standard">Comment: new.</text:p>
      <text:list xml:id="list549347211" text:continue-numbering="true" text:style-name="List_20_1">
        <text:list-item>
          <text:list>
            <text:list-item>
              <text:list>
                <text:list-item>
                  <text:h text:style-name="P28" text:outline-level="3">Epilogue</text:h>
                </text:list-item>
              </text:list>
            </text:list-item>
          </text:list>
        </text:list-item>
      </text:list>
      <text:p text:style-name="Standard">This optional element specifies the path of the executable which will be run after the actual executable is run. If the epilogue fails the job execution terminates. There is no default value of this element.</text:p>
      <text:p text:style-name="P6">Same as Executable Type</text:p>
      <text:p text:style-name="Standard">Comment: new.</text:p>
      <text:list xml:id="list80304812" text:continue-numbering="true" text:style-name="List_20_1">
        <text:list-item>
          <text:list>
            <text:list-item>
              <text:list>
                <text:list-item>
                  <text:h text:style-name="P28" text:outline-level="3"><text:soft-page-break/>LogDir</text:h>
                </text:list-item>
              </text:list>
            </text:list-item>
          </text:list>
        </text:list-item>
      </text:list>
      <text:p text:style-name="Standard">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Standard">Comment: new.</text:p>
      <text:list xml:id="list297172956" text:continue-numbering="true" text:style-name="List_20_1">
        <text:list-item>
          <text:list>
            <text:list-item>
              <text:list>
                <text:list-item>
                  <text:h text:style-name="P28" text:outline-level="3">RemoteLogging</text:h>
                </text:list-item>
              </text:list>
            </text:list-item>
          </text:list>
        </text:list-item>
      </text:list>
      <text:p text:style-name="Standard">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Standard">Comment: new.</text:p>
      <text:list xml:id="list920320205" text:continue-numbering="true" text:style-name="List_20_1">
        <text:list-item>
          <text:list>
            <text:list-item>
              <text:list>
                <text:list-item>
                  <text:h text:style-name="P28" text:outline-level="3">Re<text:change text:change-id="ct438418640"/><text:change-start text:change-id="ct411719424"/>ru<text:change-end text:change-id="ct411719424"/>n</text:h>
                </text:list-item>
              </text:list>
            </text:list-item>
          </text:list>
        </text:list-item>
      </text:list>
      <text:p text:style-name="P14">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14">Comment: new.<text:change-start text:change-id="ct440765344"/></text:p>
      <text:list xml:id="list878387729" text:continue-numbering="true" text:style-name="List_20_1">
        <text:list-item>
          <text:list>
            <text:list-item>
              <text:list>
                <text:list-item>
                  <text:h text:style-name="P28" text:outline-level="3">Expir<text:change-end text:change-id="ct440765344"/><text:change-start text:change-id="ct411821408"/>yTime</text:h>
                </text:list-item>
              </text:list>
            </text:list-item>
          </text:list>
        </text:list-item>
      </text:list>
      <text:p text:style-name="Text_20_body"><text:change-end text:change-id="ct411821408"/><text:change-start text:change-id="ct1142458704"/>The ExpiryTime element is optional<text:change-end text:change-id="ct1142458704"/><text:change-start text:change-id="ct349207920"/> and specifies<text:change-end text:change-id="ct349207920"/><text:change-start text:change-id="ct377874752"/> the date and time <text:change-end text:change-id="ct377874752"/>after which the processing of a passive job can be terminated<text:change-start text:change-id="ct418900064"/>. Multiplicity is zero or one.<text:change-end text:change-id="ct418900064"/> There is no default value of this element.</text:p>
      <text:p text:style-name="Text_20_body">Comment: new.</text:p>
      <text:list xml:id="list493899813" text:continue-numbering="true" text:style-name="List_20_1">
        <text:list-item>
          <text:list>
            <text:list-item>
              <text:list>
                <text:list-item>
                  <text:h text:style-name="P28" text:outline-level="3">StartOnHold</text:h>
                </text:list-item>
              </text:list>
            </text:list-item>
          </text:list>
        </text:list-item>
      </text:list>
      <text:p text:style-name="Text_20_body">Ths optional boolean element defines wheter the created job should be put on hold and processing suspended until explict state change request arrives. The default value of this element is false. Multiplicity is zero or one.</text:p>
      <text:p text:style-name="Text_20_body">Comment: new.</text:p>
      <text:list xml:id="list183789424" text:continue-numbering="true" text:style-name="List_20_1">
        <text:list-item>
          <text:list>
            <text:list-item>
              <text:list>
                <text:list-item>
                  <text:h text:style-name="P28" text:outline-level="3">ProcessingStartTime</text:h>
                </text:list-item>
              </text:list>
            </text:list-item>
          </text:list>
        </text:list-item>
      </text:list>
      <text:p text:style-name="Text_20_body">This optional datetime element defines the requested start date and time of the job as passed through to the underlying LRMS. There is no default value of this element. Multiplicity is zero or one.</text:p>
      <text:p text:style-name="Text_20_body">Comment: new.</text:p>
      <text:list xml:id="list101292770" text:continue-numbering="true" text:style-name="List_20_1">
        <text:list-item>
          <text:list>
            <text:list-item>
              <text:list>
                <text:list-item>
                  <text:h text:style-name="P28" text:outline-level="3">Notification</text:h>
                </text:list-item>
              </text:list>
            </text:list-item>
          </text:list>
        </text:list-item>
      </text:list>
      <text:p text:style-name="Standard">This optional string element defines the request in custom format for e-mail notifications on job status change. Multiplicity is zero or more. There is no default value of this element.</text:p>
      <text:p text:style-name="Standard">Comment: new. </text:p>
      <text:list xml:id="list854464954" text:continue-numbering="true" text:style-name="List_20_1">
        <text:list-item>
          <text:list>
            <text:list-item>
              <text:list>
                <text:list-item>
                  <text:h text:style-name="P28" text:outline-level="3">CredentialService</text:h>
                </text:list-item>
              </text:list>
            </text:list-item>
          </text:list>
        </text:list-item>
      </text:list>
      <text:p text:style-name="P14">This optional URL elements specifies an endpoint which may be used to contact a server to renew/extend delegated proxy credential used by a submitted job. There is no default value of this element but unexpected behaviour may occur because of expired proxies. Multiplicity is zero or more.</text:p>
      <text:p text:style-name="P14">Comment: new.</text:p>
      <text:list xml:id="list2150746024" text:continue-numbering="true" text:style-name="List_20_1">
        <text:list-item>
          <text:list>
            <text:list-item>
              <text:list>
                <text:list-item>
                  <text:h text:style-name="P28" text:outline-level="3"><text:soft-page-break/>AccessControl</text:h>
                </text:list-item>
              </text:list>
            </text:list-item>
          </text:list>
        </text:list-item>
      </text:list>
      <text:p text:style-name="Standard">Free format place holder for policy description.</text:p>
      <text:p text:style-name="Standard">Comment: new.</text:p>
      <text:list xml:id="list377607052" text:continue-numbering="true" text:style-name="List_20_1">
        <text:list-item>
          <text:list>
            <text:list-item>
              <text:h text:style-name="P54" text:outline-level="2"><text:change text:change-id="ct341447200"/><text:change-start text:change-id="ct1115178368"/>Resources<text:change-end text:change-id="ct1115178368"/></text:h>
            </text:list-item>
          </text:list>
        </text:list-item>
      </text:list>
      <text:p text:style-name="Standard">The optional complex resource element describe the resource requirements of the job. Multiplicity is zero or one.<text:change text:change-id="ct1185383040"/></text:p>
      <text:list xml:id="list2008957714" text:continue-numbering="true" text:style-name="List_20_1">
        <text:list-item>
          <text:list>
            <text:list-item>
              <text:list>
                <text:list-item>
                  <text:h text:style-name="P28" text:outline-level="3">OperatingSystem</text:h>
                </text:list-item>
              </text:list>
            </text:list-item>
          </text:list>
        </text:list-item>
      </text:list>
      <text:p text:style-name="Standard">This optional complex element specifies the operting system requirement to be provided for the grid job. Its type is SoftwareRequirement. Multiplicity is zero or more. There is no default value of this element. </text:p>
      <text:p text:style-name="Standard">In case of OperatingSystem the Family element of the Software structure embeded in the SoftwareRequirement is open enumeration with values of the GLUE2 OSFamily_t type: </text:p>
      <text:list xml:id="list871240538" text:style-name="L2">
        <text:list-item>
          <text:p text:style-name="P35"><text:span text:style-name="T3">linux</text:span>: Family of operating systems based on Linux kernel </text:p>
        </text:list-item>
        <text:list-item>
          <text:p text:style-name="P35"><text:span text:style-name="T3">macosx</text:span>: Family of operating systems based on MacOS X </text:p>
        </text:list-item>
        <text:list-item>
          <text:p text:style-name="P35"><text:span text:style-name="T3">solaris</text:span>: Family of operating systems based on Solaris </text:p>
        </text:list-item>
        <text:list-item>
          <text:p text:style-name="P35"><text:span text:style-name="T3">windows:</text:span> Family of operating systems based on Windows </text:p>
        </text:list-item>
        <text:list-item>
          <text:p text:style-name="P35"><text:span text:style-name="T3">aix</text:span>: AIX </text:p>
        </text:list-item>
        <text:list-item>
          <text:p text:style-name="P35"><text:span text:style-name="T3">centos</text:span>: CentOS </text:p>
        </text:list-item>
        <text:list-item>
          <text:p text:style-name="P35"><text:span text:style-name="T3">debian</text:span>: Debian </text:p>
        </text:list-item>
        <text:list-item>
          <text:p text:style-name="P35"><text:span text:style-name="T3">fedoracore</text:span>: RedHat Fedora </text:p>
        </text:list-item>
        <text:list-item>
          <text:p text:style-name="P35"><text:span text:style-name="T3">gentoo</text:span>: Gentoo Linux </text:p>
        </text:list-item>
        <text:list-item>
          <text:p text:style-name="P35"><text:span text:style-name="T3">leopard</text:span>: Mac OS X 10.5 (Leopard) </text:p>
        </text:list-item>
        <text:list-item>
          <text:p text:style-name="P35"><text:span text:style-name="T3">linux-rocks</text:span>:</text:p>
        </text:list-item>
        <text:list-item>
          <text:p text:style-name="P35"><text:span text:style-name="T3">mandrake</text:span>: Mandrake </text:p>
        </text:list-item>
        <text:list-item>
          <text:p text:style-name="P35"><text:span text:style-name="T3">redhatenterpriseas</text:span>: RedHat Enterprise Server </text:p>
        </text:list-item>
        <text:list-item>
          <text:p text:style-name="P35"><text:span text:style-name="T3">scientificlinux</text:span>: Scientific Linux </text:p>
        </text:list-item>
        <text:list-item>
          <text:p text:style-name="P35"><text:span text:style-name="T3">scientificlinuxcern</text:span>: Scientific Linux CERN </text:p>
        </text:list-item>
        <text:list-item>
          <text:p text:style-name="P35"><text:span text:style-name="T3">suse</text:span>: SUSE <text:s/></text:p>
        </text:list-item>
        <text:list-item>
          <text:p text:style-name="P35"><text:span text:style-name="T3">ubuntu</text:span>: Ubuntu </text:p>
        </text:list-item>
        <text:list-item>
          <text:p text:style-name="P35"><text:span text:style-name="T3">windowsvista</text:span>: Microsoft Windows Vista </text:p>
        </text:list-item>
        <text:list-item>
          <text:p text:style-name="P35"><text:span text:style-name="T3">windowsxp</text:span>: Microsoft Windows XP </text:p>
          <text:p text:style-name="P35"/>
        </text:list-item>
      </text:list>
      <text:p text:style-name="Standard">In case of OperatingSystem the Name element of the Software structure embeded in the SoftwareRequirement is open enumeration with values of the GLUE2 OSName_t type: </text:p>
      <text:list xml:id="list55247994" text:style-name="L3">
        <text:list-item>
          <text:p text:style-name="P36"><text:span text:style-name="T3">aix</text:span>: AIX </text:p>
        </text:list-item>
        <text:list-item>
          <text:p text:style-name="P36"><text:span text:style-name="T3">centos</text:span>: CentOS </text:p>
        </text:list-item>
        <text:list-item>
          <text:p text:style-name="P36"><text:span text:style-name="T3">debian</text:span>: Debian </text:p>
        </text:list-item>
        <text:list-item>
          <text:p text:style-name="P36"><text:span text:style-name="T3">fedoracore</text:span>: RedHat Fedora </text:p>
        </text:list-item>
        <text:list-item>
          <text:p text:style-name="P36"><text:span text:style-name="T3">gentoo</text:span>: Gentoo Linux </text:p>
        </text:list-item>
        <text:list-item>
          <text:p text:style-name="P36"><text:span text:style-name="T3">leopard</text:span>: Mac OS X 10.5 (Leopard) </text:p>
        </text:list-item>
        <text:list-item>
          <text:p text:style-name="P37">linux-rocks<text:span text:style-name="T1">:</text:span></text:p>
        </text:list-item>
        <text:list-item>
          <text:p text:style-name="P36"><text:span text:style-name="T3">mandrake</text:span>: Mandrake </text:p>
        </text:list-item>
        <text:list-item>
          <text:p text:style-name="P36"><text:span text:style-name="T3">redhatenterpriseas</text:span>: RedHat Enterprise Server </text:p>
        </text:list-item>
        <text:list-item>
          <text:p text:style-name="P36"><text:span text:style-name="T3">scientificlinux</text:span>: Scientific Linux </text:p>
        </text:list-item>
        <text:list-item>
          <text:p text:style-name="P36"><text:span text:style-name="T3">scientificlinuxcern</text:span>: Scientific Linux CERN </text:p>
        </text:list-item>
        <text:list-item>
          <text:p text:style-name="P36"><text:span text:style-name="T3">suse</text:span>: SUSE <text:s/></text:p>
        </text:list-item>
        <text:list-item>
          <text:p text:style-name="P36"><text:span text:style-name="T3">ubuntu</text:span>: Ubuntu </text:p>
        </text:list-item>
        <text:list-item>
          <text:p text:style-name="P36"><text:span text:style-name="T3">windowsvista</text:span>: Microsoft Windows Vista </text:p>
        </text:list-item>
        <text:list-item>
          <text:p text:style-name="P36"><text:span text:style-name="T3">windowsxp</text:span>: Microsoft Windows XP </text:p>
        </text:list-item>
      </text:list>
      <text:p text:style-name="Standard"><text:soft-page-break/></text:p>
      <text:p text:style-name="P41">Comment: new structure obsolates OperatingSystem, OperatingSystemType, OperatingSystemVerion, OperatingSystemName of the GFD136.</text:p>
      <text:list xml:id="list1048329052" text:continue-list="list2008957714" text:style-name="List_20_1">
        <text:list-item>
          <text:list>
            <text:list-item>
              <text:list>
                <text:list-item>
                  <text:h text:style-name="P28" text:outline-level="3">Platform</text:h>
                </text:list-item>
              </text:list>
            </text:list-item>
          </text:list>
        </text:list-item>
      </text:list>
      <text:p text:style-name="Standard">Optional element speficies the platform architecture requirement to be provided for the grid job. Multiplicity is one or one. There is no default value of this element. Its is an open enumeration with a values of the GLUE2 Platform_t type:</text:p>
      <text:list xml:id="list1646614375" text:style-name="L4">
        <text:list-item>
          <text:p text:style-name="P38"><text:span text:style-name="T3">amd64</text:span>: AMD 64bit architecture </text:p>
        </text:list-item>
        <text:list-item>
          <text:p text:style-name="P38"><text:span text:style-name="T3">i386</text:span>: Intel 386 architecture </text:p>
        </text:list-item>
        <text:list-item>
          <text:p text:style-name="P38"><text:span text:style-name="T3">itanium</text:span>: Intel 64-bit architecture <text:s/></text:p>
        </text:list-item>
        <text:list-item>
          <text:p text:style-name="P38"><text:span text:style-name="T3">powerpc</text:span>: PowerPC architecture </text:p>
        </text:list-item>
        <text:list-item>
          <text:p text:style-name="P38"><text:span text:style-name="T3">sparc</text:span>: SPARC architecture </text:p>
        </text:list-item>
      </text:list>
      <text:p text:style-name="Standard"/>
      <text:p text:style-name="Standard">Comment: new element obsolates CPUArchitecture, CPUArchitectureName of the GFD136.</text:p>
      <text:list xml:id="list544464964" text:continue-list="list1048329052" text:style-name="List_20_1">
        <text:list-item>
          <text:list>
            <text:list-item>
              <text:list>
                <text:list-item>
                  <text:h text:style-name="P28" text:outline-level="3">NetworkInfo</text:h>
                </text:list-item>
              </text:list>
            </text:list-item>
          </text:list>
        </text:list-item>
      </text:list>
      <text:p text:style-name="Standard">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832556457" text:style-name="L5">
        <text:list-item>
          <text:p text:style-name="P39"><text:span text:style-name="T3">100megabitethernet</text:span>: Network based on 100 MBit/s Ethernet technology </text:p>
        </text:list-item>
        <text:list-item>
          <text:p text:style-name="P39"><text:span text:style-name="T3">gigabitethernet</text:span>: Network based on 1 GBit/s Ethernet technology </text:p>
        </text:list-item>
        <text:list-item>
          <text:p text:style-name="P39"><text:span text:style-name="T3">infiniband</text:span>: Network based on Infiniband technology </text:p>
        </text:list-item>
        <text:list-item>
          <text:p text:style-name="P39"><text:span text:style-name="T3">myrinet</text:span>: Network based Myrinet technology </text:p>
        </text:list-item>
      </text:list>
      <text:p text:style-name="Standard"/>
      <text:p text:style-name="Standard">Comment: new.</text:p>
      <text:list xml:id="list1776241716" text:continue-list="list544464964" text:style-name="List_20_1">
        <text:list-item>
          <text:list>
            <text:list-item>
              <text:list>
                <text:list-item>
                  <text:h text:style-name="P28" text:outline-level="3">NodeAccess</text:h>
                </text:list-item>
              </text:list>
            </text:list-item>
          </text:list>
        </text:list-item>
      </text:list>
      <text:p text:style-name="Standard">The optional element defines the required connectivity of the executation node. Multiplicity is zero or one. If it is not defined than network connection is not required for grid job. It is closed enumeration with the following values:</text:p>
      <text:list xml:id="list677903652" text:style-name="L7">
        <text:list-item>
          <text:p text:style-name="P40"><text:span text:style-name="T3">inbound</text:span>: inbound network is required to grid job</text:p>
        </text:list-item>
        <text:list-item>
          <text:p text:style-name="P40"><text:span text:style-name="T3">outbound</text:span>: outbund network is required to grid job</text:p>
        </text:list-item>
        <text:list-item>
          <text:p text:style-name="P40"><text:span text:style-name="T3">inoutbound</text:span>: both direction is required to grid job</text:p>
        </text:list-item>
      </text:list>
      <text:p text:style-name="Standard">Comment: new.</text:p>
      <text:list xml:id="list358271853" text:continue-list="list1776241716" text:style-name="List_20_1">
        <text:list-item>
          <text:list>
            <text:list-item>
              <text:list>
                <text:list-item>
                  <text:h text:style-name="P28" text:outline-level="3">IndividualPhysicalMemory</text:h>
                </text:list-item>
              </text:list>
            </text:list-item>
          </text:list>
        </text:list-item>
      </text:list>
      <text:p text:style-name="Standard">This optional element is a integer range value specifying the amount of physical memory required to be available on every node of the computing element used by (a multi slot) grid job. The amount is given in bytes. Multiplicity is zero or one.</text:p>
      <text:p text:style-name="Standard">Comment: sematically modified version of IndividualPhysicalMemory of the GFD136. This element together with the Slots is sufficient to request physical memory therefore TotalPhysicalMemory of the GFD136 is not used.</text:p>
      <text:list xml:id="list1312298818" text:continue-numbering="true" text:style-name="List_20_1">
        <text:list-item>
          <text:list>
            <text:list-item>
              <text:list>
                <text:list-item>
                  <text:h text:style-name="P28" text:outline-level="3">IndividualVirtualMemory</text:h>
                </text:list-item>
              </text:list>
            </text:list-item>
          </text:list>
        </text:list-item>
      </text:list>
      <text:p text:style-name="Standard">This optional element is a integer range value specifying the amount of virtual memory required to be available on every node of the computing element used by (a multi slot) grid job. The amount is given in bytes. Multiplicity is zero or one.</text:p>
      <text:p text:style-name="Standard">Comment: sematically modified version of IndividualVirtualMemory of the GFD136. This element <text:soft-page-break/>together with the Slots is sufficient to request physical memory therefore TotalVirtualMemory of the GFD136 is not used.</text:p>
      <text:list xml:id="list383107424" text:continue-numbering="true" text:style-name="List_20_1">
        <text:list-item>
          <text:list>
            <text:list-item>
              <text:list>
                <text:list-item>
                  <text:h text:style-name="P28" text:outline-level="3">DiskSpaceRequirement</text:h>
                </text:list-item>
              </text:list>
            </text:list-item>
          </text:list>
        </text:list-item>
      </text:list>
      <text:p text:style-name="Text_20_body">This optional complex element desrcibes the space requirements of the grid job in terms of total size and its distribution over cache and session area. There is no defiault value of this element. Multiplicity is zero or one.</text:p>
      <text:p text:style-name="Text_20_body">Comment: new structure obsolates IndividualDiskSpace, TotalDiskSpace, DiskSpace and Filesystem of the GFD136.</text:p>
      <text:list xml:id="list2111913097" text:continue-numbering="true" text:style-name="List_20_1">
        <text:list-item>
          <text:list>
            <text:list-item>
              <text:list>
                <text:list-item>
                  <text:list>
                    <text:list-item>
                      <text:h text:style-name="P28" text:outline-level="3">DiskSpace</text:h>
                    </text:list-item>
                  </text:list>
                </text:list-item>
              </text:list>
            </text:list-item>
          </text:list>
        </text:list-item>
      </text:list>
      <text:p text:style-name="Text_20_body">This mandatory integer element speficies the total required disk space of the grid job in bytes. The optional CacheDiskSpace and SessionDiskSpace elements can refine the distribution of this disk space over cache and session areas. There is no default value of this element. Multiplicity is one.</text:p>
      <text:list xml:id="list547631651" text:continue-numbering="true" text:style-name="List_20_1">
        <text:list-item>
          <text:list>
            <text:list-item>
              <text:list>
                <text:list-item>
                  <text:list>
                    <text:list-item>
                      <text:h text:style-name="P28" text:outline-level="3">CacheDiskSpace</text:h>
                    </text:list-item>
                  </text:list>
                </text:list-item>
              </text:list>
            </text:list-item>
          </text:list>
        </text:list-item>
      </text:list>
      <text:p text:style-name="Text_20_body">This optional integer element contains the requested amount of disk space in bytes on a longer lifetime cache territory. There is no default value of this element. Multiplicity is zero or one.</text:p>
      <text:list xml:id="list1311658950" text:continue-numbering="true" text:style-name="List_20_1">
        <text:list-item>
          <text:list>
            <text:list-item>
              <text:list>
                <text:list-item>
                  <text:list>
                    <text:list-item>
                      <text:h text:style-name="P28" text:outline-level="3">SessionDiskSpace</text:h>
                    </text:list-item>
                  </text:list>
                </text:list-item>
              </text:list>
            </text:list-item>
          </text:list>
        </text:list-item>
      </text:list>
      <text:p text:style-name="Text_20_body">This optional integer element contains the requested amount of disk space in bytes on a session directory of the job. There is no default value of this element. Multiplicity is zero or one.</text:p>
      <text:list xml:id="list366264183" text:continue-numbering="true" text:style-name="List_20_1">
        <text:list-item>
          <text:list>
            <text:list-item>
              <text:list>
                <text:list-item>
                  <text:h text:style-name="P28" text:outline-level="3">SessionLifetime</text:h>
                </text:list-item>
              </text:list>
            </text:list-item>
          </text:list>
        </text:list-item>
      </text:list>
      <text:p text:style-name="Text_20_body">An optional duration element specifying the maximal time to keep the session directory of the job on the computing service upon job completion. There is no default value of this element. Multiplicity is zero or one. </text:p>
      <text:p text:style-name="Text_20_body">Comment: new.</text:p>
      <text:list xml:id="list347919367" text:continue-numbering="true" text:style-name="List_20_1">
        <text:list-item>
          <text:list>
            <text:list-item>
              <text:list>
                <text:list-item>
                  <text:h text:style-name="P28" text:outline-level="3">IndividualCPUTime</text:h>
                </text:list-item>
              </text:list>
            </text:list-item>
          </text:list>
        </text:list-item>
      </text:list>
      <text:p text:style-name="Standard">This is an optional scalable time element where the Value subelement specifies the number of CPU seconds required individually on every node of the computing element used by (a multi slot) grid job. There is no default value of this element. Multiplicity is zero or one.</text:p>
      <text:p text:style-name="Standard">Comment: new strcuture obsolates the IndividualCPUTime of the GFD136.</text:p>
      <text:list xml:id="list1264242023" text:continue-numbering="true" text:style-name="List_20_1">
        <text:list-item>
          <text:list>
            <text:list-item>
              <text:list>
                <text:list-item>
                  <text:h text:style-name="P28" text:outline-level="3">TotalCPUTime</text:h>
                </text:list-item>
              </text:list>
            </text:list-item>
          </text:list>
        </text:list-item>
      </text:list>
      <text:p text:style-name="Standard">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Standard">Comment: new strcuture obsolates the TotalCPUTime of the GFD136. </text:p>
      <text:list xml:id="list146405131" text:continue-numbering="true" text:style-name="List_20_1">
        <text:list-item>
          <text:list>
            <text:list-item>
              <text:list>
                <text:list-item>
                  <text:h text:style-name="P28" text:outline-level="3">IndividualWallTime</text:h>
                </text:list-item>
              </text:list>
            </text:list-item>
          </text:list>
        </text:list-item>
      </text:list>
      <text:p text:style-name="Standard">This is an optional scalable time element where the Value subelement specifies the wall clock time of single slot job or every element of a multi slot job.There is no default value of this element. <text:soft-page-break/>Multiplicity is zero or one.</text:p>
      <text:p text:style-name="Standard">Comment: it obsolates the WallTimeLimit of the Posix of the GFD 136.</text:p>
      <text:list xml:id="list996188890" text:continue-numbering="true" text:style-name="List_20_1">
        <text:list-item>
          <text:list>
            <text:list-item>
              <text:list>
                <text:list-item>
                  <text:h text:style-name="P28" text:outline-level="3">TotalWallTime</text:h>
                </text:list-item>
              </text:list>
            </text:list-item>
          </text:list>
        </text:list-item>
      </text:list>
      <text:p text:style-name="Standard">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Standard">Comment: new.</text:p>
      <text:list xml:id="list398090206" text:continue-numbering="true" text:style-name="List_20_1">
        <text:list-item>
          <text:list>
            <text:list-item>
              <text:list>
                <text:list-item>
                  <text:h text:style-name="P28" text:outline-level="3">Homogeneous</text:h>
                </text:list-item>
              </text:list>
            </text:list-item>
          </text:list>
        </text:list-item>
      </text:list>
      <text:p text:style-name="Text_20_body">This optional boolean element<text:span text:style-name="T1"> defines wether the job is required to be run on compting element with a single type of Execution Environment as defined in the GLUE2 Homogenous attribute. Multiplicity zero or one. The default value is false. </text:span></text:p>
      <text:p text:style-name="Text_20_body"><text:span text:style-name="T1">Comment: new. </text:span></text:p>
      <text:list xml:id="list524459825" text:continue-numbering="true" text:style-name="List_20_1">
        <text:list-item>
          <text:list>
            <text:list-item>
              <text:list>
                <text:list-item>
                  <text:h text:style-name="P28" text:outline-level="3">Benchmark</text:h>
                </text:list-item>
              </text:list>
            </text:list-item>
          </text:list>
        </text:list-item>
      </text:list>
      <text:p text:style-name="Text_20_body">This complex optional element enables the request of clusters with specific benchmark results advetised accroding to the GLUE2 Benchmark element. Multiplicity is on or more. If multiple elements are given they are connectied by OR logical operation.</text:p>
      <text:p text:style-name="Text_20_body">Comment: new.</text:p>
      <text:list xml:id="list557319475" text:continue-numbering="true" text:style-name="List_20_1">
        <text:list-item>
          <text:list>
            <text:list-item>
              <text:list>
                <text:list-item>
                  <text:list>
                    <text:list-item>
                      <text:h text:style-name="P28" text:outline-level="3">Type</text:h>
                    </text:list-item>
                  </text:list>
                </text:list-item>
              </text:list>
            </text:list-item>
          </text:list>
        </text:list-item>
      </text:list>
      <text:p text:style-name="Text_20_body">Mandatory element specify the type of the benchmark used to obtain the Value. Multiplicity is one. <text:s text:c="2"/>It is an open enumeration with values of the GLUE2 Benchmark_t type:</text:p>
      <text:list xml:id="list926159746" text:continue-list="list487583378" text:style-name="L9">
        <text:list-item>
          <text:p text:style-name="P63">bogomips</text:p>
        </text:list-item>
        <text:list-item>
          <text:p text:style-name="P63">cfp2006</text:p>
        </text:list-item>
        <text:list-item>
          <text:p text:style-name="P63">cint2006</text:p>
        </text:list-item>
        <text:list-item>
          <text:p text:style-name="P63">linpack</text:p>
        </text:list-item>
        <text:list-item>
          <text:p text:style-name="P63">specfp2000</text:p>
        </text:list-item>
        <text:list-item>
          <text:p text:style-name="P63">specint2000</text:p>
        </text:list-item>
      </text:list>
      <text:list xml:id="list239305554" text:continue-list="list557319475" text:style-name="List_20_1">
        <text:list-item>
          <text:list>
            <text:list-item>
              <text:list>
                <text:list-item>
                  <text:list>
                    <text:list-item>
                      <text:h text:style-name="P28" text:outline-level="3">Value</text:h>
                    </text:list-item>
                  </text:list>
                </text:list-item>
              </text:list>
            </text:list-item>
          </text:list>
        </text:list-item>
      </text:list>
      <text:p text:style-name="Text_20_body">Mandatory integer range element specify the requested result range of the benchmark defined by Type. Multiplicity is one. </text:p>
      <text:list xml:id="list1152986882" text:continue-numbering="true" text:style-name="List_20_1">
        <text:list-item>
          <text:list>
            <text:list-item>
              <text:list>
                <text:list-item>
                  <text:h text:style-name="P28" text:outline-level="3">CEType</text:h>
                </text:list-item>
              </text:list>
            </text:list-item>
          </text:list>
        </text:list-item>
      </text:list>
      <text:p text:style-name="Standard">This optional<text:change-start text:change-id="ct395977584"/> <text:span text:style-name="DataType">SoftwareRequirement</text:span><text:change-end text:change-id="ct395977584"/> <text:change text:change-id="ct363576864"/>element defines the requested computing service implementation type. There is no default value of this element the Family sub element of the Software subelement of the SoftwareRequirement is not used in the CEType. Multiplicity is one or more.</text:p>
      <text:p text:style-name="Standard"><text:change text:change-id="ct438687744"/>Comment: new.</text:p>
      <text:list xml:id="list739506881" text:continue-numbering="true" text:style-name="List_20_1">
        <text:list-item>
          <text:list>
            <text:list-item>
              <text:list>
                <text:list-item>
                  <text:h text:style-name="P28" text:outline-level="3"><text:soft-page-break/>SlotRequirement</text:h>
                </text:list-item>
              </text:list>
            </text:list-item>
          </text:list>
        </text:list-item>
      </text:list>
      <text:p text:style-name="Standard">This optional complex element specify the requested<text:span text:style-name="T9">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Standard"><text:span text:style-name="T9"/></text:p>
      <text:p text:style-name="Standard"><text:span text:style-name="T9">Comment: new and obsolates TotalCPUCount of the GFD 136 and reuses elements from the SPMD profile GFD 115.</text:span></text:p>
      <text:list xml:id="list638211766" text:continue-numbering="true" text:style-name="List_20_1">
        <text:list-item>
          <text:list>
            <text:list-item>
              <text:list>
                <text:list-item>
                  <text:list>
                    <text:list-item>
                      <text:p text:style-name="P57">NumberOfSlots</text:p>
                    </text:list-item>
                  </text:list>
                </text:list-item>
              </text:list>
            </text:list-item>
          </text:list>
        </text:list-item>
      </text:list>
      <text:p text:style-name="P21">This mandatory integer range element specify the total number of slots where the separate instances of the executable of the parallel application (multi slot job) requested to run.</text:p>
      <text:p text:style-name="P21">Slot is a portion of exectubale time offerd by a logical CPU. Logical CPU correspondes to a CPU as visible by the Operating System running on either real or virtual machine. The slots can be thread, process etc. Multiplicity is one.</text:p>
      <text:list xml:id="list1125746032" text:continue-numbering="true" text:style-name="List_20_1">
        <text:list-item>
          <text:list>
            <text:list-item>
              <text:list>
                <text:list-item>
                  <text:list>
                    <text:list-item>
                      <text:p text:style-name="P57">ProcessPerHost</text:p>
                    </text:list-item>
                  </text:list>
                </text:list-item>
              </text:list>
            </text:list-item>
          </text:list>
        </text:list-item>
      </text:list>
      <text:p text:style-name="P21">This optional integer element specifies the number of instances of the executable that the consuming system MUST start per host. There is no default value of this element. Multiplicity is zero or one.</text:p>
      <text:list xml:id="list316557742" text:continue-numbering="true" text:style-name="List_20_1">
        <text:list-item>
          <text:list>
            <text:list-item>
              <text:list>
                <text:list-item>
                  <text:list>
                    <text:list-item>
                      <text:p text:style-name="P57">ThreadsPerProcesses</text:p>
                    </text:list-item>
                  </text:list>
                </text:list-item>
              </text:list>
            </text:list-item>
          </text:list>
        </text:list-item>
      </text:list>
      <text:p text:style-name="P21">This optional integer element specifies the number of threads per process (i.e., per instance of the executable). There is no default value of this element. Multiplicity is zero or one.</text:p>
      <text:list xml:id="list302904163" text:continue-numbering="true" text:style-name="List_20_1">
        <text:list-item>
          <text:list>
            <text:list-item>
              <text:list>
                <text:list-item>
                  <text:list>
                    <text:list-item>
                      <text:p text:style-name="P57">SPMDVariation</text:p>
                    </text:list-item>
                  </text:list>
                </text:list-item>
              </text:list>
            </text:list-item>
          </text:list>
        </text:list-item>
      </text:list>
      <text:p text:style-name="P42">This optional element defines the type of multi-slot application. There is no default value of this element. It is a open enumeration with values of from the GFD 115.</text:p>
      <text:list xml:id="list1187341417" text:style-name="L10">
        <text:list-item>
          <text:p text:style-name="P43">MPI Any MPI environment </text:p>
        </text:list-item>
        <text:list-item>
          <text:p text:style-name="P43">GridMPI The GridMPI environment2 </text:p>
        </text:list-item>
        <text:list-item>
          <text:p text:style-name="P43">IntelMPI The Intel MPI environment3 </text:p>
        </text:list-item>
        <text:list-item>
          <text:p text:style-name="P43">LAM-MPI The LAM/MPI environment4 </text:p>
        </text:list-item>
        <text:list-item>
          <text:p text:style-name="P43">MPICH1 The MPICH version 1 environment5 <text:s/></text:p>
        </text:list-item>
        <text:list-item>
          <text:p text:style-name="P43">MPICH2 The MPICH version 2 environment6 </text:p>
        </text:list-item>
        <text:list-item>
          <text:p text:style-name="P43">MPICH-GM The MPICH-GM environment7 </text:p>
        </text:list-item>
        <text:list-item>
          <text:p text:style-name="P43">MPICH-MX The MPICH-MX environment8 </text:p>
        </text:list-item>
        <text:list-item>
          <text:p text:style-name="P43">MVAPICH The MVAPICH (MPI-1) environment9 </text:p>
        </text:list-item>
        <text:list-item>
          <text:p text:style-name="P43">MVAPICH2 The MVAPICH2 (MPI-2) environment10 </text:p>
        </text:list-item>
        <text:list-item>
          <text:p text:style-name="P43">OpenMPI The Open MPI environment11 </text:p>
        </text:list-item>
        <text:list-item>
          <text:p text:style-name="P43">POE The POE (IBM MPI) environment12 </text:p>
        </text:list-item>
        <text:list-item>
          <text:p text:style-name="P43">PVM A Parallel Virtual Machine environment13 </text:p>
        </text:list-item>
      </text:list>
      <text:list xml:id="list607952139" text:continue-list="list302904163" text:style-name="List_20_1">
        <text:list-item>
          <text:list>
            <text:list-item>
              <text:list>
                <text:list-item>
                  <text:h text:style-name="P28" text:outline-level="3">CandidateTarget</text:h>
                </text:list-item>
              </text:list>
            </text:list-item>
          </text:list>
        </text:list-item>
      </text:list>
      <text:p text:style-name="P9">This optional complex element represents the computing service prefered to be used. Multiplicity is <text:s/>zero or more. There is no default value of this element.</text:p>
      <text:p text:style-name="P9">Comment: the new structure obsolates the CandidateHosts, HostName of the GFD 136.</text:p>
      <text:list xml:id="list1505819382" text:continue-numbering="true" text:style-name="List_20_1">
        <text:list-item>
          <text:list>
            <text:list-item>
              <text:list>
                <text:list-item>
                  <text:list>
                    <text:list-item>
                      <text:p text:style-name="P56"><text:soft-page-break/>EndPointURL</text:p>
                    </text:list-item>
                  </text:list>
                </text:list-item>
              </text:list>
            </text:list-item>
          </text:list>
        </text:list-item>
      </text:list>
      <text:p text:style-name="Text_20_body">This mandatory element contains the computing element endpoint's URL. Multiplicity is one.</text:p>
      <text:list xml:id="list1592985014" text:continue-numbering="true" text:style-name="List_20_1">
        <text:list-item>
          <text:list>
            <text:list-item>
              <text:list>
                <text:list-item>
                  <text:list>
                    <text:list-item>
                      <text:p text:style-name="P56">QueueName</text:p>
                    </text:list-item>
                  </text:list>
                </text:list-item>
              </text:list>
            </text:list-item>
          </text:list>
        </text:list-item>
      </text:list>
      <text:p text:style-name="Text_20_body">This optional string element defines the name of the prefered queue. Multiplicity is zero or one. There is no default value of this element.</text:p>
      <text:list xml:id="list2001914784" text:continue-numbering="true" text:style-name="List_20_1">
        <text:list-item>
          <text:list>
            <text:list-item>
              <text:list>
                <text:list-item>
                  <text:h text:style-name="P28" text:outline-level="3">RunTimeEnvironment</text:h>
                </text:list-item>
              </text:list>
            </text:list-item>
          </text:list>
        </text:list-item>
      </text:list>
      <text:p text:style-name="P9">This optional <text:change text:change-id="ct1250738608"/><text:change-start text:change-id="ct1083667968"/><text:span text:style-name="DataType">SoftwareRequirement</text:span> <text:change-end text:change-id="ct1083667968"/>element <text:change text:change-id="ct418425104"/>define<text:change-start text:change-id="ct440647920"/>s<text:change-end text:change-id="ct440647920"/> the<text:change text:change-id="ct1186992288"/><text:change text:change-id="ct1146191072"/><text:change-start text:change-id="ct1258360304"/> <text:change-end text:change-id="ct1258360304"/><text:change-start text:change-id="ct422324016"/>runtime <text:change-end text:change-id="ct422324016"/><text:change text:change-id="ct325596864"/>environment<text:change text:change-id="ct1153703408"/><text:change text:change-id="ct1154087168"/><text:change-start text:change-id="ct1189142608"/> required by the job<text:change-end text:change-id="ct1189142608"/>. Multiplicity is zero or <text:change text:change-id="ct418731152"/><text:change-start text:change-id="ct1219120240"/>one<text:change-end text:change-id="ct1219120240"/>. There is no default value of this element.</text:p>
      <text:p text:style-name="P9"><text:change text:change-id="ct1244797056"/><text:change text:change-id="ct1154072288"/>Comment: the complex element obsolates the Application, ApplicationName, ApplicationVersion of the GFD 136.</text:p>
      <text:list xml:id="list789405127" text:continue-numbering="true" text:style-name="List_20_1">
        <text:list-item>
          <text:list>
            <text:list-item>
              <text:h text:style-name="P54" text:outline-level="2"><text:change text:change-id="ct358675968"/><text:change-start text:change-id="ct1230064448"/>Data<text:change-end text:change-id="ct1230064448"/>S<text:change-start text:change-id="ct1440384224"/>taging<text:change-end text:change-id="ct1440384224"/></text:h>
            </text:list-item>
          </text:list>
        </text:list-item>
      </text:list>
      <text:p text:style-name="Standard">Data staging is a optional complex element which desribes all the files and directories should be transferred to the computing element (stage in) and the files and directories that should be transfered from the computing element (stage out). The data movement can be performed by both the client and execution service.The Data staging element is composed of File and Directory subelements which order is not significant. Multiplicity is zero or one. There is no default value of this element.</text:p>
      <text:p text:style-name="Standard">Comment: the new structure largely redefines the DataStaging of the GFD 136.</text:p>
      <text:list xml:id="list1759409958" text:continue-numbering="true" text:style-name="List_20_1">
        <text:list-item>
          <text:list>
            <text:list-item>
              <text:list>
                <text:list-item>
                  <text:h text:style-name="P28" text:outline-level="3">File</text:h>
                </text:list-item>
              </text:list>
            </text:list-item>
          </text:list>
        </text:list-item>
      </text:list>
      <text:p text:style-name="Text_20_body">This is an optional complex element which defines stage in or stage out request of a file. Multiplicity is zero or more. The ordering of the Target and Source subelements not significant. The file data staging element MUST contain at least one Source or Target.</text:p>
      <text:list xml:id="list934756551" text:continue-numbering="true" text:style-name="List_20_1">
        <text:list-item>
          <text:list>
            <text:list-item>
              <text:list>
                <text:list-item>
                  <text:list>
                    <text:list-item>
                      <text:p text:style-name="P56">Name</text:p>
                    </text:list-item>
                  </text:list>
                </text:list-item>
              </text:list>
            </text:list-item>
          </text:list>
        </text:list-item>
      </text:list>
      <text:p text:style-name="Text_20_body">This mandatoy string element defines the name of the staging object on the execution service. Multiplicity is one. The name is given as a relative path to the session directory or cache.</text:p>
      <text:list xml:id="list844402840" text:continue-numbering="true" text:style-name="List_20_1">
        <text:list-item>
          <text:list>
            <text:list-item>
              <text:list>
                <text:list-item>
                  <text:list>
                    <text:list-item>
                      <text:p text:style-name="P56">Source</text:p>
                    </text:list-item>
                  </text:list>
                </text:list-item>
              </text:list>
            </text:list-item>
          </text:list>
        </text:list-item>
      </text:list>
      <text:p text:style-name="Standard">This optional complex element specifies the source location of the stage in data transfer of a file. Multiplicity zero or more. In case of multiple sources it up to the computing service implementation how utilize them. There is no default value of this element.</text:p>
      <text:list xml:id="list540520492" text:continue-numbering="true" text:style-name="List_20_1">
        <text:list-item>
          <text:list>
            <text:list-item>
              <text:list>
                <text:list-item>
                  <text:list>
                    <text:list-item>
                      <text:list>
                        <text:list-item>
                          <text:p text:style-name="P66">URL</text:p>
                        </text:list-item>
                      </text:list>
                    </text:list-item>
                  </text:list>
                </text:list-item>
              </text:list>
            </text:list-item>
          </text:list>
        </text:list-item>
      </text:list>
      <text:p text:style-name="Text_20_body">This mandatory URL element defines the source location of the file. Multiplicity is one. It is up to a user to make sure the computing service or the client is able communicate to the given data source.</text:p>
      <text:list xml:id="list2053493869" text:continue-numbering="true" text:style-name="List_20_1">
        <text:list-item>
          <text:list>
            <text:list-item>
              <text:list>
                <text:list-item>
                  <text:list>
                    <text:list-item>
                      <text:list>
                        <text:list-item>
                          <text:p text:style-name="P66">Threads</text:p>
                        </text:list-item>
                      </text:list>
                    </text:list-item>
                  </text:list>
                </text:list-item>
              </text:list>
            </text:list-item>
          </text:list>
        </text:list-item>
      </text:list>
      <text:p text:style-name="Standard">This optional integer element defines the number of threads which can be optionally used by execution service durging the stagin process. The default value is 1. Multiplicity is zero or one.</text:p>
      <text:list xml:id="list95693334" text:continue-numbering="true" text:style-name="List_20_1">
        <text:list-item>
          <text:list>
            <text:list-item>
              <text:list>
                <text:list-item>
                  <text:list>
                    <text:list-item>
                      <text:p text:style-name="P56">Target</text:p>
                    </text:list-item>
                  </text:list>
                </text:list-item>
              </text:list>
            </text:list-item>
          </text:list>
        </text:list-item>
      </text:list>
      <text:p text:style-name="Standard">This optional complex element specifies the target location of the stage out data transfer of a file. <text:soft-page-break/>Multiplicity zero or more. In case of multiple targets the execution service MUST upload the file to all the mandatory targets or at least one of the targets in case there was no mandatory element defined. There is no default value of this element. </text:p>
      <text:list xml:id="list1234024570" text:continue-numbering="true" text:style-name="List_20_1">
        <text:list-item>
          <text:list>
            <text:list-item>
              <text:list>
                <text:list-item>
                  <text:list>
                    <text:list-item>
                      <text:list>
                        <text:list-item>
                          <text:p text:style-name="P56">URL</text:p>
                        </text:list-item>
                      </text:list>
                    </text:list-item>
                  </text:list>
                </text:list-item>
              </text:list>
            </text:list-item>
          </text:list>
        </text:list-item>
      </text:list>
      <text:p text:style-name="Text_20_body">This mandatory URL element defines the target location of the file. Multiplicity is one. It is up to a user to make sure the computing service or the client is able communicate to the given data target.</text:p>
      <text:list xml:id="list1235296899" text:continue-numbering="true" text:style-name="List_20_1">
        <text:list-item>
          <text:list>
            <text:list-item>
              <text:list>
                <text:list-item>
                  <text:list>
                    <text:list-item>
                      <text:list>
                        <text:list-item>
                          <text:p text:style-name="P56">Threads</text:p>
                        </text:list-item>
                      </text:list>
                    </text:list-item>
                  </text:list>
                </text:list-item>
              </text:list>
            </text:list-item>
          </text:list>
        </text:list-item>
      </text:list>
      <text:p text:style-name="Standard">This optional integer element defines the number of threads which can be optionally used by execution service durging the stag out process. The default value is 1. Multiplicity is zero or one.</text:p>
      <text:list xml:id="list1144493932" text:continue-numbering="true" text:style-name="List_20_1">
        <text:list-item>
          <text:list>
            <text:list-item>
              <text:list>
                <text:list-item>
                  <text:list>
                    <text:list-item>
                      <text:list>
                        <text:list-item>
                          <text:p text:style-name="P56">Mandatory</text:p>
                        </text:list-item>
                      </text:list>
                    </text:list-item>
                  </text:list>
                </text:list-item>
              </text:list>
            </text:list-item>
          </text:list>
        </text:list-item>
      </text:list>
      <text:p text:style-name="Text_20_body">This optional boolean element defines if the given Target must be used during the stage out data transfer or <text:s/>not. Multiplicity is zero or one. There is no default value of this element.</text:p>
      <text:list xml:id="list1879900580" text:continue-numbering="true" text:style-name="List_20_1">
        <text:list-item>
          <text:list>
            <text:list-item>
              <text:list>
                <text:list-item>
                  <text:list>
                    <text:list-item>
                      <text:list>
                        <text:list-item>
                          <text:p text:style-name="P56">NeededReplica</text:p>
                        </text:list-item>
                      </text:list>
                    </text:list-item>
                  </text:list>
                </text:list-item>
              </text:list>
            </text:list-item>
          </text:list>
        </text:list-item>
      </text:list>
      <text:p text:style-name="Text_20_body">This optional integer element can be used to define the required count of the replicas on a given target storage system. The default value is 1. Multiplicity is zero or one.</text:p>
      <text:list xml:id="list943561384" text:continue-numbering="true" text:style-name="List_20_1">
        <text:list-item>
          <text:list>
            <text:list-item>
              <text:list>
                <text:list-item>
                  <text:list>
                    <text:list-item>
                      <text:p text:style-name="P56">KeepData</text:p>
                    </text:list-item>
                  </text:list>
                </text:list-item>
              </text:list>
            </text:list-item>
          </text:list>
        </text:list-item>
      </text:list>
      <text:p text:style-name="Standard">This optional boolean element specify wether the file required to be keep in the session directory after succesful stage out. Multiplicity is zero or one. The default value is false.</text:p>
      <text:list xml:id="list650859428" text:continue-numbering="true" text:style-name="List_20_1">
        <text:list-item>
          <text:list>
            <text:list-item>
              <text:list>
                <text:list-item>
                  <text:list>
                    <text:list-item>
                      <text:p text:style-name="P56">IsExecutable</text:p>
                    </text:list-item>
                  </text:list>
                </text:list-item>
              </text:list>
            </text:list-item>
          </text:list>
        </text:list-item>
      </text:list>
      <text:p text:style-name="Text_20_body">This optional boolean element specify wether the executable flag has to be put on the file or not. Multiplicity is zero or one. The default value is false.</text:p>
      <text:list xml:id="list1094120213" text:continue-numbering="true" text:style-name="List_20_1">
        <text:list-item>
          <text:list>
            <text:list-item>
              <text:list>
                <text:list-item>
                  <text:list>
                    <text:list-item>
                      <text:p text:style-name="P56">DownloadToCache</text:p>
                    </text:list-item>
                  </text:list>
                </text:list-item>
              </text:list>
            </text:list-item>
          </text:list>
        </text:list-item>
      </text:list>
      <text:p text:style-name="Standard">This optional boolean value specifies if the file is to be saged in to the cache instead of the session directory. Multiplicity is zero or one. The default value is false.</text:p>
      <text:list xml:id="list1357362265" text:continue-numbering="true" text:style-name="List_20_1">
        <text:list-item>
          <text:list>
            <text:list-item>
              <text:list>
                <text:list-item>
                  <text:list>
                    <text:list-item>
                      <text:p text:style-name="P56">DataIndexingService</text:p>
                    </text:list-item>
                  </text:list>
                </text:list-item>
              </text:list>
            </text:list-item>
          </text:list>
        </text:list-item>
      </text:list>
      <text:p text:style-name="Standard">This optional URL element contains the location of the data indexing service. Multiplicity is zero or more. There is no default value of this element. It is up to a user to make sure the computing service is able communicate to the given data indexing service.</text:p>
      <text:list xml:id="list1850217409" text:continue-numbering="true" text:style-name="List_20_1">
        <text:list-item>
          <text:list>
            <text:list-item>
              <text:list>
                <text:list-item>
                  <text:h text:style-name="P28" text:outline-level="3">Directory</text:h>
                </text:list-item>
              </text:list>
            </text:list-item>
          </text:list>
        </text:list-item>
      </text:list>
      <text:p text:style-name="Text_20_body">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Text_20_body">Separate element for directory required because the handling at the computing element side of the directory may differs from the files.The involved data transfer operations are always assumed to be recursive.</text:p>
      <text:p text:style-name="Text_20_body">Currently the Directory element has the same set of subelements as the File element.</text:p>
      <text:list xml:id="list274712491" text:continue-numbering="true" text:style-name="List_20_1">
        <text:list-item>
          <text:list>
            <text:list-item>
              <text:h text:style-name="P53" text:outline-level="2"><text:change text:change-id="ct438319744"/><text:change-start text:change-id="ct308064064"/><text:soft-page-break/>JobMetaData<text:change-end text:change-id="ct308064064"/></text:h>
            </text:list-item>
          </text:list>
        </text:list-item>
      </text:list>
      <text:p text:style-name="P22">This is an optional complex element which describe the context in which the job description was generated and provide some further instruction how the specified requirements can be interpretered.</text:p>
      <text:p text:style-name="P22">Comment: new.</text:p>
      <text:list xml:id="list1384406822" text:continue-numbering="true" text:style-name="List_20_1">
        <text:list-item>
          <text:list>
            <text:list-item>
              <text:list>
                <text:list-item>
                  <text:h text:style-name="P28" text:outline-level="3">Author</text:h>
                </text:list-item>
              </text:list>
            </text:list-item>
          </text:list>
        </text:list-item>
      </text:list>
      <text:p text:style-name="P25">This optional string element may contain the identifier of the creator of the job description. Multiplicity zero or one. There is no default value of this element.</text:p>
      <text:list xml:id="list1121553744" text:continue-numbering="true" text:style-name="List_20_1">
        <text:list-item>
          <text:list>
            <text:list-item>
              <text:list>
                <text:list-item>
                  <text:h text:style-name="P28" text:outline-level="3">DocumentExpiration</text:h>
                </text:list-item>
              </text:list>
            </text:list-item>
          </text:list>
        </text:list-item>
      </text:list>
      <text:p text:style-name="P9">This optional date element contains a date and time when the job request became irrelevant. Multiplicity is zero or one.<text:span text:style-name="T1">There is no default value of this element.</text:span></text:p>
      <text:list xml:id="list723733677" text:continue-numbering="true" text:style-name="List_20_1">
        <text:list-item>
          <text:list>
            <text:list-item>
              <text:list>
                <text:list-item>
                  <text:h text:style-name="P28" text:outline-level="3">Rank</text:h>
                </text:list-item>
              </text:list>
            </text:list-item>
          </text:list>
        </text:list-item>
      </text:list>
      <text:p text:style-name="P9">This optional string element states how to rank computing elements that have already met the other requirements. Multiplicity is zero or one. <text:span text:style-name="T1">There is no default value of this element.</text:span></text:p>
      <text:list xml:id="list1825944366" text:continue-numbering="true" text:style-name="List_20_1">
        <text:list-item>
          <text:list>
            <text:list-item>
              <text:list>
                <text:list-item>
                  <text:h text:style-name="P28" text:outline-level="3">FuzzyRank</text:h>
                </text:list-item>
              </text:list>
            </text:list-item>
          </text:list>
        </text:list-item>
      </text:list>
      <text:p text:style-name="P26">This optional boolean element enables fuzzyness in the ranking computation. Multiplicity is zero of one. The default value is false.</text:p>
      <text:p text:style-name="P26"/>
      <text:list xml:id="list339571720" text:continue-numbering="true" text:style-name="List_20_1">
        <text:list-item>
          <text:h text:style-name="P50" text:outline-level="1"><text:span text:style-name="T1">XML Ren</text:span><text:change text:change-id="ct1121628192"/><text:change-start text:change-id="ct422201904"/><text:span text:style-name="T1">dering</text:span><text:change-end text:change-id="ct422201904"/><text:change-start text:change-id="ct411135200"/></text:h>
        </text:list-item>
      </text:list>
      <text:p text:style-name="Standard">Below the Root element and high level structure of the XML representation of the data model.</text:p>
      <text:p text:style-name="Standard"/>
      <text:p text:style-name="P55"><text:span text:style-name="T12">&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text:span><text:change-end text:change-id="ct411135200"/><text:span text:style-name="T12">/</text:span><text:change-start text:change-id="ct1404388864"/><text:span text:style-name="T12">&gt;?<text:line-break/>&lt;/JobSepcification&gt;</text:span><text:change-end text:change-id="ct1404388864"/></text:p>
      <text:p text:style-name="P5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face style:name="Helvetica" svg:font-family="Helvetica" style:font-family-generic="swiss"/>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list-style-name="" style:class="text" style:master-page-name="">
      <style:paragraph-properties fo:margin-top="0.1665in" fo:margin-bottom="0.0835in"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Standard">
      <style:paragraph-properties fo:margin-left="0.0835in" fo:margin-right="0in" fo:margin-top="0.0835in" fo:margin-bottom="0in" fo:text-align="start" style:justify-single-word="false" fo:text-indent="0in" style:auto-text-indent="false" fo:background-color="#f2f2f2">
        <style:background-image/>
      </style:paragraph-properties>
      <style:text-properties style:font-name="Courier New" style:font-name-complex="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2in"/>
      </text:list-level-style-number>
      <text:list-level-style-number text:level="2" style:num-prefix=" " style:num-suffix=" " style:num-format="1" text:display-levels="2">
        <style:list-level-properties text:min-label-width="0.2in"/>
      </text:list-level-style-number>
      <text:list-level-style-number text:level="3" style:num-prefix=" " style:num-suffix=" " style:num-format="1" text:display-levels="3">
        <style:list-level-properties text:min-label-width="0.2in"/>
      </text:list-level-style-number>
      <text:list-level-style-number text:level="4" style:num-prefix=" " style:num-suffix=" " style:num-format="1" text:display-levels="4">
        <style:list-level-properties text:min-label-width="0.2in"/>
      </text:list-level-style-number>
      <text:list-level-style-number text:level="5" style:num-prefix=" " style:num-suffix=" " style:num-format="1" text:display-levels="5">
        <style:list-level-properties text:min-label-width="0.2in"/>
      </text:list-level-style-number>
      <text:list-level-style-number text:level="6" style:num-prefix=" " style:num-suffix=" " style:num-format="1" text:display-levels="6">
        <style:list-level-properties text:min-label-width="0.2in"/>
      </text:list-level-style-number>
      <text:list-level-style-number text:level="7" style:num-prefix=" " style:num-suffix=" " style:num-format="1" text:display-levels="7">
        <style:list-level-properties text:min-label-width="0.2in"/>
      </text:list-level-style-number>
      <text:list-level-style-number text:level="8" style:num-prefix=" " style:num-suffix=" " style:num-format="1" text:display-levels="8">
        <style:list-level-properties text:min-label-width="0.2in"/>
      </text:list-level-style-number>
      <text:list-level-style-number text:level="9" style:num-prefix=" " style:num-suffix=" " style:num-format="1" text:display-levels="9">
        <style:list-level-properties text:min-label-width="0.2in"/>
      </text:list-level-style-number>
      <text:list-level-style-number text:level="10" style:num-prefix=" " style:num-suffix=" " style:num-format="1" text:display-levels="10">
        <style:list-level-properties text:min-label-width="0.2in"/>
      </text:list-level-style-number>
    </text:list-style>
    <text:list-style style:name="Numbering_20_2" style:display-name="Numbering 2">
      <text:list-level-style-number text:level="1" text:style-name="Numbering_20_Symbols" style:num-prefix=" " style:num-suffix=" " style:num-format="1">
        <style:list-level-properties text:min-label-width="0.15in"/>
      </text:list-level-style-number>
      <text:list-level-style-number text:level="2" text:style-name="Numbering_20_Symbols" style:num-prefix=" " style:num-suffix=" " style:num-format="1" text:start-value="2" text:display-levels="2">
        <style:list-level-properties text:min-label-width="0.15in"/>
      </text:list-level-style-number>
      <text:list-level-style-number text:level="3" text:style-name="Numbering_20_Symbols" style:num-prefix=" " style:num-suffix=" " style:num-format="1" text:start-value="3" text:display-levels="3">
        <style:list-level-properties text:min-label-width="0.15in"/>
      </text:list-level-style-number>
      <text:list-level-style-number text:level="4" text:style-name="Numbering_20_Symbols" style:num-prefix=" " style:num-suffix=" " style:num-format="1" text:start-value="4" text:display-levels="4">
        <style:list-level-properties text:min-label-width="0.15in"/>
      </text:list-level-style-number>
      <text:list-level-style-number text:level="5" text:style-name="Numbering_20_Symbols" style:num-prefix=" " style:num-suffix=" " style:num-format="1" text:start-value="5" text:display-levels="5">
        <style:list-level-properties text:min-label-width="0.15in"/>
      </text:list-level-style-number>
      <text:list-level-style-number text:level="6" text:style-name="Numbering_20_Symbols" style:num-prefix=" " style:num-suffix=" " style:num-format="1" text:start-value="6" text:display-levels="6">
        <style:list-level-properties text:min-label-width="0.15in"/>
      </text:list-level-style-number>
      <text:list-level-style-number text:level="7" text:style-name="Numbering_20_Symbols" style:num-prefix=" " style:num-suffix=" " style:num-format="1" text:start-value="7" text:display-levels="7">
        <style:list-level-properties text:min-label-width="0.15in"/>
      </text:list-level-style-number>
      <text:list-level-style-number text:level="8" text:style-name="Numbering_20_Symbols" style:num-prefix=" " style:num-suffix=" " style:num-format="1" text:start-value="8" text:display-levels="8">
        <style:list-level-properties text:min-label-width="0.15in"/>
      </text:list-level-style-number>
      <text:list-level-style-number text:level="9" text:style-name="Numbering_20_Symbols" style:num-prefix=" " style:num-suffix=" " style:num-format="1" text:start-value="9" text:display-levels="9">
        <style:list-level-properties text:min-label-width="0.15in"/>
      </text:list-level-style-number>
      <text:list-level-style-number text:level="10" text:style-name="Numbering_20_Symbols" style:num-prefix=" " style:num-suffix=" " style:num-format="1" text:start-value="10" text:display-levels="10">
        <style:list-level-properties text:min-label-width="0.1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579in" text:min-label-width="0.1575in"/>
      </text:list-level-style-number>
      <text:list-level-style-number text:level="3" text:style-name="Numbering_20_Symbols" style:num-prefix=" " style:num-suffix=" " style:num-format="1" text:display-levels="3">
        <style:list-level-properties text:space-before="0.3146in" text:min-label-width="0.1575in"/>
      </text:list-level-style-number>
      <text:list-level-style-number text:level="4" text:style-name="Numbering_20_Symbols" style:num-prefix=" " style:num-suffix=" " style:num-format="1" text:display-levels="4">
        <style:list-level-properties text:space-before="0.4724in" text:min-label-width="0.1575in"/>
      </text:list-level-style-number>
      <text:list-level-style-number text:level="5" text:style-name="Numbering_20_Symbols" style:num-prefix=" " style:num-suffix=" " style:num-format="1" text:display-levels="5">
        <style:list-level-properties text:space-before="0.6299in" text:min-label-width="0.1575in"/>
      </text:list-level-style-number>
      <text:list-level-style-number text:level="6" text:style-name="Numbering_20_Symbols" style:num-prefix=" " style:num-suffix=" " style:num-format="1" text:display-levels="6">
        <style:list-level-properties text:space-before="0.7878in" text:min-label-width="0.1575in"/>
      </text:list-level-style-number>
      <text:list-level-style-number text:level="7" text:style-name="Numbering_20_Symbols" style:num-prefix=" " style:num-suffix=" " style:num-format="1" text:display-levels="7">
        <style:list-level-properties text:space-before="0.9445in" text:min-label-width="0.1575in"/>
      </text:list-level-style-number>
      <text:list-level-style-number text:level="8" text:style-name="Numbering_20_Symbols" style:num-prefix=" " style:num-suffix=" " style:num-format="1" text:display-levels="8">
        <style:list-level-properties text:space-before="1.1024in" text:min-label-width="0.1575in"/>
      </text:list-level-style-number>
      <text:list-level-style-number text:level="9" text:style-name="Numbering_20_Symbols" style:num-prefix=" " style:num-suffix=" " style:num-format="1" text:display-levels="9">
        <style:list-level-properties text:space-before="1.2598in" text:min-label-width="0.1575in"/>
      </text:list-level-style-number>
      <text:list-level-style-number text:level="10" text:style-name="Numbering_20_Symbols" style:num-prefix=" " style:num-suffix=" " style:num-format="1" text:display-levels="10">
        <style:list-level-properties text:space-before="1.4177in" text:min-label-width="0.157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5</meta:generator>
    <meta:creation-date>2009-06-29T09:30:59</meta:creation-date>
    <dc:date>2009-07-07T17:01:12</dc:date>
    <meta:editing-cycles>137</meta:editing-cycles>
    <meta:editing-duration>PT31H01M00S</meta:editing-duration>
    <meta:document-statistic meta:table-count="0" meta:image-count="0" meta:object-count="0" meta:page-count="15" meta:paragraph-count="498" meta:word-count="4805" meta:character-count="30585"/>
    <meta:user-defined meta:name="Info 1"/>
    <meta:user-defined meta:name="Info 2"/>
    <meta:user-defined meta:name="Info 3"/>
    <meta:user-defined meta:name="Info 4"/>
  </office:meta>
</office:document-meta>
</file>